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4E00000014DF886ED1A2A269BB.png" manifest:media-type="image/png"/>
  <manifest:file-entry manifest:full-path="Pictures/10000001000000A700000014CABA67853E3317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5.8875in" fo:margin-left="0.1347in" fo:margin-top="0in" fo:margin-bottom="0in" table:align="left" style:writing-mode="lr-tb"/>
    </style:style>
    <style:style style:name="Table1.A" style:family="table-column">
      <style:table-column-properties style:column-width="0.3in"/>
    </style:style>
    <style:style style:name="Table1.B" style:family="table-column">
      <style:table-column-properties style:column-width="1.3965in"/>
    </style:style>
    <style:style style:name="Table1.E" style:family="table-column">
      <style:table-column-properties style:column-width="1.3979in"/>
    </style:style>
    <style:style style:name="Table1.1" style:family="table-row">
      <style:table-row-properties style:min-row-height="0.5056in" fo:keep-together="auto"/>
    </style:style>
    <style:style style:name="Table1.A1" style:family="table-cell">
      <style:table-cell-properties style:border-line-width-right="0.0035in 0.0035in 0.0035in" fo:padding-left="0.0069in" fo:padding-right="0.0049in" fo:padding-top="0in" fo:padding-bottom="0in" fo:border-left="1pt solid #000000" fo:border-right="0.75pt double #000000" fo:border-top="1pt solid #000000" fo:border-bottom="1pt solid #000000"/>
    </style:style>
    <style:style style:name="Table1.E1" style:family="table-cell">
      <style:table-cell-properties style:border-line-width-left="0.0035in 0.0035in 0.0035in" fo:padding-left="0.0069in" fo:padding-right="0.0049in" fo:padding-top="0in" fo:padding-bottom="0in" fo:border-left="0.75pt double #000000" fo:border-right="1pt solid #000000" fo:border-top="1pt solid #000000" fo:border-bottom="1pt solid #000000"/>
    </style:style>
    <style:style style:name="Table1.2" style:family="table-row">
      <style:table-row-properties style:min-row-height="0.2521in" fo:keep-together="auto"/>
    </style:style>
    <style:style style:name="Table1.A2" style:family="table-cell">
      <style:table-cell-properties fo:padding-left="0.0069in" fo:padding-right="0.0049in" fo:padding-top="0in" fo:padding-bottom="0in" fo:border="1pt solid #000000"/>
    </style:style>
    <style:style style:name="Table1.4" style:family="table-row">
      <style:table-row-properties style:min-row-height="0.1243in" fo:keep-together="auto"/>
    </style:style>
    <style:style style:name="Table1.5" style:family="table-row">
      <style:table-row-properties style:min-row-height="0.7625in" fo:keep-together="auto"/>
    </style:style>
    <style:style style:name="Table1.6" style:family="table-row">
      <style:table-row-properties style:min-row-height="0.5076in" fo:keep-together="auto"/>
    </style:style>
    <style:style style:name="Table1.7" style:family="table-row">
      <style:table-row-properties style:min-row-height="0.5042in" fo:keep-together="auto"/>
    </style:style>
    <style:style style:name="Table1.8" style:family="table-row">
      <style:table-row-properties style:min-row-height="0.2507in" fo:keep-together="auto"/>
    </style:style>
    <style:style style:name="Table1.9" style:family="table-row">
      <style:table-row-properties style:min-row-height="0.3792in" fo:keep-together="auto"/>
    </style:style>
    <style:style style:name="Table1.10" style:family="table-row">
      <style:table-row-properties style:min-row-height="0.2528in" fo:keep-together="auto"/>
    </style:style>
    <style:style style:name="Table1.12" style:family="table-row">
      <style:table-row-properties style:min-row-height="1.1472in" fo:keep-together="auto"/>
    </style:style>
    <style:style style:name="Table1.14" style:family="table-row">
      <style:table-row-properties style:min-row-height="0.759in" fo:keep-together="auto"/>
    </style:style>
    <style:style style:name="Table2" style:family="table">
      <style:table-properties style:width="5.8875in" fo:margin-left="0.1347in" fo:margin-top="0in" fo:margin-bottom="0in" table:align="left" style:writing-mode="lr-tb"/>
    </style:style>
    <style:style style:name="Table2.A" style:family="table-column">
      <style:table-column-properties style:column-width="0.3in"/>
    </style:style>
    <style:style style:name="Table2.B" style:family="table-column">
      <style:table-column-properties style:column-width="1.3965in"/>
    </style:style>
    <style:style style:name="Table2.E" style:family="table-column">
      <style:table-column-properties style:column-width="1.3979in"/>
    </style:style>
    <style:style style:name="Table2.1" style:family="table-row">
      <style:table-row-properties style:min-row-height="0.5076in" fo:keep-together="auto"/>
    </style:style>
    <style:style style:name="Table2.A1" style:family="table-cell">
      <style:table-cell-properties style:border-line-width-right="0.0035in 0.0035in 0.0035in" fo:padding-left="0.0069in" fo:padding-right="0.0049in" fo:padding-top="0in" fo:padding-bottom="0in" fo:border-left="1pt solid #000000" fo:border-right="0.75pt double #000000" fo:border-top="1pt solid #000000" fo:border-bottom="1pt solid #000000"/>
    </style:style>
    <style:style style:name="Table2.E1" style:family="table-cell">
      <style:table-cell-properties style:border-line-width-left="0.0035in 0.0035in 0.0035in" fo:padding-left="0.0069in" fo:padding-right="0.0049in" fo:padding-top="0in" fo:padding-bottom="0in" fo:border-left="0.75pt double #000000" fo:border-right="1pt solid #000000" fo:border-top="1pt solid #000000" fo:border-bottom="1pt solid #000000"/>
    </style:style>
    <style:style style:name="Table2.2" style:family="table-row">
      <style:table-row-properties style:min-row-height="0.2507in" fo:keep-together="auto"/>
    </style:style>
    <style:style style:name="Table2.A2" style:family="table-cell">
      <style:table-cell-properties fo:padding-left="0.0069in" fo:padding-right="0.0049in" fo:padding-top="0in" fo:padding-bottom="0in" fo:border="1pt solid #000000"/>
    </style:style>
    <style:style style:name="Table2.3" style:family="table-row">
      <style:table-row-properties style:min-row-height="2.5521in" fo:keep-together="auto"/>
    </style:style>
    <style:style style:name="Table2.4" style:family="table-row">
      <style:table-row-properties style:min-row-height="0.634in" fo:keep-together="auto"/>
    </style:style>
    <style:style style:name="Table2.5" style:family="table-row">
      <style:table-row-properties style:min-row-height="1.9083in" fo:keep-together="auto"/>
    </style:style>
    <style:style style:name="Table2.6" style:family="table-row">
      <style:table-row-properties style:min-row-height="0.7639in" fo:keep-together="auto"/>
    </style:style>
    <style:style style:name="Table2.8" style:family="table-row">
      <style:table-row-properties style:min-row-height="1.1458in" fo:keep-together="auto"/>
    </style:style>
    <style:style style:name="Table2.9" style:family="table-row">
      <style:table-row-properties style:min-row-height="0.2521in" fo:keep-together="auto"/>
    </style:style>
    <style:style style:name="Table2.10" style:family="table-row">
      <style:table-row-properties style:min-row-height="0.2528in" fo:keep-together="auto"/>
    </style:style>
    <style:style style:name="Table3" style:family="table">
      <style:table-properties style:width="5.8875in" fo:margin-left="0.1347in" fo:margin-top="0in" fo:margin-bottom="0in" table:align="left" style:writing-mode="lr-tb"/>
    </style:style>
    <style:style style:name="Table3.A" style:family="table-column">
      <style:table-column-properties style:column-width="0.3in"/>
    </style:style>
    <style:style style:name="Table3.B" style:family="table-column">
      <style:table-column-properties style:column-width="1.3965in"/>
    </style:style>
    <style:style style:name="Table3.E" style:family="table-column">
      <style:table-column-properties style:column-width="1.3979in"/>
    </style:style>
    <style:style style:name="Table3.1" style:family="table-row">
      <style:table-row-properties style:min-row-height="0.5076in" fo:keep-together="auto"/>
    </style:style>
    <style:style style:name="Table3.A1" style:family="table-cell">
      <style:table-cell-properties style:border-line-width-right="0.0035in 0.0035in 0.0035in" fo:padding-left="0.0069in" fo:padding-right="0.0049in" fo:padding-top="0in" fo:padding-bottom="0in" fo:border-left="1pt solid #000000" fo:border-right="0.75pt double #000000" fo:border-top="1pt solid #000000" fo:border-bottom="1pt solid #000000"/>
    </style:style>
    <style:style style:name="Table3.E1" style:family="table-cell">
      <style:table-cell-properties style:border-line-width-left="0.0035in 0.0035in 0.0035in" fo:padding-left="0.0069in" fo:padding-right="0.0049in" fo:padding-top="0in" fo:padding-bottom="0in" fo:border-left="0.75pt double #000000" fo:border-right="1pt solid #000000" fo:border-top="1pt solid #000000" fo:border-bottom="1pt solid #000000"/>
    </style:style>
    <style:style style:name="Table3.2" style:family="table-row">
      <style:table-row-properties style:min-row-height="0.2507in" fo:keep-together="auto"/>
    </style:style>
    <style:style style:name="Table3.A2" style:family="table-cell">
      <style:table-cell-properties fo:padding-left="0.0069in" fo:padding-right="0.0049in" fo:padding-top="0in" fo:padding-bottom="0in" fo:border="1pt solid #000000"/>
    </style:style>
    <style:style style:name="Table3.4" style:family="table-row">
      <style:table-row-properties style:min-row-height="0.3785in" fo:keep-together="auto"/>
    </style:style>
    <style:style style:name="Table3.5" style:family="table-row">
      <style:table-row-properties style:min-row-height="0.2521in" fo:keep-together="auto"/>
    </style:style>
    <style:style style:name="Table3.6" style:family="table-row">
      <style:table-row-properties style:min-row-height="0.891in" fo:keep-together="auto"/>
    </style:style>
    <style:style style:name="Table3.8" style:family="table-row">
      <style:table-row-properties style:min-row-height="0.3792in" fo:keep-together="auto"/>
    </style:style>
    <style:style style:name="Table3.9" style:family="table-row">
      <style:table-row-properties style:min-row-height="0.7625in" fo:keep-together="auto"/>
    </style:style>
    <style:style style:name="Table3.10" style:family="table-row">
      <style:table-row-properties style:min-row-height="0.7611in" fo:keep-together="auto"/>
    </style:style>
    <style:style style:name="Table3.11" style:family="table-row">
      <style:table-row-properties style:min-row-height="0.5028in" fo:keep-together="auto"/>
    </style:style>
    <style:style style:name="Table3.12" style:family="table-row">
      <style:table-row-properties style:min-row-height="0.1243in" fo:keep-together="auto"/>
    </style:style>
    <style:style style:name="Table3.15" style:family="table-row">
      <style:table-row-properties style:min-row-height="1.2736in" fo:keep-together="auto"/>
    </style:style>
    <style:style style:name="Table4" style:family="table">
      <style:table-properties style:width="5.8875in" fo:margin-left="0.1347in" fo:margin-top="0in" fo:margin-bottom="0in" table:align="left" style:writing-mode="lr-tb"/>
    </style:style>
    <style:style style:name="Table4.A" style:family="table-column">
      <style:table-column-properties style:column-width="0.3in"/>
    </style:style>
    <style:style style:name="Table4.B" style:family="table-column">
      <style:table-column-properties style:column-width="1.3965in"/>
    </style:style>
    <style:style style:name="Table4.E" style:family="table-column">
      <style:table-column-properties style:column-width="1.3979in"/>
    </style:style>
    <style:style style:name="Table4.1" style:family="table-row">
      <style:table-row-properties style:min-row-height="0.5076in" fo:keep-together="auto"/>
    </style:style>
    <style:style style:name="Table4.A1" style:family="table-cell">
      <style:table-cell-properties style:border-line-width-right="0.0035in 0.0035in 0.0035in" fo:padding-left="0.0069in" fo:padding-right="0.0049in" fo:padding-top="0in" fo:padding-bottom="0in" fo:border-left="1pt solid #000000" fo:border-right="0.75pt double #000000" fo:border-top="1pt solid #000000" fo:border-bottom="1pt solid #000000"/>
    </style:style>
    <style:style style:name="Table4.E1" style:family="table-cell">
      <style:table-cell-properties style:border-line-width-left="0.0035in 0.0035in 0.0035in" fo:padding-left="0.0069in" fo:padding-right="0.0049in" fo:padding-top="0in" fo:padding-bottom="0in" fo:border-left="0.75pt double #000000" fo:border-right="1pt solid #000000" fo:border-top="1pt solid #000000" fo:border-bottom="1pt solid #000000"/>
    </style:style>
    <style:style style:name="Table4.2" style:family="table-row">
      <style:table-row-properties style:min-row-height="0.2507in" fo:keep-together="auto"/>
    </style:style>
    <style:style style:name="Table4.A2" style:family="table-cell">
      <style:table-cell-properties fo:padding-left="0.0069in" fo:padding-right="0.0049in" fo:padding-top="0in" fo:padding-bottom="0in" fo:border="1pt solid #000000"/>
    </style:style>
    <style:style style:name="Table4.3" style:family="table-row">
      <style:table-row-properties style:min-row-height="0.2521in" fo:keep-together="auto"/>
    </style:style>
    <style:style style:name="Table4.5" style:family="table-row">
      <style:table-row-properties style:min-row-height="0.8875in" fo:keep-together="auto"/>
    </style:style>
    <style:style style:name="Table4.7" style:family="table-row">
      <style:table-row-properties style:min-row-height="1.9125in" fo:keep-together="auto"/>
    </style:style>
    <style:style style:name="Table4.8" style:family="table-row">
      <style:table-row-properties style:min-row-height="2.6792in" fo:keep-together="auto"/>
    </style:style>
    <style:style style:name="Table4.9" style:family="table-row">
      <style:table-row-properties style:min-row-height="0.1243in" fo:keep-together="auto"/>
    </style:style>
    <style:style style:name="Table4.10" style:family="table-row">
      <style:table-row-properties style:min-row-height="0.3806in" fo:keep-together="auto"/>
    </style:style>
    <style:style style:name="Table5" style:family="table">
      <style:table-properties style:width="5.8875in" fo:margin-left="0.1347in" fo:margin-top="0in" fo:margin-bottom="0in" table:align="left" style:writing-mode="lr-tb"/>
    </style:style>
    <style:style style:name="Table5.A" style:family="table-column">
      <style:table-column-properties style:column-width="0.3in"/>
    </style:style>
    <style:style style:name="Table5.B" style:family="table-column">
      <style:table-column-properties style:column-width="1.3965in"/>
    </style:style>
    <style:style style:name="Table5.E" style:family="table-column">
      <style:table-column-properties style:column-width="1.3979in"/>
    </style:style>
    <style:style style:name="Table5.1" style:family="table-row">
      <style:table-row-properties style:min-row-height="0.5076in" fo:keep-together="auto"/>
    </style:style>
    <style:style style:name="Table5.A1" style:family="table-cell">
      <style:table-cell-properties style:border-line-width-right="0.0035in 0.0035in 0.0035in" fo:padding-left="0.0069in" fo:padding-right="0.0049in" fo:padding-top="0in" fo:padding-bottom="0in" fo:border-left="1pt solid #000000" fo:border-right="0.75pt double #000000" fo:border-top="1pt solid #000000" fo:border-bottom="1pt solid #000000"/>
    </style:style>
    <style:style style:name="Table5.E1" style:family="table-cell">
      <style:table-cell-properties style:border-line-width-left="0.0035in 0.0035in 0.0035in" fo:padding-left="0.0069in" fo:padding-right="0.0049in" fo:padding-top="0in" fo:padding-bottom="0in" fo:border-left="0.75pt double #000000" fo:border-right="1pt solid #000000" fo:border-top="1pt solid #000000" fo:border-bottom="1pt solid #000000"/>
    </style:style>
    <style:style style:name="Table5.2" style:family="table-row">
      <style:table-row-properties style:min-row-height="0.2507in" fo:keep-together="auto"/>
    </style:style>
    <style:style style:name="Table5.A2" style:family="table-cell">
      <style:table-cell-properties fo:padding-left="0.0069in" fo:padding-right="0.0049in" fo:padding-top="0in" fo:padding-bottom="0in" fo:border="1pt solid #000000"/>
    </style:style>
    <style:style style:name="Table5.3" style:family="table-row">
      <style:table-row-properties style:min-row-height="0.2521in" fo:keep-together="auto"/>
    </style:style>
    <style:style style:name="Table5.4" style:family="table-row">
      <style:table-row-properties style:min-row-height="0.3792in" fo:keep-together="auto"/>
    </style:style>
    <style:style style:name="Table5.5" style:family="table-row">
      <style:table-row-properties style:min-row-height="0.7625in" fo:keep-together="auto"/>
    </style:style>
    <style:style style:name="Table5.6" style:family="table-row">
      <style:table-row-properties style:min-row-height="0.7583in" fo:keep-together="auto"/>
    </style:style>
    <style:style style:name="Table5.7" style:family="table-row">
      <style:table-row-properties style:min-row-height="0.6354in" fo:keep-together="auto"/>
    </style:style>
    <style:style style:name="Table5.8" style:family="table-row">
      <style:table-row-properties style:min-row-height="0.2528in" fo:keep-together="auto"/>
    </style:style>
    <style:style style:name="Table5.10" style:family="table-row">
      <style:table-row-properties style:min-row-height="0.1243in" fo:keep-together="auto"/>
    </style:style>
    <style:style style:name="Table5.16" style:family="table-row">
      <style:table-row-properties style:min-row-height="0.3806in" fo:keep-together="auto"/>
    </style:style>
    <style:style style:name="Table6" style:family="table">
      <style:table-properties style:width="5.8875in" fo:margin-left="0.1347in" fo:margin-top="0in" fo:margin-bottom="0in" table:align="left" style:writing-mode="lr-tb"/>
    </style:style>
    <style:style style:name="Table6.A" style:family="table-column">
      <style:table-column-properties style:column-width="0.3in"/>
    </style:style>
    <style:style style:name="Table6.B" style:family="table-column">
      <style:table-column-properties style:column-width="1.3965in"/>
    </style:style>
    <style:style style:name="Table6.E" style:family="table-column">
      <style:table-column-properties style:column-width="1.3979in"/>
    </style:style>
    <style:style style:name="Table6.1" style:family="table-row">
      <style:table-row-properties style:min-row-height="0.5076in" fo:keep-together="auto"/>
    </style:style>
    <style:style style:name="Table6.A1" style:family="table-cell">
      <style:table-cell-properties style:border-line-width-right="0.0035in 0.0035in 0.0035in" fo:padding-left="0.0069in" fo:padding-right="0.0049in" fo:padding-top="0in" fo:padding-bottom="0in" fo:border-left="1pt solid #000000" fo:border-right="0.75pt double #000000" fo:border-top="1pt solid #000000" fo:border-bottom="1pt solid #000000"/>
    </style:style>
    <style:style style:name="Table6.E1" style:family="table-cell">
      <style:table-cell-properties style:border-line-width-left="0.0035in 0.0035in 0.0035in" fo:padding-left="0.0069in" fo:padding-right="0.0049in" fo:padding-top="0in" fo:padding-bottom="0in" fo:border-left="0.75pt double #000000" fo:border-right="1pt solid #000000" fo:border-top="1pt solid #000000" fo:border-bottom="1pt solid #000000"/>
    </style:style>
    <style:style style:name="Table6.2" style:family="table-row">
      <style:table-row-properties style:min-row-height="0.2507in" fo:keep-together="auto"/>
    </style:style>
    <style:style style:name="Table6.A2" style:family="table-cell">
      <style:table-cell-properties fo:padding-left="0.0069in" fo:padding-right="0.0049in" fo:padding-top="0in" fo:padding-bottom="0in" fo:border="1pt solid #000000"/>
    </style:style>
    <style:style style:name="Table6.3" style:family="table-row">
      <style:table-row-properties style:min-row-height="0.7625in" fo:keep-together="auto"/>
    </style:style>
    <style:style style:name="Table6.4" style:family="table-row">
      <style:table-row-properties style:min-row-height="0.3806in" fo:keep-together="auto"/>
    </style:style>
    <style:style style:name="Table6.6" style:family="table-row">
      <style:table-row-properties style:min-row-height="0.2493in" fo:keep-together="auto"/>
    </style:style>
    <style:style style:name="Table6.7" style:family="table-row">
      <style:table-row-properties style:min-row-height="0.1243in" fo:keep-together="auto"/>
    </style:style>
    <style:style style:name="Table6.10" style:family="table-row">
      <style:table-row-properties style:min-row-height="0.2528in" fo:keep-together="auto"/>
    </style:style>
    <style:style style:name="Table6.12" style:family="table-row">
      <style:table-row-properties style:min-row-height="0.2521in" fo:keep-together="auto"/>
    </style:style>
    <style:style style:name="Table8" style:family="table">
      <style:table-properties style:width="5.875in" fo:margin-left="0.1486in" fo:margin-top="0in" fo:margin-bottom="0in" table:align="left" style:writing-mode="lr-tb"/>
    </style:style>
    <style:style style:name="Table8.A" style:family="table-column">
      <style:table-column-properties style:column-width="0.6861in"/>
    </style:style>
    <style:style style:name="Table8.B" style:family="table-column">
      <style:table-column-properties style:column-width="1.5in"/>
    </style:style>
    <style:style style:name="Table8.C" style:family="table-column">
      <style:table-column-properties style:column-width="3.6889in"/>
    </style:style>
    <style:style style:name="Table8.1" style:family="table-row">
      <style:table-row-properties style:min-row-height="0.1243in" fo:keep-together="auto"/>
    </style:style>
    <style:style style:name="Table8.A1" style:family="table-cell">
      <style:table-cell-properties fo:padding-left="0.0049in" fo:padding-right="0.0049in" fo:padding-top="0in" fo:padding-bottom="0in" fo:border="0.75pt solid #000000"/>
    </style:style>
    <style:style style:name="Table8.2" style:family="table-row">
      <style:table-row-properties style:min-row-height="0.1875in" fo:keep-together="auto"/>
    </style:style>
    <style:style style:name="Table8.3" style:family="table-row">
      <style:table-row-properties style:min-row-height="0.2507in" fo:keep-together="auto"/>
    </style:style>
    <style:style style:name="Table8.5" style:family="table-row">
      <style:table-row-properties style:min-row-height="0.1896in" fo:keep-together="auto"/>
    </style:style>
    <style:style style:name="P1" style:family="paragraph" style:parent-style-name="Frame_20_contents">
      <style:paragraph-properties fo:margin-left="0.0138in" fo:margin-right="0in" fo:margin-top="0.0083in" fo:margin-bottom="0in" style:contextual-spacing="false" fo:text-align="start" style:justify-single-word="false" fo:text-indent="0in" style:auto-text-indent="false"/>
    </style:style>
    <style:style style:name="P2" style:family="paragraph" style:parent-style-name="Frame_20_contents">
      <style:paragraph-properties fo:margin-left="6in" fo:margin-right="0in" fo:margin-top="0.0083in" fo:margin-bottom="0in" style:contextual-spacing="false" fo:text-align="start" style:justify-single-word="false" fo:text-indent="0in" style:auto-text-indent="false"/>
    </style:style>
    <style:style style:name="P3" style:family="paragraph" style:parent-style-name="Frame_20_contents">
      <style:paragraph-properties fo:margin-left="0.0138in" fo:margin-right="0in" fo:margin-top="0.0008in" fo:margin-bottom="0in" style:contextual-spacing="false" fo:text-align="start" style:justify-single-word="false" fo:text-indent="0in" style:auto-text-indent="false">
        <style:tab-stops>
          <style:tab-stop style:position="6.9634in"/>
        </style:tab-stops>
      </style:paragraph-properties>
    </style:style>
    <style:style style:name="P4" style:family="paragraph" style:parent-style-name="Frame_20_contents">
      <style:paragraph-properties fo:margin-left="0.0173in" fo:margin-right="0.2598in" fo:margin-top="0.0098in" fo:margin-bottom="0in" style:contextual-spacing="false" fo:line-height="0.1429in" fo:text-align="center" style:justify-single-word="false" fo:text-indent="0in" style:auto-text-indent="false"/>
    </style:style>
    <style:style style:name="P5" style:family="paragraph" style:parent-style-name="List_20_Paragraph" style:list-style-name="WWNum1">
      <style:paragraph-properties fo:margin-left="0.5827in" fo:margin-right="0in" fo:margin-top="0in" fo:margin-bottom="0in" style:contextual-spacing="false" fo:line-height="100%" fo:text-align="start" style:justify-single-word="false" fo:text-indent="-0.5in" style:auto-text-indent="false">
        <style:tab-stops>
          <style:tab-stop style:position="0.5827in"/>
          <style:tab-stop style:position="0.5835in"/>
        </style:tab-stops>
      </style:paragraph-properties>
    </style:style>
    <style:style style:name="P6" style:family="paragraph" style:parent-style-name="Table_20_Paragraph">
      <style:paragraph-properties fo:line-height="0.1209in" fo:orphans="0" fo:widows="0"/>
    </style:style>
    <style:style style:name="P7" style:family="paragraph" style:parent-style-name="Table_20_Paragraph">
      <style:paragraph-properties fo:margin-left="0.0409in" fo:margin-right="0in" fo:line-height="0.1209in" fo:orphans="0" fo:widows="0" fo:text-indent="0in" style:auto-text-indent="false"/>
    </style:style>
    <style:style style:name="P8" style:family="paragraph" style:parent-style-name="Table_20_Paragraph">
      <style:paragraph-properties fo:margin-left="0.011in" fo:margin-right="0in" fo:line-height="0.1209in" fo:text-align="center" style:justify-single-word="false" fo:orphans="0" fo:widows="0" fo:text-indent="0in" style:auto-text-indent="false"/>
    </style:style>
    <style:style style:name="P9" style:family="paragraph" style:parent-style-name="Table_20_Paragraph">
      <style:paragraph-properties fo:margin-left="0.0484in" fo:margin-right="0.0366in" fo:line-height="0.1209in" fo:text-align="center" style:justify-single-word="false" fo:orphans="0" fo:widows="0" fo:text-indent="0in" style:auto-text-indent="false"/>
    </style:style>
    <style:style style:name="P10" style:family="paragraph" style:parent-style-name="Table_20_Paragraph">
      <style:paragraph-properties fo:margin-top="0.002in" fo:margin-bottom="0in" style:contextual-spacing="false" fo:orphans="0" fo:widows="0"/>
    </style:style>
    <style:style style:name="P11" style:family="paragraph" style:parent-style-name="Table_20_Paragraph">
      <style:paragraph-properties fo:margin-left="0.0409in" fo:margin-right="0.0953in" fo:margin-top="0.002in" fo:margin-bottom="0in" style:contextual-spacing="false" fo:orphans="0" fo:widows="0" fo:text-indent="0in" style:auto-text-indent="false"/>
    </style:style>
    <style:style style:name="P12" style:family="paragraph" style:parent-style-name="Table_20_Paragraph">
      <style:paragraph-properties fo:margin-left="0.0409in" fo:margin-right="0.0953in" fo:orphans="0" fo:widows="0" fo:text-indent="0in" style:auto-text-indent="false"/>
    </style:style>
    <style:style style:name="P13" style:family="paragraph" style:parent-style-name="Table_20_Paragraph">
      <style:paragraph-properties fo:margin-left="0.048in" fo:margin-right="0.0457in" fo:orphans="0" fo:widows="0" fo:text-indent="-0.0008in" style:auto-text-indent="false"/>
    </style:style>
    <style:style style:name="P14" style:family="paragraph" style:parent-style-name="Table_20_Paragraph">
      <style:paragraph-properties fo:margin-left="0.048in" fo:margin-right="0.0626in" fo:orphans="0" fo:widows="0" fo:text-indent="0in" style:auto-text-indent="false"/>
    </style:style>
    <style:style style:name="P15" style:family="paragraph" style:parent-style-name="Table_20_Paragraph">
      <style:paragraph-properties fo:margin-left="0.0409in" fo:margin-right="0.061in" fo:orphans="0" fo:widows="0" fo:text-indent="0in" style:auto-text-indent="false"/>
    </style:style>
    <style:style style:name="P16" style:family="paragraph" style:parent-style-name="Table_20_Paragraph">
      <style:paragraph-properties fo:margin-left="0.048in" fo:margin-right="0.1272in" fo:margin-top="0.0008in" fo:margin-bottom="0in" style:contextual-spacing="false" fo:orphans="0" fo:widows="0" fo:text-indent="0in" style:auto-text-indent="false"/>
    </style:style>
    <style:style style:name="P17" style:family="paragraph" style:parent-style-name="Table_20_Paragraph">
      <style:paragraph-properties fo:margin-left="0.0409in" fo:margin-right="0in" fo:margin-top="0.0008in" fo:margin-bottom="0in" style:contextual-spacing="false" fo:orphans="0" fo:widows="0" fo:text-indent="0in" style:auto-text-indent="false"/>
    </style:style>
    <style:style style:name="P18" style:family="paragraph" style:parent-style-name="Table_20_Paragraph">
      <style:paragraph-properties fo:margin-left="0.0409in" fo:margin-right="0in" fo:orphans="0" fo:widows="0" fo:text-indent="0in" style:auto-text-indent="false"/>
    </style:style>
    <style:style style:name="P19" style:family="paragraph" style:parent-style-name="Table_20_Paragraph">
      <style:paragraph-properties fo:margin-left="0.048in" fo:margin-right="0.0445in" fo:orphans="0" fo:widows="0" fo:text-indent="-0.0008in" style:auto-text-indent="false"/>
    </style:style>
    <style:style style:name="P20" style:family="paragraph" style:parent-style-name="Table_20_Paragraph">
      <style:paragraph-properties fo:margin-left="0.0409in" fo:margin-right="0.1437in" fo:orphans="0" fo:widows="0" fo:text-indent="0in" style:auto-text-indent="false"/>
    </style:style>
    <style:style style:name="P21" style:family="paragraph" style:parent-style-name="Table_20_Paragraph">
      <style:paragraph-properties fo:orphans="0" fo:widows="0"/>
    </style:style>
    <style:style style:name="P22" style:family="paragraph" style:parent-style-name="Table_20_Paragraph">
      <style:paragraph-properties fo:margin-left="0.048in" fo:margin-right="0.0291in" fo:orphans="0" fo:widows="0" fo:text-indent="0in" style:auto-text-indent="false"/>
    </style:style>
    <style:style style:name="P23" style:family="paragraph" style:parent-style-name="Table_20_Paragraph">
      <style:paragraph-properties fo:margin-left="0.0409in" fo:margin-right="0.2827in" fo:orphans="0" fo:widows="0" fo:text-indent="0in" style:auto-text-indent="false"/>
    </style:style>
    <style:style style:name="P24" style:family="paragraph" style:parent-style-name="Table_20_Paragraph">
      <style:paragraph-properties fo:margin-left="0.048in" fo:margin-right="0.4043in" fo:orphans="0" fo:widows="0" fo:text-indent="0in" style:auto-text-indent="false"/>
    </style:style>
    <style:style style:name="P25" style:family="paragraph" style:parent-style-name="Table_20_Paragraph">
      <style:paragraph-properties fo:margin-left="0.0409in" fo:margin-right="0.3862in" fo:orphans="0" fo:widows="0" fo:text-indent="0in" style:auto-text-indent="false"/>
    </style:style>
    <style:style style:name="P26" style:family="paragraph" style:parent-style-name="Table_20_Paragraph">
      <style:paragraph-properties fo:margin-left="0.048in" fo:margin-right="0.1319in" fo:orphans="0" fo:widows="0" fo:text-indent="-0.0008in" style:auto-text-indent="false"/>
    </style:style>
    <style:style style:name="P27" style:family="paragraph" style:parent-style-name="Table_20_Paragraph">
      <style:paragraph-properties fo:margin-left="0.048in" fo:margin-right="0.0736in" fo:orphans="0" fo:widows="0" fo:text-indent="0in" style:auto-text-indent="false"/>
    </style:style>
    <style:style style:name="P28" style:family="paragraph" style:parent-style-name="Table_20_Paragraph">
      <style:paragraph-properties fo:margin-left="0.048in" fo:margin-right="0.0862in" fo:orphans="0" fo:widows="0" fo:text-indent="0in" style:auto-text-indent="false"/>
    </style:style>
    <style:style style:name="P29" style:family="paragraph" style:parent-style-name="Table_20_Paragraph">
      <style:paragraph-properties fo:margin-left="0.0409in" fo:margin-right="0.3854in" fo:orphans="0" fo:widows="0" fo:text-indent="0in" style:auto-text-indent="false"/>
    </style:style>
    <style:style style:name="P30" style:family="paragraph" style:parent-style-name="Table_20_Paragraph">
      <style:paragraph-properties fo:margin-left="0.048in" fo:margin-right="0.1783in" fo:orphans="0" fo:widows="0" fo:text-indent="0in" style:auto-text-indent="false"/>
    </style:style>
    <style:style style:name="P31" style:family="paragraph" style:parent-style-name="Table_20_Paragraph">
      <style:paragraph-properties fo:margin-left="0.048in" fo:margin-right="0.2791in" fo:orphans="0" fo:widows="0" fo:text-indent="0in" style:auto-text-indent="false"/>
    </style:style>
    <style:style style:name="P32" style:family="paragraph" style:parent-style-name="Table_20_Paragraph">
      <style:paragraph-properties fo:margin-left="0.048in" fo:margin-right="0.0591in" fo:orphans="0" fo:widows="0" fo:text-indent="0in" style:auto-text-indent="false"/>
    </style:style>
    <style:style style:name="P33" style:family="paragraph" style:parent-style-name="Table_20_Paragraph">
      <style:paragraph-properties fo:margin-left="0.048in" fo:margin-right="0.0161in" fo:orphans="0" fo:widows="0" fo:text-indent="0in" style:auto-text-indent="false"/>
    </style:style>
    <style:style style:name="P34" style:family="paragraph" style:parent-style-name="Table_20_Paragraph">
      <style:paragraph-properties fo:margin-left="0.048in" fo:margin-right="0.022in" fo:orphans="0" fo:widows="0" fo:text-indent="0in" style:auto-text-indent="false"/>
    </style:style>
    <style:style style:name="P35" style:family="paragraph" style:parent-style-name="Table_20_Paragraph">
      <style:paragraph-properties fo:margin-left="0.048in" fo:margin-right="0.0457in" fo:margin-top="0.0008in" fo:margin-bottom="0in" style:contextual-spacing="false" fo:orphans="0" fo:widows="0" fo:text-indent="0in" style:auto-text-indent="false"/>
    </style:style>
    <style:style style:name="P36" style:family="paragraph" style:parent-style-name="Table_20_Paragraph">
      <style:paragraph-properties fo:margin-left="0.0409in" fo:margin-right="0.2102in" fo:orphans="0" fo:widows="0" fo:text-indent="0in" style:auto-text-indent="false"/>
    </style:style>
    <style:style style:name="P37" style:family="paragraph" style:parent-style-name="Table_20_Paragraph">
      <style:paragraph-properties fo:margin-left="0.048in" fo:margin-right="0.4134in" fo:orphans="0" fo:widows="0" fo:text-indent="0in" style:auto-text-indent="false"/>
    </style:style>
    <style:style style:name="P38" style:family="paragraph" style:parent-style-name="Table_20_Paragraph">
      <style:paragraph-properties fo:margin-left="0.048in" fo:margin-right="0.3016in" fo:orphans="0" fo:widows="0" fo:text-indent="0in" style:auto-text-indent="false"/>
    </style:style>
    <style:style style:name="P39" style:family="paragraph" style:parent-style-name="Table_20_Paragraph">
      <style:paragraph-properties fo:margin-left="0.048in" fo:margin-right="0.2925in" fo:orphans="0" fo:widows="0" fo:text-indent="0in" style:auto-text-indent="false"/>
    </style:style>
    <style:style style:name="P40" style:family="paragraph" style:parent-style-name="Table_20_Paragraph">
      <style:paragraph-properties fo:margin-left="0.048in" fo:margin-right="0.4063in" fo:orphans="0" fo:widows="0" fo:text-indent="0in" style:auto-text-indent="false"/>
    </style:style>
    <style:style style:name="P41" style:family="paragraph" style:parent-style-name="Table_20_Paragraph">
      <style:paragraph-properties fo:margin-left="0.048in" fo:margin-right="0.2457in" fo:orphans="0" fo:widows="0" fo:text-indent="0in" style:auto-text-indent="false"/>
    </style:style>
    <style:style style:name="P42" style:family="paragraph" style:parent-style-name="Table_20_Paragraph">
      <style:paragraph-properties fo:margin-left="0.048in" fo:margin-right="0.2311in" fo:orphans="0" fo:widows="0" fo:text-indent="0in" style:auto-text-indent="false"/>
    </style:style>
    <style:style style:name="P43" style:family="paragraph" style:parent-style-name="Table_20_Paragraph">
      <style:paragraph-properties fo:margin-left="0.048in" fo:margin-right="0.089in" fo:orphans="0" fo:widows="0" fo:text-indent="-0.0008in" style:auto-text-indent="false"/>
    </style:style>
    <style:style style:name="P44" style:family="paragraph" style:parent-style-name="Table_20_Paragraph">
      <style:paragraph-properties fo:margin-left="0.0409in" fo:margin-right="0.3008in" fo:orphans="0" fo:widows="0" fo:text-indent="0in" style:auto-text-indent="false"/>
    </style:style>
    <style:style style:name="P45" style:family="paragraph" style:parent-style-name="Table_20_Paragraph">
      <style:paragraph-properties fo:margin-left="0.1638in" fo:margin-right="0.3937in" fo:orphans="0" fo:widows="0" fo:text-indent="-0.1228in" style:auto-text-indent="false"/>
    </style:style>
    <style:style style:name="P46" style:family="paragraph" style:parent-style-name="Table_20_Paragraph">
      <style:paragraph-properties fo:margin-left="0.048in" fo:margin-right="0.3307in" fo:orphans="0" fo:widows="0" fo:text-indent="-0.0008in" style:auto-text-indent="false"/>
    </style:style>
    <style:style style:name="P47" style:family="paragraph" style:parent-style-name="Table_20_Paragraph">
      <style:paragraph-properties fo:margin-left="0.0409in" fo:margin-right="0.3138in" fo:orphans="0" fo:widows="0" fo:text-indent="0in" style:auto-text-indent="false"/>
    </style:style>
    <style:style style:name="P48" style:family="paragraph" style:parent-style-name="Table_20_Paragraph">
      <style:paragraph-properties fo:margin-left="0.0409in" fo:margin-right="0.2953in" fo:orphans="0" fo:widows="0" fo:text-indent="0in" style:auto-text-indent="false"/>
    </style:style>
    <style:style style:name="P49" style:family="paragraph" style:parent-style-name="Table_20_Paragraph">
      <style:paragraph-properties fo:margin-left="0.048in" fo:margin-right="0.2689in" fo:orphans="0" fo:widows="0" fo:text-indent="0in" style:auto-text-indent="false"/>
    </style:style>
    <style:style style:name="P50" style:family="paragraph" style:parent-style-name="Table_20_Paragraph">
      <style:paragraph-properties fo:margin-left="0.048in" fo:margin-right="0.1937in" fo:orphans="0" fo:widows="0" fo:text-indent="0in" style:auto-text-indent="false"/>
    </style:style>
    <style:style style:name="P51" style:family="paragraph" style:parent-style-name="Table_20_Paragraph">
      <style:paragraph-properties fo:margin-left="0.0409in" fo:margin-right="0.0665in" fo:orphans="0" fo:widows="0" fo:text-indent="0in" style:auto-text-indent="false"/>
    </style:style>
    <style:style style:name="P52" style:family="paragraph" style:parent-style-name="Table_20_Paragraph">
      <style:paragraph-properties fo:margin-left="0.048in" fo:margin-right="0.1016in" fo:orphans="0" fo:widows="0" fo:text-indent="-0.0008in" style:auto-text-indent="false"/>
    </style:style>
    <style:style style:name="P53" style:family="paragraph" style:parent-style-name="Table_20_Paragraph">
      <style:paragraph-properties fo:margin-left="0.0409in" fo:margin-right="0.1516in" fo:orphans="0" fo:widows="0" fo:text-indent="0in" style:auto-text-indent="false"/>
    </style:style>
    <style:style style:name="P54" style:family="paragraph" style:parent-style-name="Table_20_Paragraph">
      <style:paragraph-properties fo:margin-left="0.0409in" fo:margin-right="0.3453in" fo:orphans="0" fo:widows="0" fo:text-indent="0in" style:auto-text-indent="false"/>
    </style:style>
    <style:style style:name="P55" style:family="paragraph" style:parent-style-name="Table_20_Paragraph">
      <style:paragraph-properties fo:margin-left="0.048in" fo:margin-right="0.1484in" fo:orphans="0" fo:widows="0" fo:text-indent="0in" style:auto-text-indent="false"/>
    </style:style>
    <style:style style:name="P56" style:family="paragraph" style:parent-style-name="Table_20_Paragraph">
      <style:paragraph-properties fo:margin-left="0.3193in" fo:margin-right="0in" fo:margin-top="0.0008in" fo:margin-bottom="0in" style:contextual-spacing="false" fo:orphans="0" fo:widows="0" fo:text-indent="0in" style:auto-text-indent="false"/>
    </style:style>
    <style:style style:name="P57" style:family="paragraph" style:parent-style-name="Table_20_Paragraph">
      <style:paragraph-properties fo:margin-left="0.0409in" fo:margin-right="0.0728in" fo:margin-top="0.0008in" fo:margin-bottom="0in" style:contextual-spacing="false" fo:orphans="0" fo:widows="0" fo:text-indent="0in" style:auto-text-indent="false"/>
    </style:style>
    <style:style style:name="P58" style:family="paragraph" style:parent-style-name="Table_20_Paragraph">
      <style:paragraph-properties fo:margin-left="0.048in" fo:margin-right="0.0398in" fo:orphans="0" fo:widows="0" fo:text-indent="0in" style:auto-text-indent="false"/>
    </style:style>
    <style:style style:name="P59" style:family="paragraph" style:parent-style-name="Table_20_Paragraph">
      <style:paragraph-properties fo:margin-left="0.0409in" fo:margin-right="0.0972in" fo:orphans="0" fo:widows="0" fo:text-indent="0in" style:auto-text-indent="false"/>
    </style:style>
    <style:style style:name="P60" style:family="paragraph" style:parent-style-name="Table_20_Paragraph">
      <style:paragraph-properties fo:margin-left="0.048in" fo:margin-right="0.3453in" fo:orphans="0" fo:widows="0" fo:text-indent="0in" style:auto-text-indent="false"/>
    </style:style>
    <style:style style:name="P61" style:family="paragraph" style:parent-style-name="Table_20_Paragraph">
      <style:paragraph-properties fo:margin-left="0.0409in" fo:margin-right="0.122in" fo:orphans="0" fo:widows="0" fo:text-indent="0in" style:auto-text-indent="false"/>
    </style:style>
    <style:style style:name="P62" style:family="paragraph" style:parent-style-name="Table_20_Paragraph">
      <style:paragraph-properties fo:margin-left="0.048in" fo:margin-right="0.0673in" fo:orphans="0" fo:widows="0" fo:text-indent="0in" style:auto-text-indent="false"/>
    </style:style>
    <style:style style:name="P63" style:family="paragraph" style:parent-style-name="Table_20_Paragraph">
      <style:paragraph-properties fo:margin-left="0.0409in" fo:margin-right="0.1402in" fo:orphans="0" fo:widows="0" fo:text-indent="0in" style:auto-text-indent="false"/>
    </style:style>
    <style:style style:name="P64" style:family="paragraph" style:parent-style-name="Table_20_Paragraph">
      <style:paragraph-properties fo:margin-left="0.0409in" fo:margin-right="0.0909in" fo:margin-top="0in" fo:margin-bottom="0.0244in" style:contextual-spacing="false" fo:orphans="0" fo:widows="0" fo:text-indent="0in" style:auto-text-indent="false"/>
    </style:style>
    <style:style style:name="P65" style:family="paragraph" style:parent-style-name="Table_20_Paragraph">
      <style:paragraph-properties fo:margin-left="0.0409in" fo:margin-right="0.1154in" fo:margin-top="0.0008in" fo:margin-bottom="0in" style:contextual-spacing="false" fo:orphans="0" fo:widows="0" fo:text-indent="0in" style:auto-text-indent="false"/>
    </style:style>
    <style:style style:name="P66" style:family="paragraph" style:parent-style-name="Table_20_Paragraph">
      <style:paragraph-properties fo:margin-left="0.048in" fo:margin-right="0.2189in" fo:orphans="0" fo:widows="0" fo:text-indent="0in" style:auto-text-indent="false"/>
    </style:style>
    <style:style style:name="P67" style:family="paragraph" style:parent-style-name="Table_20_Paragraph">
      <style:paragraph-properties fo:margin-left="0.0409in" fo:margin-right="0.1283in" fo:orphans="0" fo:widows="0" fo:text-indent="0in" style:auto-text-indent="false"/>
    </style:style>
    <style:style style:name="P68" style:family="paragraph" style:parent-style-name="Table_20_Paragraph">
      <style:paragraph-properties fo:margin-left="0.0409in" fo:margin-right="0.2583in" fo:margin-top="0.0008in" fo:margin-bottom="0in" style:contextual-spacing="false" fo:orphans="0" fo:widows="0" fo:text-indent="0in" style:auto-text-indent="false"/>
    </style:style>
    <style:style style:name="P69" style:family="paragraph" style:parent-style-name="Table_20_Paragraph">
      <style:paragraph-properties fo:margin-left="0.0409in" fo:margin-right="0.2146in" fo:orphans="0" fo:widows="0" fo:text-indent="0in" style:auto-text-indent="false"/>
    </style:style>
    <style:style style:name="P70" style:family="paragraph" style:parent-style-name="Table_20_Paragraph">
      <style:paragraph-properties fo:margin-left="0.0409in" fo:margin-right="0.2457in" fo:orphans="0" fo:widows="0" fo:text-indent="0in" style:auto-text-indent="false"/>
    </style:style>
    <style:style style:name="P71" style:family="paragraph" style:parent-style-name="Table_20_Paragraph">
      <style:paragraph-properties fo:margin-left="0.0409in" fo:margin-right="0.1717in" fo:orphans="0" fo:widows="0" fo:text-indent="0in" style:auto-text-indent="false"/>
    </style:style>
    <style:style style:name="P72" style:family="paragraph" style:parent-style-name="Table_20_Paragraph">
      <style:paragraph-properties fo:margin-left="0.0409in" fo:margin-right="0.1346in" fo:margin-top="0.0008in" fo:margin-bottom="0in" style:contextual-spacing="false" fo:orphans="0" fo:widows="0" fo:text-indent="0in" style:auto-text-indent="false"/>
    </style:style>
    <style:style style:name="P73" style:family="paragraph" style:parent-style-name="Table_20_Paragraph">
      <style:paragraph-properties fo:margin-top="0.0008in" fo:margin-bottom="0in" style:contextual-spacing="false" fo:orphans="0" fo:widows="0"/>
    </style:style>
    <style:style style:name="P74" style:family="paragraph" style:parent-style-name="Table_20_Paragraph">
      <style:paragraph-properties fo:margin-left="0.048in" fo:margin-right="0.311in" fo:orphans="0" fo:widows="0" fo:text-indent="0in" style:auto-text-indent="false"/>
    </style:style>
    <style:style style:name="P75" style:family="paragraph" style:parent-style-name="Table_20_Paragraph">
      <style:paragraph-properties fo:margin-left="0.0409in" fo:margin-right="0.1654in" fo:orphans="0" fo:widows="0" fo:text-indent="0in" style:auto-text-indent="false"/>
    </style:style>
    <style:style style:name="P76" style:family="paragraph" style:parent-style-name="Table_20_Paragraph">
      <style:paragraph-properties fo:margin-left="0.048in" fo:margin-right="0.3362in" fo:orphans="0" fo:widows="0" fo:text-indent="0in" style:auto-text-indent="false"/>
    </style:style>
    <style:style style:name="P77" style:family="paragraph" style:parent-style-name="Table_20_Paragraph">
      <style:paragraph-properties fo:margin-left="0.1638in" fo:margin-right="0.5791in" fo:orphans="0" fo:widows="0" fo:text-indent="-0.1228in" style:auto-text-indent="false"/>
    </style:style>
    <style:style style:name="P78" style:family="paragraph" style:parent-style-name="Table_20_Paragraph">
      <style:paragraph-properties fo:margin-left="0.048in" fo:margin-right="0.0638in" fo:orphans="0" fo:widows="0" fo:text-indent="0in" style:auto-text-indent="false"/>
    </style:style>
    <style:style style:name="P79" style:family="paragraph" style:parent-style-name="Table_20_Paragraph">
      <style:paragraph-properties fo:margin-left="0.048in" fo:margin-right="0.1319in" fo:orphans="0" fo:widows="0" fo:text-indent="0in" style:auto-text-indent="false"/>
    </style:style>
    <style:style style:name="P80" style:family="paragraph" style:parent-style-name="Table_20_Paragraph">
      <style:paragraph-properties fo:margin-left="0.048in" fo:margin-right="0.2709in" fo:orphans="0" fo:widows="0" fo:text-indent="0in" style:auto-text-indent="false"/>
    </style:style>
    <style:style style:name="P81" style:family="paragraph" style:parent-style-name="Table_20_Paragraph">
      <style:paragraph-properties fo:margin-left="0.048in" fo:margin-right="0.0701in" fo:orphans="0" fo:widows="0" fo:text-indent="0in" style:auto-text-indent="false"/>
    </style:style>
    <style:style style:name="P82" style:family="paragraph" style:parent-style-name="Table_20_Paragraph">
      <style:paragraph-properties fo:margin-left="0.048in" fo:margin-right="0.152in" fo:orphans="0" fo:widows="0" fo:text-indent="0in" style:auto-text-indent="false"/>
    </style:style>
    <style:style style:name="P83" style:family="paragraph" style:parent-style-name="Table_20_Paragraph">
      <style:paragraph-properties fo:margin-left="0.048in" fo:margin-right="0.1016in" fo:orphans="0" fo:widows="0" fo:text-indent="0in" style:auto-text-indent="false"/>
    </style:style>
    <style:style style:name="P84" style:family="paragraph" style:parent-style-name="Table_20_Paragraph">
      <style:paragraph-properties fo:margin-left="0.048in" fo:margin-right="0.1902in" fo:orphans="0" fo:widows="0" fo:text-indent="0in" style:auto-text-indent="false"/>
    </style:style>
    <style:style style:name="P85" style:family="paragraph" style:parent-style-name="Table_20_Paragraph">
      <style:paragraph-properties fo:margin-left="0.048in" fo:margin-right="0.122in" fo:orphans="0" fo:widows="0" fo:text-indent="0in" style:auto-text-indent="false"/>
    </style:style>
    <style:style style:name="P86" style:family="paragraph" style:parent-style-name="Table_20_Paragraph">
      <style:paragraph-properties fo:margin-left="0.048in" fo:margin-right="0.2126in" fo:orphans="0" fo:widows="0" fo:text-indent="0in" style:auto-text-indent="false"/>
    </style:style>
    <style:style style:name="P87" style:family="paragraph" style:parent-style-name="Table_20_Paragraph">
      <style:paragraph-properties fo:margin-left="0.0728in" fo:margin-right="0in" fo:margin-top="0.028in" fo:margin-bottom="0in" style:contextual-spacing="false" fo:orphans="0" fo:widows="0" fo:text-indent="0in" style:auto-text-indent="false"/>
    </style:style>
    <style:style style:name="P88" style:family="paragraph" style:parent-style-name="Table_20_Paragraph">
      <style:paragraph-properties fo:margin-left="0.0728in" fo:margin-right="0in" fo:margin-top="0.0598in" fo:margin-bottom="0in" style:contextual-spacing="false" fo:orphans="0" fo:widows="0" fo:text-indent="0in" style:auto-text-indent="false"/>
    </style:style>
    <style:style style:name="P89" style:family="paragraph" style:parent-style-name="Table_20_Paragraph">
      <style:paragraph-properties fo:margin-left="0.0728in" fo:margin-right="0in" fo:margin-top="0.0299in" fo:margin-bottom="0in" style:contextual-spacing="false" fo:orphans="0" fo:widows="0" fo:text-indent="0in" style:auto-text-indent="false"/>
    </style:style>
    <style:style style:name="P90" style:family="paragraph" style:parent-style-name="Table_20_Paragraph">
      <style:paragraph-properties fo:margin-left="0.072in" fo:margin-right="0in" fo:margin-top="0.028in" fo:margin-bottom="0in" style:contextual-spacing="false" fo:orphans="0" fo:widows="0" fo:text-indent="0in" style:auto-text-indent="false"/>
    </style:style>
    <style:style style:name="P91" style:family="paragraph" style:parent-style-name="Table_20_Paragraph">
      <style:paragraph-properties fo:margin-left="0.072in" fo:margin-right="0in" fo:margin-top="0.0299in" fo:margin-bottom="0in" style:contextual-spacing="false" fo:orphans="0" fo:widows="0" fo:text-indent="0in" style:auto-text-indent="false"/>
    </style:style>
    <style:style style:name="P92" style:family="paragraph" style:parent-style-name="Table_20_Paragraph">
      <style:paragraph-properties fo:margin-left="0.0728in" fo:margin-right="0in" fo:margin-top="0.028in" fo:margin-bottom="0in" style:contextual-spacing="false" fo:orphans="0" fo:widows="0" fo:text-indent="0in" style:auto-text-indent="false">
        <style:tab-stops>
          <style:tab-stop style:position="2.4028in"/>
        </style:tab-stops>
      </style:paragraph-properties>
    </style:style>
    <style:style style:name="P93" style:family="paragraph" style:parent-style-name="Table_20_Paragraph">
      <style:paragraph-properties fo:margin-left="0.0409in" fo:margin-right="0in" fo:line-height="0.1138in" fo:orphans="0" fo:widows="0" fo:text-indent="0in" style:auto-text-indent="false"/>
    </style:style>
    <style:style style:name="P94" style:family="paragraph" style:parent-style-name="Table_20_Paragraph">
      <style:paragraph-properties fo:line-height="0.1138in" fo:orphans="0" fo:widows="0"/>
    </style:style>
    <style:style style:name="P95" style:family="paragraph" style:parent-style-name="Table_20_Paragraph">
      <style:paragraph-properties fo:margin-top="0.0008in" fo:margin-bottom="0in" style:contextual-spacing="false" fo:line-height="0.1138in" fo:orphans="0" fo:widows="0"/>
    </style:style>
    <style:style style:name="P96" style:family="paragraph" style:parent-style-name="Table_20_Paragraph">
      <style:paragraph-properties fo:margin-left="0.1638in" fo:margin-right="0in" fo:margin-top="0.0008in" fo:margin-bottom="0in" style:contextual-spacing="false" fo:line-height="0.1138in" fo:orphans="0" fo:widows="0" fo:text-indent="0in" style:auto-text-indent="false"/>
    </style:style>
    <style:style style:name="P97" style:family="paragraph" style:parent-style-name="Table_20_Paragraph">
      <style:paragraph-properties fo:margin-left="0.0484in" fo:margin-right="0.0366in" fo:line-height="0.122in" fo:text-align="center" style:justify-single-word="false" fo:orphans="0" fo:widows="0" fo:text-indent="0in" style:auto-text-indent="false"/>
    </style:style>
    <style:style style:name="P98" style:family="paragraph" style:parent-style-name="Table_20_Paragraph">
      <style:paragraph-properties fo:margin-left="0.011in" fo:margin-right="0in" fo:line-height="0.122in" fo:text-align="center" style:justify-single-word="false" fo:orphans="0" fo:widows="0" fo:text-indent="0in" style:auto-text-indent="false"/>
    </style:style>
    <style:style style:name="P99" style:family="paragraph" style:parent-style-name="Table_20_Paragraph">
      <style:paragraph-properties fo:line-height="0.122in" fo:orphans="0" fo:widows="0"/>
    </style:style>
    <style:style style:name="P100" style:family="paragraph" style:parent-style-name="Table_20_Paragraph">
      <style:paragraph-properties fo:margin-left="0.0409in" fo:margin-right="0in" fo:line-height="0.122in" fo:orphans="0" fo:widows="0" fo:text-indent="0in" style:auto-text-indent="false"/>
    </style:style>
    <style:style style:name="P101" style:family="paragraph" style:parent-style-name="Table_20_Paragraph">
      <style:paragraph-properties fo:margin-left="0.0472in" fo:margin-right="0in" fo:line-height="0.122in" fo:orphans="0" fo:widows="0" fo:text-indent="0in" style:auto-text-indent="false"/>
    </style:style>
    <style:style style:name="P102" style:family="paragraph" style:parent-style-name="Table_20_Paragraph">
      <style:paragraph-properties fo:margin-left="0.048in" fo:margin-right="0in" fo:line-height="0.122in" fo:orphans="0" fo:widows="0" fo:text-indent="-0.0008in" style:auto-text-indent="false"/>
    </style:style>
    <style:style style:name="P103" style:family="paragraph" style:parent-style-name="Table_20_Paragraph">
      <style:paragraph-properties fo:margin-left="0.0417in" fo:margin-right="0in" fo:line-height="0.122in" fo:orphans="0" fo:widows="0" fo:text-indent="0in" style:auto-text-indent="false"/>
    </style:style>
    <style:style style:name="P104" style:family="paragraph" style:parent-style-name="Table_20_Paragraph">
      <style:paragraph-properties fo:margin-top="0.0008in" fo:margin-bottom="0in" style:contextual-spacing="false" fo:line-height="0.1161in" fo:orphans="0" fo:widows="0"/>
    </style:style>
    <style:style style:name="P105" style:family="paragraph" style:parent-style-name="Table_20_Paragraph">
      <style:paragraph-properties fo:margin-left="0.0409in" fo:margin-right="0in" fo:margin-top="0.0008in" fo:margin-bottom="0in" style:contextual-spacing="false" fo:line-height="0.1161in" fo:orphans="0" fo:widows="0" fo:text-indent="0in" style:auto-text-indent="false"/>
    </style:style>
    <style:style style:name="P106" style:family="paragraph" style:parent-style-name="Table_20_Paragraph">
      <style:paragraph-properties fo:line-height="0.1161in" fo:orphans="0" fo:widows="0"/>
    </style:style>
    <style:style style:name="P107" style:family="paragraph" style:parent-style-name="Table_20_Paragraph">
      <style:paragraph-properties fo:margin-left="0.1638in" fo:margin-right="0in" fo:line-height="0.1161in" fo:orphans="0" fo:widows="0" fo:text-indent="0in" style:auto-text-indent="false"/>
    </style:style>
    <style:style style:name="P108" style:family="paragraph" style:parent-style-name="Table_20_Paragraph">
      <style:paragraph-properties fo:margin-left="0.011in" fo:margin-right="0in" fo:line-height="0.1102in" fo:text-align="center" style:justify-single-word="false" fo:orphans="0" fo:widows="0" fo:text-indent="0in" style:auto-text-indent="false"/>
    </style:style>
    <style:style style:name="P109" style:family="paragraph" style:parent-style-name="Table_20_Paragraph">
      <style:paragraph-properties fo:margin-left="0.1839in" fo:margin-right="0.1827in" fo:line-height="0.1102in" fo:text-align="center" style:justify-single-word="false" fo:orphans="0" fo:widows="0" fo:text-indent="0in" style:auto-text-indent="false"/>
    </style:style>
    <style:style style:name="P110" style:family="paragraph" style:parent-style-name="Table_20_Paragraph">
      <style:paragraph-properties fo:margin-left="0.5319in" fo:margin-right="0.5283in" fo:line-height="0.1102in" fo:text-align="center" style:justify-single-word="false" fo:orphans="0" fo:widows="0" fo:text-indent="0in" style:auto-text-indent="false"/>
    </style:style>
    <style:style style:name="P111" style:family="paragraph" style:parent-style-name="Table_20_Paragraph">
      <style:paragraph-properties fo:margin-left="1.6043in" fo:margin-right="1.5953in" fo:line-height="0.1102in" fo:text-align="center" style:justify-single-word="false" fo:orphans="0" fo:widows="0" fo:text-indent="0in" style:auto-text-indent="false"/>
    </style:style>
    <style:style style:name="P112" style:family="paragraph" style:parent-style-name="Table_20_Paragraph">
      <style:paragraph-properties fo:margin-left="0.0016in" fo:margin-right="0in" fo:line-height="0.1102in" fo:text-align="center" style:justify-single-word="false" fo:orphans="0" fo:widows="0" fo:text-indent="0in" style:auto-text-indent="false"/>
    </style:style>
    <style:style style:name="P113" style:family="paragraph" style:parent-style-name="Table_20_Paragraph">
      <style:paragraph-properties fo:margin-left="0.1819in" fo:margin-right="0.1846in" fo:line-height="0.1102in" fo:text-align="center" style:justify-single-word="false" fo:orphans="0" fo:widows="0" fo:text-indent="0in" style:auto-text-indent="false"/>
    </style:style>
    <style:style style:name="P114" style:family="paragraph" style:parent-style-name="Table_20_Paragraph">
      <style:paragraph-properties fo:line-height="0.1102in" fo:orphans="0" fo:widows="0"/>
    </style:style>
    <style:style style:name="P115" style:family="paragraph" style:parent-style-name="Table_20_Paragraph">
      <style:paragraph-properties fo:margin-left="0.0472in" fo:margin-right="0in" fo:line-height="0.1102in" fo:orphans="0" fo:widows="0" fo:text-indent="0in" style:auto-text-indent="false"/>
    </style:style>
    <style:style style:name="P116" style:family="paragraph" style:parent-style-name="Table_20_Paragraph">
      <style:paragraph-properties fo:margin-left="0.0417in" fo:margin-right="0in" fo:line-height="0.1102in" fo:orphans="0" fo:widows="0" fo:text-indent="0in" style:auto-text-indent="false"/>
    </style:style>
    <style:style style:name="P117" style:family="paragraph" style:parent-style-name="Table_20_Paragraph">
      <style:paragraph-properties fo:margin-left="0.072in" fo:margin-right="0in" fo:line-height="0.1102in" fo:orphans="0" fo:widows="0" fo:text-indent="0in" style:auto-text-indent="false"/>
    </style:style>
    <style:style style:name="P118" style:family="paragraph" style:parent-style-name="Table_20_Paragraph">
      <style:paragraph-properties fo:margin-left="0.0728in" fo:margin-right="0in" fo:line-height="0.1102in" fo:orphans="0" fo:widows="0" fo:text-indent="0in" style:auto-text-indent="false"/>
    </style:style>
    <style:style style:name="P119" style:family="paragraph" style:parent-style-name="Table_20_Paragraph">
      <style:paragraph-properties fo:line-height="0.1154in" fo:orphans="0" fo:widows="0"/>
    </style:style>
    <style:style style:name="P120" style:family="paragraph" style:parent-style-name="Table_20_Paragraph">
      <style:paragraph-properties fo:margin-left="0.0409in" fo:margin-right="0in" fo:line-height="0.1154in" fo:orphans="0" fo:widows="0" fo:text-indent="0in" style:auto-text-indent="false"/>
    </style:style>
    <style:style style:name="P121" style:family="paragraph" style:parent-style-name="Table_20_Paragraph">
      <style:paragraph-properties fo:margin-left="0.1638in" fo:margin-right="0in" fo:line-height="0.1154in" fo:orphans="0" fo:widows="0" fo:text-indent="0in" style:auto-text-indent="false"/>
    </style:style>
    <style:style style:name="P122" style:family="paragraph" style:parent-style-name="Table_20_Paragraph">
      <style:paragraph-properties fo:margin-left="0in" fo:margin-right="0.6398in" fo:line-height="0.1154in" fo:text-align="end" style:justify-single-word="false" fo:orphans="0" fo:widows="0" fo:text-indent="0in" style:auto-text-indent="false"/>
    </style:style>
    <style:style style:name="P123" style:family="paragraph" style:parent-style-name="Table_20_Paragraph">
      <style:paragraph-properties fo:margin-left="0.0409in" fo:margin-right="0in" fo:line-height="98%" fo:orphans="0" fo:widows="0" fo:text-indent="0in" style:auto-text-indent="false"/>
    </style:style>
    <style:style style:name="P124" style:family="paragraph" style:parent-style-name="Table_20_Paragraph">
      <style:paragraph-properties fo:margin-left="0.048in" fo:margin-right="0.2689in" fo:line-height="98%" fo:orphans="0" fo:widows="0" fo:text-indent="-0.0008in" style:auto-text-indent="false"/>
    </style:style>
    <style:style style:name="P125" style:family="paragraph" style:parent-style-name="Table_20_Paragraph">
      <style:paragraph-properties fo:margin-left="0.0409in" fo:margin-right="0.048in" fo:line-height="98%" fo:orphans="0" fo:widows="0" fo:text-indent="0in" style:auto-text-indent="false"/>
    </style:style>
    <style:style style:name="P126" style:family="paragraph" style:parent-style-name="Table_20_Paragraph">
      <style:paragraph-properties fo:margin-left="0.048in" fo:margin-right="0.4126in" fo:line-height="98%" fo:orphans="0" fo:widows="0" fo:text-indent="0in" style:auto-text-indent="false"/>
    </style:style>
    <style:style style:name="P127" style:family="paragraph" style:parent-style-name="Table_20_Paragraph">
      <style:paragraph-properties fo:margin-left="0.0409in" fo:margin-right="0.2209in" fo:line-height="98%" fo:orphans="0" fo:widows="0" fo:text-indent="0in" style:auto-text-indent="false"/>
    </style:style>
    <style:style style:name="P128" style:family="paragraph" style:parent-style-name="Table_20_Paragraph">
      <style:paragraph-properties fo:margin-left="0.048in" fo:margin-right="0.122in" fo:line-height="98%" fo:orphans="0" fo:widows="0" fo:text-indent="0in" style:auto-text-indent="false"/>
    </style:style>
    <style:style style:name="P129" style:family="paragraph" style:parent-style-name="Table_20_Paragraph">
      <style:paragraph-properties fo:margin-left="0.048in" fo:margin-right="0.089in" fo:line-height="98%" fo:orphans="0" fo:widows="0" fo:text-indent="0in" style:auto-text-indent="false"/>
    </style:style>
    <style:style style:name="P130" style:family="paragraph" style:parent-style-name="Table_20_Paragraph">
      <style:paragraph-properties fo:margin-left="0.048in" fo:margin-right="0.1016in" fo:line-height="98%" fo:orphans="0" fo:widows="0" fo:text-indent="0in" style:auto-text-indent="false"/>
    </style:style>
    <style:style style:name="P131" style:family="paragraph" style:parent-style-name="Table_20_Paragraph">
      <style:paragraph-properties fo:margin-left="0.048in" fo:margin-right="0.0209in" fo:line-height="98%" fo:orphans="0" fo:widows="0" fo:text-indent="0in" style:auto-text-indent="false"/>
    </style:style>
    <style:style style:name="P132" style:family="paragraph" style:parent-style-name="Table_20_Paragraph">
      <style:paragraph-properties fo:margin-left="0in" fo:margin-right="0in" fo:margin-top="0.0035in" fo:margin-bottom="0in" style:contextual-spacing="false" fo:orphans="0" fo:widows="0" fo:text-indent="0in" style:auto-text-indent="false"/>
      <style:text-properties style:font-name="Arial" fo:font-size="7pt" fo:font-weight="bold" style:font-size-asian="7pt" style:font-weight-asian="bold"/>
    </style:style>
    <style:style style:name="P133" style:family="paragraph" style:parent-style-name="Table_20_Paragraph">
      <style:paragraph-properties fo:margin-left="0in" fo:margin-right="0in" fo:margin-top="0.0047in" fo:margin-bottom="0in" style:contextual-spacing="false" fo:orphans="0" fo:widows="0" fo:text-indent="0in" style:auto-text-indent="false"/>
      <style:text-properties style:font-name="Arial" fo:font-size="7pt" fo:font-weight="bold" style:font-size-asian="7pt" style:font-weight-asian="bold"/>
    </style:style>
    <style:style style:name="P134" style:family="paragraph" style:parent-style-name="Table_20_Paragraph">
      <style:paragraph-properties fo:margin-left="0in" fo:margin-right="0in" fo:margin-top="0.0016in" fo:margin-bottom="0in" style:contextual-spacing="false" fo:orphans="0" fo:widows="0" fo:text-indent="0in" style:auto-text-indent="false"/>
      <style:text-properties style:font-name="Arial" fo:font-size="7pt" fo:font-weight="bold" style:font-size-asian="7pt" style:font-weight-asian="bold"/>
    </style:style>
    <style:style style:name="P135" style:family="paragraph" style:parent-style-name="Table_20_Paragraph">
      <style:paragraph-properties fo:margin-left="0in" fo:margin-right="0in" fo:margin-top="0.002in" fo:margin-bottom="0in" style:contextual-spacing="false" fo:orphans="0" fo:widows="0" fo:text-indent="0in" style:auto-text-indent="false"/>
      <style:text-properties style:font-name="Arial" fo:font-size="7pt" fo:font-weight="bold" style:font-size-asian="7pt" style:font-weight-asian="bold"/>
    </style:style>
    <style:style style:name="P136" style:family="paragraph" style:parent-style-name="Table_20_Paragraph">
      <style:paragraph-properties fo:margin-left="0in" fo:margin-right="0in" fo:margin-top="0.0071in" fo:margin-bottom="0in" style:contextual-spacing="false" fo:orphans="0" fo:widows="0" fo:text-indent="0in" style:auto-text-indent="false"/>
      <style:text-properties style:font-name="Arial" fo:font-size="7.5pt" fo:font-weight="bold" style:font-size-asian="7.5pt" style:font-weight-asian="bold"/>
    </style:style>
    <style:style style:name="P137" style:family="paragraph" style:parent-style-name="Table_20_Paragraph">
      <style:paragraph-properties fo:margin-left="0in" fo:margin-right="0in" fo:margin-top="0.0016in" fo:margin-bottom="0in" style:contextual-spacing="false" fo:orphans="0" fo:widows="0" fo:text-indent="0in" style:auto-text-indent="false"/>
      <style:text-properties style:font-name="Arial" fo:font-size="7.5pt" fo:font-weight="bold" style:font-size-asian="7.5pt" style:font-weight-asian="bold"/>
    </style:style>
    <style:style style:name="P138" style:family="paragraph" style:parent-style-name="Table_20_Paragraph">
      <style:paragraph-properties fo:margin-left="0in" fo:margin-right="0in" fo:margin-top="0.0035in" fo:margin-bottom="0in" style:contextual-spacing="false" fo:orphans="0" fo:widows="0" fo:text-indent="0in" style:auto-text-indent="false"/>
      <style:text-properties style:font-name="Arial" fo:font-size="7.5pt" fo:font-weight="bold" style:font-size-asian="7.5pt" style:font-weight-asian="bold"/>
    </style:style>
    <style:style style:name="P139" style:family="paragraph" style:parent-style-name="Table_20_Paragraph">
      <style:paragraph-properties fo:margin-left="0in" fo:margin-right="0in" fo:margin-top="0.0063in" fo:margin-bottom="0in" style:contextual-spacing="false" fo:orphans="0" fo:widows="0" fo:text-indent="0in" style:auto-text-indent="false"/>
      <style:text-properties style:font-name="Arial" fo:font-size="7.5pt" fo:font-weight="bold" style:font-size-asian="7.5pt" style:font-weight-asian="bold"/>
    </style:style>
    <style:style style:name="P140" style:family="paragraph" style:parent-style-name="Table_20_Paragraph">
      <style:paragraph-properties fo:margin-left="0in" fo:margin-right="0in" fo:margin-top="0.0047in" fo:margin-bottom="0in" style:contextual-spacing="false" fo:orphans="0" fo:widows="0" fo:text-indent="0in" style:auto-text-indent="false"/>
      <style:text-properties style:font-name="Arial" fo:font-size="7.5pt" fo:font-weight="bold" style:font-size-asian="7.5pt" style:font-weight-asian="bold"/>
    </style:style>
    <style:style style:name="P141" style:family="paragraph" style:parent-style-name="Table_20_Paragraph">
      <style:paragraph-properties fo:margin-left="0in" fo:margin-right="0in" fo:margin-top="0.0008in" fo:margin-bottom="0in" style:contextual-spacing="false" fo:orphans="0" fo:widows="0" fo:text-indent="0in" style:auto-text-indent="false"/>
      <style:text-properties style:font-name="Arial" fo:font-size="8pt" fo:font-weight="bold" style:font-size-asian="8pt" style:font-weight-asian="bold"/>
    </style:style>
    <style:style style:name="P142" style:family="paragraph" style:parent-style-name="Table_20_Paragraph">
      <style:paragraph-properties fo:margin-left="0in" fo:margin-right="0in" fo:orphans="0" fo:widows="0" fo:text-indent="0in" style:auto-text-indent="false"/>
      <style:text-properties style:font-name="Arial" fo:font-size="8pt" fo:font-weight="bold" style:font-size-asian="8pt" style:font-weight-asian="bold"/>
    </style:style>
    <style:style style:name="P143" style:family="paragraph" style:parent-style-name="Table_20_Paragraph">
      <style:paragraph-properties fo:margin-left="0in" fo:margin-right="0in" fo:margin-top="0.0028in" fo:margin-bottom="0in" style:contextual-spacing="false" fo:orphans="0" fo:widows="0" fo:text-indent="0in" style:auto-text-indent="false"/>
      <style:text-properties style:font-name="Arial" fo:font-size="1pt" fo:font-weight="bold" style:font-size-asian="1pt" style:font-weight-asian="bold"/>
    </style:style>
    <style:style style:name="P144" style:family="paragraph" style:parent-style-name="Table_20_Paragraph">
      <style:paragraph-properties fo:margin-left="0.048in" fo:margin-right="0.1783in" fo:margin-top="0.0008in" fo:margin-bottom="0in" style:contextual-spacing="false" style:line-height-at-least="0.1252in" fo:orphans="0" fo:widows="0" fo:text-indent="0in" style:auto-text-indent="false"/>
    </style:style>
    <style:style style:name="P145" style:family="paragraph" style:parent-style-name="Table_20_Paragraph">
      <style:paragraph-properties fo:margin-left="0.048in" fo:margin-right="0.1783in" style:line-height-at-least="0.1252in" fo:orphans="0" fo:widows="0" fo:text-indent="0in" style:auto-text-indent="false"/>
    </style:style>
    <style:style style:name="P146" style:family="paragraph" style:parent-style-name="Table_20_Paragraph">
      <style:paragraph-properties fo:margin-left="0.0409in" fo:margin-right="0.178in" style:line-height-at-least="0.1252in" fo:orphans="0" fo:widows="0" fo:text-indent="0in" style:auto-text-indent="false"/>
    </style:style>
    <style:style style:name="P147" style:family="paragraph" style:parent-style-name="Table_20_Paragraph">
      <style:paragraph-properties fo:margin-left="0.048in" fo:margin-right="0.2252in" style:line-height-at-least="0.1252in" fo:orphans="0" fo:widows="0" fo:text-indent="0in" style:auto-text-indent="false"/>
    </style:style>
    <style:style style:name="P148" style:family="paragraph" style:parent-style-name="Table_20_Paragraph">
      <style:paragraph-properties fo:margin-left="0.048in" fo:margin-right="0.1689in" style:line-height-at-least="0.1252in" fo:orphans="0" fo:widows="0" fo:text-indent="0in" style:auto-text-indent="false"/>
    </style:style>
    <style:style style:name="P149" style:family="paragraph" style:parent-style-name="Table_20_Paragraph">
      <style:paragraph-properties fo:margin-left="0.0409in" fo:margin-right="0.3689in" style:line-height-at-least="0.1252in" fo:orphans="0" fo:widows="0" fo:text-indent="0in" style:auto-text-indent="false"/>
    </style:style>
    <style:style style:name="P150" style:family="paragraph" style:parent-style-name="Table_20_Paragraph">
      <style:paragraph-properties fo:margin-left="0.048in" fo:margin-right="0.2626in" style:line-height-at-least="0.1252in" fo:orphans="0" fo:widows="0" fo:text-indent="0in" style:auto-text-indent="false"/>
    </style:style>
    <style:style style:name="P151" style:family="paragraph" style:parent-style-name="Table_20_Paragraph">
      <style:paragraph-properties fo:margin-left="0.0409in" fo:margin-right="0.1437in" fo:line-height="0.128in" fo:orphans="0" fo:widows="0" fo:text-indent="0in" style:auto-text-indent="false"/>
    </style:style>
    <style:style style:name="P152" style:family="paragraph" style:parent-style-name="Table_20_Paragraph">
      <style:paragraph-properties fo:margin-left="0.0409in" fo:margin-right="0.2701in" fo:line-height="0.128in" fo:orphans="0" fo:widows="0" fo:text-indent="0in" style:auto-text-indent="false"/>
    </style:style>
    <style:style style:name="P153" style:family="paragraph" style:parent-style-name="Table_20_Paragraph">
      <style:paragraph-properties fo:margin-left="0.0409in" fo:margin-right="0.1654in" fo:line-height="0.128in" fo:orphans="0" fo:widows="0" fo:text-indent="0in" style:auto-text-indent="false"/>
    </style:style>
    <style:style style:name="P154" style:family="paragraph" style:parent-style-name="Table_20_Paragraph">
      <style:paragraph-properties fo:margin-left="0.048in" fo:margin-right="0.3016in" fo:line-height="0.128in" fo:orphans="0" fo:widows="0" fo:text-indent="0in" style:auto-text-indent="false"/>
    </style:style>
    <style:style style:name="P155" style:family="paragraph" style:parent-style-name="Table_20_Paragraph">
      <style:paragraph-properties fo:margin-left="0.048in" fo:margin-right="0.102in" fo:line-height="0.128in" fo:orphans="0" fo:widows="0" fo:text-indent="0in" style:auto-text-indent="false"/>
    </style:style>
    <style:style style:name="P156" style:family="paragraph" style:parent-style-name="Table_20_Paragraph">
      <style:paragraph-properties fo:margin-left="0.0409in" fo:margin-right="0.0665in" fo:line-height="0.128in" fo:orphans="0" fo:widows="0" fo:text-indent="0in" style:auto-text-indent="false"/>
    </style:style>
    <style:style style:name="P157" style:family="paragraph" style:parent-style-name="Table_20_Paragraph">
      <style:paragraph-properties fo:margin-left="0.0409in" fo:margin-right="0.3134in" fo:line-height="0.128in" fo:orphans="0" fo:widows="0" fo:text-indent="0in" style:auto-text-indent="false"/>
    </style:style>
    <style:style style:name="P158" style:family="paragraph" style:parent-style-name="Table_20_Paragraph">
      <style:paragraph-properties fo:margin-left="0.1709in" fo:margin-right="0.5791in" fo:line-height="0.128in" fo:orphans="0" fo:widows="0" fo:text-indent="-0.1228in" style:auto-text-indent="false"/>
    </style:style>
    <style:style style:name="P159" style:family="paragraph" style:parent-style-name="Table_20_Paragraph">
      <style:paragraph-properties fo:margin-left="0.011in" fo:margin-right="0in" fo:line-height="0.1193in" fo:text-align="center" style:justify-single-word="false" fo:orphans="0" fo:widows="0" fo:text-indent="0in" style:auto-text-indent="false"/>
    </style:style>
    <style:style style:name="P160" style:family="paragraph" style:parent-style-name="Table_20_Paragraph">
      <style:paragraph-properties fo:line-height="0.1193in" fo:orphans="0" fo:widows="0"/>
    </style:style>
    <style:style style:name="P161" style:family="paragraph" style:parent-style-name="Table_20_Paragraph">
      <style:paragraph-properties fo:margin-left="0.0409in" fo:margin-right="0in" fo:line-height="0.1193in" fo:orphans="0" fo:widows="0" fo:text-indent="0in" style:auto-text-indent="false"/>
    </style:style>
    <style:style style:name="P162" style:family="paragraph" style:parent-style-name="Table_20_Paragraph">
      <style:paragraph-properties fo:margin-left="0.0484in" fo:margin-right="0in" fo:line-height="0.1193in" fo:orphans="0" fo:widows="0" fo:text-indent="0in" style:auto-text-indent="false"/>
    </style:style>
    <style:style style:name="P163" style:family="paragraph" style:parent-style-name="Table_20_Paragraph">
      <style:paragraph-properties fo:line-height="0.1181in" fo:orphans="0" fo:widows="0"/>
    </style:style>
    <style:style style:name="P164" style:family="paragraph" style:parent-style-name="Table_20_Paragraph">
      <style:paragraph-properties fo:margin-left="0.0409in" fo:margin-right="0in" fo:line-height="0.1181in" fo:orphans="0" fo:widows="0" fo:text-indent="0in" style:auto-text-indent="false"/>
    </style:style>
    <style:style style:name="P165" style:family="paragraph" style:parent-style-name="Table_20_Paragraph">
      <style:paragraph-properties fo:margin-left="0.0472in" fo:margin-right="0in" fo:line-height="0.1181in" fo:orphans="0" fo:widows="0" fo:text-indent="0in" style:auto-text-indent="false"/>
    </style:style>
    <style:style style:name="P166" style:family="paragraph" style:parent-style-name="Table_20_Paragraph">
      <style:paragraph-properties fo:margin-left="0.011in" fo:margin-right="0in" fo:line-height="0.1181in" fo:text-align="center" style:justify-single-word="false" fo:orphans="0" fo:widows="0" fo:text-indent="0in" style:auto-text-indent="false"/>
    </style:style>
    <style:style style:name="P167" style:family="paragraph" style:parent-style-name="Table_20_Paragraph">
      <style:paragraph-properties fo:margin-left="0.0138in" fo:margin-right="0.278in" fo:line-height="0.1181in" fo:text-align="center" style:justify-single-word="false" fo:orphans="0" fo:widows="0" fo:text-indent="0in" style:auto-text-indent="false"/>
    </style:style>
    <style:style style:name="P168" style:family="paragraph" style:parent-style-name="Table_20_Paragraph">
      <style:paragraph-properties fo:margin-left="0.0083in" fo:margin-right="0in" fo:line-height="0.1181in" fo:text-align="center" style:justify-single-word="false" fo:orphans="0" fo:widows="0" fo:text-indent="0in" style:auto-text-indent="false"/>
    </style:style>
    <style:style style:name="P169" style:family="paragraph" style:parent-style-name="Table_20_Paragraph">
      <style:paragraph-properties fo:margin-left="0.011in" fo:margin-right="0in" fo:line-height="0.1244in" fo:text-align="center" style:justify-single-word="false" fo:orphans="0" fo:widows="0" fo:text-indent="0in" style:auto-text-indent="false"/>
    </style:style>
    <style:style style:name="P170" style:family="paragraph" style:parent-style-name="Table_20_Paragraph">
      <style:paragraph-properties fo:margin-left="0.0016in" fo:margin-right="0in" fo:line-height="0.1244in" fo:text-align="center" style:justify-single-word="false" fo:orphans="0" fo:widows="0" fo:text-indent="0in" style:auto-text-indent="false"/>
    </style:style>
    <style:style style:name="P171" style:family="paragraph" style:parent-style-name="Table_20_Paragraph">
      <style:paragraph-properties fo:margin-left="0.1839in" fo:margin-right="0.1811in" fo:line-height="0.1244in" fo:text-align="center" style:justify-single-word="false" fo:orphans="0" fo:widows="0" fo:text-indent="0in" style:auto-text-indent="false"/>
    </style:style>
    <style:style style:name="P172" style:family="paragraph" style:parent-style-name="Table_20_Paragraph">
      <style:paragraph-properties fo:line-height="0.1244in" fo:orphans="0" fo:widows="0"/>
    </style:style>
    <style:style style:name="P173" style:family="paragraph" style:parent-style-name="Table_20_Paragraph">
      <style:paragraph-properties fo:margin-left="0.0409in" fo:margin-right="0in" fo:line-height="0.1244in" fo:orphans="0" fo:widows="0" fo:text-indent="0in" style:auto-text-indent="false"/>
    </style:style>
    <style:style style:name="P174" style:family="paragraph" style:parent-style-name="Table_20_Paragraph">
      <style:paragraph-properties fo:margin-left="0.0472in" fo:margin-right="0in" fo:line-height="0.1244in" fo:orphans="0" fo:widows="0" fo:text-indent="0in" style:auto-text-indent="false"/>
    </style:style>
    <style:style style:name="P175" style:family="paragraph" style:parent-style-name="Table_20_Paragraph">
      <style:paragraph-properties fo:margin-left="0.0728in" fo:margin-right="0in" fo:line-height="0.1244in" fo:orphans="0" fo:widows="0" fo:text-indent="0in" style:auto-text-indent="false"/>
    </style:style>
    <style:style style:name="P176" style:family="paragraph" style:parent-style-name="Table_20_Paragraph">
      <style:paragraph-properties fo:margin-left="0in" fo:margin-right="0.5902in" fo:line-height="0.1236in" fo:text-align="end" style:justify-single-word="false" fo:orphans="0" fo:widows="0" fo:text-indent="0in" style:auto-text-indent="false"/>
    </style:style>
    <style:style style:name="P177" style:family="paragraph" style:parent-style-name="Table_20_Paragraph">
      <style:paragraph-properties fo:line-height="0.1236in" fo:orphans="0" fo:widows="0"/>
    </style:style>
    <style:style style:name="P178" style:family="paragraph" style:parent-style-name="Table_20_Paragraph">
      <style:paragraph-properties fo:margin-left="0.0472in" fo:margin-right="0in" fo:line-height="0.1236in" fo:orphans="0" fo:widows="0" fo:text-indent="0in" style:auto-text-indent="false"/>
    </style:style>
    <style:style style:name="P179" style:family="paragraph" style:parent-style-name="Table_20_Paragraph">
      <style:paragraph-properties fo:margin-left="0.0409in" fo:margin-right="0in" fo:line-height="0.1236in" fo:orphans="0" fo:widows="0" fo:text-indent="0in" style:auto-text-indent="false"/>
    </style:style>
    <style:style style:name="P180" style:family="paragraph" style:parent-style-name="Table_20_Paragraph">
      <style:paragraph-properties fo:margin-left="0.0417in" fo:margin-right="0in" fo:line-height="0.1236in" fo:orphans="0" fo:widows="0" fo:text-indent="0in" style:auto-text-indent="false"/>
    </style:style>
    <style:style style:name="P181" style:family="paragraph" style:parent-style-name="Table_20_Paragraph">
      <style:paragraph-properties fo:margin-left="0.0299in" fo:margin-right="0.2701in" fo:line-height="0.1236in" fo:text-align="center" style:justify-single-word="false" fo:orphans="0" fo:widows="0" fo:text-indent="0in" style:auto-text-indent="false"/>
    </style:style>
    <style:style style:name="P182" style:family="paragraph" style:parent-style-name="Table_20_Paragraph">
      <style:paragraph-properties fo:margin-left="0.011in" fo:margin-right="0in" fo:line-height="0.1236in" fo:text-align="center" style:justify-single-word="false" fo:orphans="0" fo:widows="0" fo:text-indent="0in" style:auto-text-indent="false"/>
    </style:style>
    <style:style style:name="P183" style:family="paragraph" style:parent-style-name="Table_20_Paragraph">
      <style:paragraph-properties fo:margin-left="0.011in" fo:margin-right="0in" fo:line-height="0.1256in" fo:text-align="center" style:justify-single-word="false" fo:orphans="0" fo:widows="0" fo:text-indent="0in" style:auto-text-indent="false"/>
    </style:style>
    <style:style style:name="P184" style:family="paragraph" style:parent-style-name="Table_20_Paragraph">
      <style:paragraph-properties fo:margin-left="0.0016in" fo:margin-right="0in" fo:line-height="0.1256in" fo:text-align="center" style:justify-single-word="false" fo:orphans="0" fo:widows="0" fo:text-indent="0in" style:auto-text-indent="false"/>
    </style:style>
    <style:style style:name="P185" style:family="paragraph" style:parent-style-name="Table_20_Paragraph">
      <style:paragraph-properties fo:line-height="0.1256in" fo:orphans="0" fo:widows="0"/>
    </style:style>
    <style:style style:name="P186" style:family="paragraph" style:parent-style-name="Table_20_Paragraph">
      <style:paragraph-properties fo:margin-left="0.0472in" fo:margin-right="0in" fo:line-height="0.1256in" fo:orphans="0" fo:widows="0" fo:text-indent="0in" style:auto-text-indent="false"/>
    </style:style>
    <style:style style:name="P187" style:family="paragraph" style:parent-style-name="Table_20_Paragraph">
      <style:paragraph-properties fo:margin-left="0.0409in" fo:margin-right="0in" fo:line-height="0.1256in" fo:orphans="0" fo:widows="0" fo:text-indent="0in" style:auto-text-indent="false"/>
    </style:style>
    <style:style style:name="P188" style:family="paragraph" style:parent-style-name="Table_20_Paragraph">
      <style:paragraph-properties fo:margin-left="0.0417in" fo:margin-right="0in" fo:line-height="0.1252in" fo:orphans="0" fo:widows="0" fo:text-indent="0in" style:auto-text-indent="false"/>
    </style:style>
    <style:style style:name="P189" style:family="paragraph" style:parent-style-name="Table_20_Paragraph">
      <style:paragraph-properties fo:line-height="0.1252in" fo:orphans="0" fo:widows="0"/>
    </style:style>
    <style:style style:name="P190" style:family="paragraph" style:parent-style-name="Table_20_Paragraph">
      <style:paragraph-properties fo:margin-left="0.0083in" fo:margin-right="0in" fo:line-height="0.1252in" fo:text-align="center" style:justify-single-word="false" fo:orphans="0" fo:widows="0" fo:text-indent="0in" style:auto-text-indent="false"/>
    </style:style>
    <style:style style:name="P191" style:family="paragraph" style:parent-style-name="Table_20_Paragraph">
      <style:paragraph-properties fo:margin-left="0.0409in" fo:margin-right="0in" fo:line-height="0.1272in" fo:orphans="0" fo:widows="0" fo:text-indent="0in" style:auto-text-indent="false"/>
    </style:style>
    <style:style style:name="P192" style:family="paragraph" style:parent-style-name="Table_20_Paragraph">
      <style:paragraph-properties fo:margin-left="0.0409in" fo:margin-right="0in" fo:margin-top="0.0008in" fo:margin-bottom="0in" style:contextual-spacing="false" fo:line-height="0.1272in" fo:orphans="0" fo:widows="0" fo:text-indent="0in" style:auto-text-indent="false"/>
    </style:style>
    <style:style style:name="P193" style:family="paragraph" style:parent-style-name="Table_20_Paragraph">
      <style:paragraph-properties fo:margin-left="0.3193in" fo:margin-right="0in" fo:line-height="0.1272in" fo:orphans="0" fo:widows="0" fo:text-indent="0in" style:auto-text-indent="false"/>
    </style:style>
    <style:style style:name="P194" style:family="paragraph" style:parent-style-name="Table_20_Paragraph">
      <style:paragraph-properties fo:margin-left="0.072in" fo:margin-right="0in" fo:line-height="0.1272in" fo:orphans="0" fo:widows="0" fo:text-indent="0in" style:auto-text-indent="false"/>
    </style:style>
    <style:style style:name="P195" style:family="paragraph" style:parent-style-name="Table_20_Paragraph">
      <style:paragraph-properties fo:line-height="0.1272in" fo:orphans="0" fo:widows="0"/>
    </style:style>
    <style:style style:name="P196" style:family="paragraph" style:parent-style-name="Table_20_Paragraph">
      <style:paragraph-properties fo:margin-left="0.0299in" fo:margin-right="0.3492in" fo:line-height="0.1272in" fo:text-align="center" style:justify-single-word="false" fo:orphans="0" fo:widows="0" fo:text-indent="0in" style:auto-text-indent="false"/>
    </style:style>
    <style:style style:name="P197" style:family="paragraph" style:parent-style-name="Table_20_Paragraph">
      <style:paragraph-properties fo:margin-left="0.0299in" fo:margin-right="0.2429in" fo:line-height="0.1272in" fo:text-align="center" style:justify-single-word="false" fo:orphans="0" fo:widows="0" fo:text-indent="0in" style:auto-text-indent="false"/>
    </style:style>
    <style:style style:name="P198" style:family="paragraph" style:parent-style-name="Table_20_Paragraph">
      <style:paragraph-properties fo:margin-left="0.0299in" fo:margin-right="0.278in" fo:margin-top="0.0008in" fo:margin-bottom="0in" style:contextual-spacing="false" fo:line-height="0.1272in" fo:text-align="center" style:justify-single-word="false" fo:orphans="0" fo:widows="0" fo:text-indent="0in" style:auto-text-indent="false"/>
    </style:style>
    <style:style style:name="P199" style:family="paragraph" style:parent-style-name="Table_20_Paragraph">
      <style:paragraph-properties fo:margin-left="0.0008in" fo:margin-right="0.278in" fo:line-height="0.1272in" fo:text-align="center" style:justify-single-word="false" fo:orphans="0" fo:widows="0" fo:text-indent="0in" style:auto-text-indent="false"/>
    </style:style>
    <style:style style:name="P200" style:family="paragraph" style:parent-style-name="Table_20_Paragraph">
      <style:paragraph-properties fo:margin-left="0.0201in" fo:margin-right="0.278in" fo:line-height="0.1272in" fo:text-align="center" style:justify-single-word="false" fo:orphans="0" fo:widows="0" fo:text-indent="0in" style:auto-text-indent="false"/>
    </style:style>
    <style:style style:name="P201" style:family="paragraph" style:parent-style-name="Table_20_Paragraph">
      <style:paragraph-properties fo:margin-left="0.0228in" fo:margin-right="0.3492in" fo:margin-top="0.0008in" fo:margin-bottom="0in" style:contextual-spacing="false" fo:line-height="0.1272in" fo:text-align="center" style:justify-single-word="false" fo:orphans="0" fo:widows="0" fo:text-indent="0in" style:auto-text-indent="false"/>
    </style:style>
    <style:style style:name="P202" style:family="paragraph" style:parent-style-name="Table_20_Paragraph">
      <style:paragraph-properties fo:margin-left="0.048in" fo:margin-right="0.1783in" fo:line-height="0.1264in" fo:orphans="0" fo:widows="0" fo:text-indent="0in" style:auto-text-indent="false"/>
    </style:style>
    <style:style style:name="P203" style:family="paragraph" style:parent-style-name="Table_20_Paragraph">
      <style:paragraph-properties fo:margin-left="0.0409in" fo:margin-right="0.3008in" fo:line-height="0.1264in" fo:orphans="0" fo:widows="0" fo:text-indent="0in" style:auto-text-indent="false"/>
    </style:style>
    <style:style style:name="P204" style:family="paragraph" style:parent-style-name="Table_20_Paragraph">
      <style:paragraph-properties fo:margin-left="0.0409in" fo:margin-right="0.1957in" fo:line-height="0.1264in" fo:orphans="0" fo:widows="0" fo:text-indent="0in" style:auto-text-indent="false"/>
    </style:style>
    <style:style style:name="P205" style:family="paragraph" style:parent-style-name="Table_20_Paragraph">
      <style:paragraph-properties fo:margin-left="0.048in" fo:margin-right="0.2984in" fo:line-height="0.1264in" fo:orphans="0" fo:widows="0" fo:text-indent="0in" style:auto-text-indent="false"/>
    </style:style>
    <style:style style:name="P206" style:family="paragraph" style:parent-style-name="Table_20_Paragraph">
      <style:paragraph-properties fo:margin-left="0.0409in" fo:margin-right="0.0236in" fo:line-height="0.1264in" fo:orphans="0" fo:widows="0" fo:text-indent="0in" style:auto-text-indent="false"/>
    </style:style>
    <style:style style:name="P207" style:family="paragraph" style:parent-style-name="Table_20_Paragraph">
      <style:paragraph-properties fo:margin-left="0.048in" fo:margin-right="0.1689in" fo:line-height="0.1264in" fo:orphans="0" fo:widows="0" fo:text-indent="0in" style:auto-text-indent="false"/>
    </style:style>
    <style:style style:name="P208" style:family="paragraph" style:parent-style-name="Table_20_Paragraph">
      <style:paragraph-properties fo:margin-left="0.048in" fo:margin-right="0.0752in" fo:line-height="0.1264in" fo:orphans="0" fo:widows="0" fo:text-indent="0in" style:auto-text-indent="false"/>
    </style:style>
    <style:style style:name="P209" style:family="paragraph" style:parent-style-name="Table_20_Paragraph">
      <style:paragraph-properties fo:margin-left="0.048in" fo:margin-right="0.4126in" fo:line-height="0.1264in" fo:orphans="0" fo:widows="0" fo:text-indent="0in" style:auto-text-indent="false"/>
    </style:style>
    <style:style style:name="P210" style:family="paragraph" style:parent-style-name="Table_20_Paragraph">
      <style:paragraph-properties fo:line-height="0.1173in" fo:orphans="0" fo:widows="0"/>
    </style:style>
    <style:style style:name="P211" style:family="paragraph" style:parent-style-name="Table_20_Paragraph">
      <style:paragraph-properties fo:margin-left="0.0008in" fo:margin-right="0.278in" fo:margin-top="0.0008in" fo:margin-bottom="0in" style:contextual-spacing="false" fo:text-align="center" style:justify-single-word="false" fo:orphans="0" fo:widows="0" fo:text-indent="0in" style:auto-text-indent="false"/>
    </style:style>
    <style:style style:name="P212" style:family="paragraph" style:parent-style-name="Table_20_Paragraph">
      <style:paragraph-properties fo:margin-left="0.0299in" fo:margin-right="0.2429in" fo:margin-top="0.0008in" fo:margin-bottom="0in" style:contextual-spacing="false" fo:text-align="center" style:justify-single-word="false" fo:orphans="0" fo:widows="0" fo:text-indent="0in" style:auto-text-indent="false"/>
    </style:style>
    <style:style style:name="P213" style:family="paragraph" style:parent-style-name="Table_20_Paragraph">
      <style:paragraph-properties fo:margin-left="0.0016in" fo:margin-right="0in" fo:margin-top="0.028in" fo:margin-bottom="0in" style:contextual-spacing="false" fo:text-align="center" style:justify-single-word="false" fo:orphans="0" fo:widows="0" fo:text-indent="0in" style:auto-text-indent="false"/>
    </style:style>
    <style:style style:name="P214" style:family="paragraph" style:parent-style-name="Table_20_Paragraph">
      <style:paragraph-properties fo:margin-left="0.0299in" fo:margin-right="0.2102in" fo:margin-top="0.0008in" fo:margin-bottom="0in" style:contextual-spacing="false" fo:line-height="101%" fo:text-align="center" style:justify-single-word="false" fo:orphans="0" fo:widows="0" fo:text-indent="0in" style:auto-text-indent="false"/>
    </style:style>
    <style:style style:name="P215" style:family="paragraph" style:parent-style-name="Table_20_Paragraph">
      <style:paragraph-properties fo:margin-left="0.0409in" fo:margin-right="0.1902in" fo:line-height="101%" fo:orphans="0" fo:widows="0" fo:text-indent="0in" style:auto-text-indent="false"/>
    </style:style>
    <style:style style:name="P216" style:family="paragraph" style:parent-style-name="Table_20_Paragraph">
      <style:paragraph-properties fo:margin-left="0.048in" fo:margin-right="0.2583in" fo:margin-top="0.0028in" fo:margin-bottom="0in" style:contextual-spacing="false" style:line-height-at-least="0.25in" fo:orphans="0" fo:widows="0" fo:text-indent="0in" style:auto-text-indent="false"/>
    </style:style>
    <style:style style:name="P217" style:family="paragraph" style:parent-style-name="Table_20_Paragraph">
      <style:paragraph-properties fo:line-height="0.102in" fo:orphans="0" fo:widows="0"/>
    </style:style>
    <style:style style:name="P218" style:family="paragraph" style:parent-style-name="Table_20_Paragraph">
      <style:paragraph-properties fo:margin-left="0.011in" fo:margin-right="0in" fo:line-height="0.1217in" fo:text-align="center" style:justify-single-word="false" fo:orphans="0" fo:widows="0" fo:text-indent="0in" style:auto-text-indent="false"/>
    </style:style>
    <style:style style:name="P219" style:family="paragraph" style:parent-style-name="Table_20_Paragraph">
      <style:paragraph-properties fo:margin-left="0.0083in" fo:margin-right="0in" fo:line-height="0.1217in" fo:text-align="center" style:justify-single-word="false" fo:orphans="0" fo:widows="0" fo:text-indent="0in" style:auto-text-indent="false"/>
    </style:style>
    <style:style style:name="P220" style:family="paragraph" style:parent-style-name="Table_20_Paragraph">
      <style:paragraph-properties fo:line-height="0.1217in" fo:orphans="0" fo:widows="0"/>
    </style:style>
    <style:style style:name="P221" style:family="paragraph" style:parent-style-name="Table_20_Paragraph">
      <style:paragraph-properties fo:margin-left="0.0409in" fo:margin-right="0in" fo:line-height="0.1217in" fo:orphans="0" fo:widows="0" fo:text-indent="0in" style:auto-text-indent="false"/>
    </style:style>
    <style:style style:name="P222" style:family="paragraph" style:parent-style-name="Table_20_Paragraph">
      <style:paragraph-properties fo:margin-left="0.0409in" fo:margin-right="0in" fo:line-height="0.1228in" fo:orphans="0" fo:widows="0" fo:text-indent="0in" style:auto-text-indent="false"/>
    </style:style>
    <style:style style:name="P223" style:family="paragraph" style:parent-style-name="Table_20_Paragraph">
      <style:paragraph-properties fo:margin-left="0.0083in" fo:margin-right="0in" fo:line-height="0.1228in" fo:text-align="center" style:justify-single-word="false" fo:orphans="0" fo:widows="0" fo:text-indent="0in" style:auto-text-indent="false"/>
    </style:style>
    <style:style style:name="P224" style:family="paragraph" style:parent-style-name="Table_20_Paragraph">
      <style:paragraph-properties fo:margin-left="0.0492in" fo:margin-right="0in" fo:line-height="0.1043in" fo:orphans="0" fo:widows="0" fo:text-indent="0in" style:auto-text-indent="false"/>
    </style:style>
    <style:style style:name="P225" style:family="paragraph" style:parent-style-name="Table_20_Paragraph">
      <style:paragraph-properties fo:margin-left="0.0409in" fo:margin-right="0in" fo:line-height="0.1126in" fo:orphans="0" fo:widows="0" fo:text-indent="0in" style:auto-text-indent="false"/>
    </style:style>
    <style:style style:name="P226" style:family="paragraph" style:parent-style-name="Table_20_Paragraph">
      <style:paragraph-properties fo:margin-top="0.0008in" fo:margin-bottom="0in" style:contextual-spacing="false" fo:line-height="0.1126in" fo:orphans="0" fo:widows="0"/>
    </style:style>
    <style:style style:name="P227" style:family="paragraph" style:parent-style-name="Table_20_Paragraph">
      <style:paragraph-properties fo:line-height="0.1126in" fo:orphans="0" fo:widows="0"/>
    </style:style>
    <style:style style:name="P228" style:family="paragraph" style:parent-style-name="Table_20_Paragraph">
      <style:paragraph-properties fo:margin-left="0.048in" fo:margin-right="0.3083in" fo:text-align="justify" style:justify-single-word="false" fo:orphans="0" fo:widows="0" fo:text-indent="-0.0008in" style:auto-text-indent="false"/>
    </style:style>
    <style:style style:name="P229" style:family="paragraph" style:parent-style-name="Table_20_Paragraph">
      <style:paragraph-properties fo:margin-left="0.011in" fo:margin-right="0in" fo:line-height="0.1189in" fo:text-align="center" style:justify-single-word="false" fo:orphans="0" fo:widows="0" fo:text-indent="0in" style:auto-text-indent="false"/>
    </style:style>
    <style:style style:name="P230" style:family="paragraph" style:parent-style-name="Table_20_Paragraph">
      <style:paragraph-properties fo:line-height="0.1189in" fo:orphans="0" fo:widows="0"/>
    </style:style>
    <style:style style:name="P231" style:family="paragraph" style:parent-style-name="Table_20_Paragraph">
      <style:paragraph-properties fo:margin-left="0.0409in" fo:margin-right="0in" fo:line-height="0.1189in" fo:orphans="0" fo:widows="0" fo:text-indent="0in" style:auto-text-indent="false"/>
    </style:style>
    <style:style style:name="P232" style:family="paragraph" style:parent-style-name="Table_20_Paragraph">
      <style:paragraph-properties fo:margin-left="0in" fo:margin-right="0in" fo:orphans="0" fo:widows="0" fo:text-indent="0in" style:auto-text-indent="false"/>
      <style:text-properties style:font-name="Times New Roman" fo:font-size="6pt" style:font-size-asian="6pt"/>
    </style:style>
    <style:style style:name="P233" style:family="paragraph" style:parent-style-name="Table_20_Paragraph">
      <style:paragraph-properties fo:margin-left="0in" fo:margin-right="0in" fo:orphans="0" fo:widows="0" fo:text-indent="0in" style:auto-text-indent="false"/>
      <style:text-properties style:font-name="Times New Roman" fo:font-size="8pt" style:font-size-asian="8pt"/>
    </style:style>
    <style:style style:name="P234" style:family="paragraph" style:parent-style-name="Text_20_body">
      <style:text-properties style:font-name="Arial" fo:font-weight="bold" style:font-weight-asian="bold"/>
    </style:style>
    <style:style style:name="P235" style:family="paragraph" style:parent-style-name="Text_20_body">
      <style:paragraph-properties fo:margin-top="0in" fo:margin-bottom="0.0008in" style:contextual-spacing="false"/>
      <style:text-properties style:font-name="Arial" fo:font-weight="bold" style:font-weight-asian="bold"/>
    </style:style>
    <style:style style:name="P236" style:family="paragraph" style:parent-style-name="Text_20_body" style:master-page-name="Standard">
      <style:paragraph-properties fo:margin-top="0.0075in" fo:margin-bottom="0in" style:contextual-spacing="false" style:page-number="auto"/>
      <style:text-properties style:font-name="Arial" fo:font-weight="bold" style:font-weight-asian="bold"/>
    </style:style>
    <style:style style:name="P237" style:family="paragraph" style:parent-style-name="Text_20_body" style:master-page-name="Converted1">
      <style:paragraph-properties fo:margin-top="0.0028in" fo:margin-bottom="0in" style:contextual-spacing="false" style:page-number="auto"/>
      <style:text-properties style:font-name="Arial" fo:font-size="10.5pt" fo:font-weight="bold" style:font-size-asian="10.5pt" style:font-weight-asian="bold"/>
    </style:style>
    <style:style style:name="P238" style:family="paragraph" style:parent-style-name="Text_20_body" style:master-page-name="Converted2">
      <style:paragraph-properties fo:margin-top="0.0028in" fo:margin-bottom="0in" style:contextual-spacing="false" style:page-number="auto"/>
      <style:text-properties style:font-name="Arial" fo:font-size="10.5pt" fo:font-weight="bold" style:font-size-asian="10.5pt" style:font-weight-asian="bold"/>
    </style:style>
    <style:style style:name="P239" style:family="paragraph" style:parent-style-name="Text_20_body" style:master-page-name="Converted3">
      <style:paragraph-properties fo:margin-top="0.0028in" fo:margin-bottom="0in" style:contextual-spacing="false" style:page-number="auto"/>
      <style:text-properties style:font-name="Arial" fo:font-size="10.5pt" fo:font-weight="bold" style:font-size-asian="10.5pt" style:font-weight-asian="bold"/>
    </style:style>
    <style:style style:name="P240" style:family="paragraph" style:parent-style-name="Text_20_body" style:master-page-name="Converted4">
      <style:paragraph-properties fo:margin-top="0.0028in" fo:margin-bottom="0in" style:contextual-spacing="false" style:page-number="auto"/>
      <style:text-properties style:font-name="Arial" fo:font-size="10.5pt" fo:font-weight="bold" style:font-size-asian="10.5pt" style:font-weight-asian="bold"/>
    </style:style>
    <style:style style:name="P241" style:family="paragraph" style:parent-style-name="Text_20_body" style:master-page-name="Converted5">
      <style:paragraph-properties fo:margin-top="0.0028in" fo:margin-bottom="0in" style:contextual-spacing="false" style:page-number="auto"/>
      <style:text-properties style:font-name="Arial" fo:font-size="10.5pt" fo:font-weight="bold" style:font-size-asian="10.5pt" style:font-weight-asian="bold"/>
    </style:style>
    <style:style style:name="P242" style:family="paragraph" style:parent-style-name="Text_20_body">
      <style:paragraph-properties fo:line-height="5%"/>
    </style:style>
    <style:style style:name="P243" style:family="paragraph" style:parent-style-name="Text_20_body">
      <style:paragraph-properties fo:margin-left="0.0173in" fo:margin-right="0.0161in" fo:text-align="center" style:justify-single-word="false" fo:text-indent="0in" style:auto-text-indent="false"/>
    </style:style>
    <style:style style:name="P244" style:family="paragraph" style:parent-style-name="Text_20_body">
      <style:paragraph-properties fo:margin-top="0.0075in" fo:margin-bottom="0in" style:contextual-spacing="false"/>
      <style:text-properties fo:font-size="9.5pt" style:font-size-asian="9.5pt"/>
    </style:style>
    <style:style style:name="P245" style:family="paragraph" style:parent-style-name="Text_20_body">
      <style:paragraph-properties fo:margin-top="0.0047in" fo:margin-bottom="0in" style:contextual-spacing="false"/>
      <style:text-properties fo:font-size="9.5pt" style:font-size-asian="9.5pt"/>
    </style:style>
    <style:style style:name="P246" style:family="paragraph" style:parent-style-name="Text_20_body">
      <style:paragraph-properties fo:margin-top="0.0063in" fo:margin-bottom="0in" style:contextual-spacing="false"/>
    </style:style>
    <style:style style:name="P247" style:family="paragraph" style:parent-style-name="Title" style:list-style-name="WWNum1">
      <style:paragraph-properties fo:margin-left="0.4835in" fo:margin-right="0in" fo:margin-top="0.0638in" fo:margin-bottom="0in" style:contextual-spacing="false" fo:line-height="100%" fo:text-align="start" style:justify-single-word="false" fo:text-indent="-0.4008in" style:auto-text-indent="false">
        <style:tab-stops>
          <style:tab-stop style:position="0.4827in"/>
          <style:tab-stop style:position="0.4835in"/>
        </style:tab-stops>
      </style:paragraph-properties>
    </style:style>
    <style:style style:name="P248" style:family="paragraph">
      <loext:graphic-properties draw:fill="solid" draw:fill-color="#000000"/>
      <style:paragraph-properties fo:text-align="center"/>
    </style:style>
    <style:style style:name="P249" style:family="paragraph">
      <loext:graphic-properties draw:fill="solid" draw:fill-color="#000000"/>
      <style:paragraph-properties fo:text-align="center"/>
      <style:text-properties fo:font-size="11pt"/>
    </style:style>
    <style:style style:name="T1" style:family="text">
      <style:text-properties fo:letter-spacing="-0.0028in"/>
    </style:style>
    <style:style style:name="T2" style:family="text">
      <style:text-properties style:font-name="Arial" fo:font-size="8pt" fo:font-weight="bold" style:font-size-asian="8pt" style:font-weight-asian="bold"/>
    </style:style>
    <style:style style:name="T3" style:family="text">
      <style:text-properties style:font-name="Arial" fo:font-size="10pt" fo:font-weight="bold" style:font-size-asian="10pt" style:font-weight-asian="bold"/>
    </style:style>
    <style:style style:name="T4" style:family="text">
      <style:text-properties style:font-name="Arial" fo:font-size="10pt" fo:letter-spacing="-0.0043in" fo:font-weight="bold" style:font-size-asian="10pt" style:font-weight-asian="bold"/>
    </style:style>
    <style:style style:name="T5" style:family="text">
      <style:text-properties style:font-name="Arial" fo:font-size="10pt" fo:letter-spacing="-0.0043in" style:text-underline-style="solid" style:text-underline-width="auto" style:text-underline-color="font-color" fo:font-weight="bold" style:font-size-asian="10pt" style:font-weight-asian="bold"/>
    </style:style>
    <style:style style:name="T6" style:family="text">
      <style:text-properties style:font-name="Arial" fo:font-size="10pt" fo:letter-spacing="-0.0016in" fo:font-weight="bold" style:font-size-asian="10pt" style:font-weight-asian="bold"/>
    </style:style>
    <style:style style:name="T7" style:family="text">
      <style:text-properties style:font-name="Arial" fo:font-size="10pt" fo:letter-spacing="-0.0016in" style:text-underline-style="solid" style:text-underline-width="auto" style:text-underline-color="font-color" fo:font-weight="bold" style:font-size-asian="10pt" style:font-weight-asian="bold"/>
    </style:style>
    <style:style style:name="T8" style:family="text">
      <style:text-properties style:font-name="Arial" fo:font-size="10pt" fo:letter-spacing="-0.002in" fo:font-weight="bold" style:font-size-asian="10pt" style:font-weight-asian="bold"/>
    </style:style>
    <style:style style:name="T9" style:family="text">
      <style:text-properties style:font-name="Arial" fo:font-size="10pt" fo:letter-spacing="-0.002in" style:text-underline-style="solid" style:text-underline-width="auto" style:text-underline-color="font-color" fo:font-weight="bold" style:font-size-asian="10pt" style:font-weight-asian="bold"/>
    </style:style>
    <style:style style:name="T10" style:family="text">
      <style:text-properties style:font-name="Arial" fo:font-size="10pt" fo:letter-spacing="-0.0028in" fo:font-weight="bold" style:font-size-asian="10pt" style:font-weight-asian="bold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/>
    </style:style>
    <style:style style:name="T12" style:family="text">
      <style:text-properties style:font-name="Arial" fo:font-size="7pt" style:font-size-asian="7pt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text-scale="100%"/>
    </style:style>
    <style:style style:name="T15" style:family="text">
      <style:text-properties fo:font-size="8pt" fo:letter-spacing="-0.0016in" style:font-size-asian="8pt"/>
    </style:style>
    <style:style style:name="T16" style:family="text">
      <style:text-properties fo:font-size="8pt" fo:letter-spacing="-0.0016in" fo:background-color="#c1c1c1" loext:char-shading-value="0" style:font-size-asian="8pt"/>
    </style:style>
    <style:style style:name="T17" style:family="text">
      <style:text-properties fo:font-size="8pt" fo:letter-spacing="-0.002in" style:font-size-asian="8pt"/>
    </style:style>
    <style:style style:name="T18" style:family="text">
      <style:text-properties fo:font-size="8pt" fo:letter-spacing="-0.002in" fo:background-color="#c1c1c1" loext:char-shading-value="0" style:font-size-asian="8pt"/>
    </style:style>
    <style:style style:name="T19" style:family="text">
      <style:text-properties fo:font-size="8pt" fo:letter-spacing="-0.0035in" style:font-size-asian="8pt"/>
    </style:style>
    <style:style style:name="T20" style:family="text">
      <style:text-properties fo:font-size="8pt" fo:letter-spacing="-0.0035in" fo:background-color="#c1c1c1" loext:char-shading-value="0" style:font-size-asian="8pt"/>
    </style:style>
    <style:style style:name="T21" style:family="text">
      <style:text-properties fo:font-size="8pt" fo:letter-spacing="0.0008in" style:font-size-asian="8pt"/>
    </style:style>
    <style:style style:name="T22" style:family="text">
      <style:text-properties fo:font-size="8pt" fo:letter-spacing="-0.0043in" style:font-size-asian="8pt"/>
    </style:style>
    <style:style style:name="T23" style:family="text">
      <style:text-properties fo:font-size="8pt" fo:letter-spacing="0.0307in" style:font-size-asian="8pt"/>
    </style:style>
    <style:style style:name="T24" style:family="text">
      <style:text-properties fo:font-size="8pt" fo:letter-spacing="-0.0008in" style:font-size-asian="8pt"/>
    </style:style>
    <style:style style:name="T25" style:family="text">
      <style:text-properties fo:font-size="8pt" fo:letter-spacing="-0.0008in" fo:background-color="#c1c1c1" loext:char-shading-value="0" style:font-size-asian="8pt"/>
    </style:style>
    <style:style style:name="T26" style:family="text">
      <style:text-properties fo:font-size="8pt" fo:letter-spacing="-0.0028in" style:font-size-asian="8pt"/>
    </style:style>
    <style:style style:name="T27" style:family="text">
      <style:text-properties fo:font-size="8pt" fo:letter-spacing="-0.0028in" fo:background-color="#c1c1c1" loext:char-shading-value="0" style:font-size-asian="8pt"/>
    </style:style>
    <style:style style:name="T28" style:family="text">
      <style:text-properties fo:font-size="8pt" fo:letter-spacing="-0.0291in" style:font-size-asian="8pt"/>
    </style:style>
    <style:style style:name="T29" style:family="text">
      <style:text-properties fo:font-size="8pt" fo:letter-spacing="0.0264in" style:font-size-asian="8pt"/>
    </style:style>
    <style:style style:name="T30" style:family="text">
      <style:text-properties fo:font-size="8pt" fo:background-color="#c1c1c1" loext:char-shading-value="0" style:font-size-asian="8pt"/>
    </style:style>
    <style:style style:name="T31" style:family="text">
      <style:text-properties fo:font-size="8pt" fo:letter-spacing="0.0016in" style:font-size-asian="8pt"/>
    </style:style>
    <style:style style:name="T32" style:family="text">
      <style:text-properties fo:font-size="8pt" fo:letter-spacing="-0.0047in" style:font-size-asian="8pt"/>
    </style:style>
    <style:style style:name="T33" style:family="text">
      <style:text-properties fo:font-size="8pt" fo:letter-spacing="0.0311in" style:font-size-asian="8pt"/>
    </style:style>
    <style:style style:name="T34" style:family="text">
      <style:text-properties fo:font-size="8pt" fo:letter-spacing="0.0291in" style:font-size-asian="8pt"/>
    </style:style>
    <style:style style:name="T35" style:family="text">
      <style:text-properties fo:font-size="8pt" fo:letter-spacing="-0.0283in" style:font-size-asian="8pt"/>
    </style:style>
    <style:style style:name="T36" style:family="text">
      <style:text-properties fo:font-size="8pt" fo:letter-spacing="-0.0299in" style:font-size-asian="8pt"/>
    </style:style>
    <style:style style:name="T37" style:family="text">
      <style:text-properties fo:font-size="8pt" fo:letter-spacing="-0.0055in" style:font-size-asian="8pt"/>
    </style:style>
    <style:style style:name="T38" style:family="text">
      <style:text-properties fo:font-size="8pt" fo:letter-spacing="0.0299in" style:font-size-asian="8pt"/>
    </style:style>
    <style:style style:name="T39" style:family="text">
      <style:text-properties style:font-name="Times New Roman" fo:font-size="8pt" style:font-size-asian="8pt"/>
    </style:style>
    <style:style style:name="T40" style:family="text">
      <style:text-properties style:font-name="Times New Roman" fo:font-size="8pt" style:font-size-asian="8pt" style:text-scale="100%"/>
    </style:style>
    <style:style style:name="T41" style:family="text">
      <style:text-properties style:font-name="Times New Roman" fo:font-size="8pt" fo:letter-spacing="-0.0256in" style:font-size-asian="8pt"/>
    </style:style>
    <style:style style:name="T42" style:family="text">
      <style:text-properties style:font-name="Times New Roman" fo:font-size="8pt" fo:letter-spacing="-0.0264in" style:font-size-asian="8pt"/>
    </style:style>
    <style:style style:name="T43" style:family="text">
      <style:text-properties style:font-name="Times New Roman" fo:font-size="8pt" fo:letter-spacing="-0.002in" style:font-size-asian="8pt"/>
    </style:style>
    <style:style style:name="T44" style:family="text">
      <style:text-properties style:font-name="Times New Roman" fo:font-size="8pt" fo:letter-spacing="-0.0008in" style:font-size-asian="8pt"/>
    </style:style>
    <style:style style:name="T45" style:family="text">
      <style:text-properties style:font-name="Times New Roman" fo:font-size="8pt" fo:letter-spacing="-0.0043in" style:font-size-asian="8pt"/>
    </style:style>
    <style:style style:name="T46" style:family="text">
      <style:text-properties style:font-name="Times New Roman" fo:font-size="8pt" fo:letter-spacing="-0.0028in" style:font-size-asian="8pt"/>
    </style:style>
    <style:style style:name="T47" style:family="text">
      <style:text-properties style:font-name="Times New Roman" fo:font-size="8pt" fo:letter-spacing="-0.0016in" style:font-size-asian="8pt"/>
    </style:style>
    <style:style style:name="T48" style:family="text">
      <style:text-properties style:font-name="Times New Roman" fo:font-size="8pt" fo:letter-spacing="-0.0035in" style:font-size-asian="8pt"/>
    </style:style>
    <style:style style:name="T49" style:family="text">
      <style:text-properties style:font-name="Times New Roman" fo:font-size="8pt" fo:letter-spacing="-0.0055in" style:font-size-asian="8pt"/>
    </style:style>
    <style:style style:name="T50" style:family="text">
      <style:text-properties style:font-name="Times New Roman" fo:font-size="8pt" fo:letter-spacing="0.0008in" style:font-size-asian="8pt"/>
    </style:style>
    <style:style style:name="T51" style:family="text">
      <style:text-properties style:font-name="Times New Roman" fo:font-size="8pt" fo:letter-spacing="0.0236in" style:font-size-asian="8pt"/>
    </style:style>
    <style:style style:name="T52" style:family="text">
      <style:text-properties style:font-name="Times New Roman" fo:font-size="10pt" style:text-underline-style="solid" style:text-underline-width="auto" style:text-underline-color="font-color" style:font-size-asian="10pt"/>
    </style:style>
    <style:style style:name="T53" style:family="text">
      <style:text-properties style:font-name="Times New Roman" fo:font-size="10pt" style:text-underline-style="solid" style:text-underline-width="auto" style:text-underline-color="font-color" style:font-size-asian="10pt" style:text-scale="99%"/>
    </style:style>
    <style:style style:name="T54" style:family="text">
      <style:text-properties style:font-name="Times New Roman" fo:font-size="10pt" fo:letter-spacing="-0.0173in" style:text-underline-style="solid" style:text-underline-width="auto" style:text-underline-color="font-color" style:font-size-asian="10pt"/>
    </style:style>
    <style:style style:name="T55" style:family="text">
      <style:text-properties fo:font-size="10pt" style:font-size-asian="10pt"/>
    </style:style>
    <style:style style:name="T56" style:family="text">
      <style:text-properties fo:font-size="10pt" fo:letter-spacing="-0.0028in" style:font-size-asian="10pt"/>
    </style:style>
    <style:style style:name="T57" style:family="text">
      <style:text-properties fo:font-size="10pt" fo:letter-spacing="-0.0016in" style:font-size-asian="10pt"/>
    </style:style>
    <style:style style:name="T58" style:family="text">
      <style:text-properties fo:font-size="9pt" style:font-size-asian="9pt"/>
    </style:style>
    <style:style style:name="T59" style:family="text">
      <style:text-properties fo:font-size="9pt" fo:letter-spacing="-0.002in" style:font-size-asian="9pt"/>
    </style:style>
    <style:style style:name="T60" style:family="text">
      <style:text-properties fo:font-size="9pt" fo:letter-spacing="-0.0035in" style:font-size-asian="9pt"/>
    </style:style>
    <style:style style:name="T61" style:family="text">
      <style:text-properties fo:font-size="9pt" fo:letter-spacing="-0.0008in" style:font-size-asian="9pt"/>
    </style:style>
    <style:style style:name="T62" style:family="text">
      <style:text-properties fo:font-size="9pt" fo:letter-spacing="-0.0016in" style:font-size-asian="9pt"/>
    </style:style>
    <style:style style:name="T63" style:family="text">
      <style:text-properties fo:letter-spacing="-0.0043in"/>
    </style:style>
    <style:style style:name="T64" style:family="text">
      <style:text-properties fo:letter-spacing="-0.0016in"/>
    </style:style>
    <style:style style:name="T65" style:family="text">
      <style:text-properties fo:letter-spacing="-0.002in"/>
    </style:style>
    <style:style style:name="T66" style:family="text">
      <style:text-properties fo:letter-spacing="-0.0362in"/>
    </style:style>
    <style:style style:name="T67" style:family="text">
      <style:text-properties fo:letter-spacing="-0.0008in"/>
    </style:style>
    <style:style style:name="T68" style:family="text">
      <style:text-properties fo:letter-spacing="0.0016in"/>
    </style:style>
    <style:style style:name="T69" style:family="text">
      <style:text-properties style:text-position="-14% 100%" style:font-name="Times New Roman" fo:font-size="7pt" fo:letter-spacing="-0.0236in" style:font-size-asian="7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000000" draw:textarea-horizontal-align="center" draw:textarea-vertical-align="top" draw:auto-grow-height="false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true"/>
    </style:style>
    <style:style style:name="gr3" style:family="graphic">
      <style:graphic-properties draw:stroke="none" svg:stroke-width="0in" draw:fill="solid" draw:fill-color="#000000" draw:textarea-horizontal-align="center" draw:textarea-vertical-align="top" draw:auto-grow-height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36"/>
        <text:p text:style-name="P235"/>
      </text:section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 table:style-name="Table1.1">
          <table:table-cell table:style-name="Table1.A1" table:number-columns-spanned="4" office:value-type="string">
            <text:p text:style-name="P6"><text:span text:style-name="T2">Command</text:span></text:p>
            <text:p text:style-name="P10"><text:span text:style-name="T13">Outgoing</text:span><text:span text:style-name="T15"> </text:span><text:span text:style-name="T13">request</text:span><text:span text:style-name="T17"> </text:span><text:span text:style-name="T13">submitted</text:span><text:span text:style-name="T19"> </text:span><text:span text:style-name="T13">from</text:span><text:span text:style-name="T17"> </text:span><text:span text:style-name="T13">HyperTerminal</text:span></text:p>
          </table:table-cell>
          <table:covered-table-cell/>
          <table:covered-table-cell/>
          <table:covered-table-cell/>
          <table:table-cell table:style-name="Table1.E1" office:value-type="string">
            <text:p text:style-name="P7"><text:span text:style-name="T2">Reply</text:span></text:p>
            <text:p text:style-name="P11"><text:span text:style-name="T13">Incoming positive</text:span><text:span text:style-name="T21"> </text:span><text:span text:style-name="T13">response</text:span><text:span text:style-name="T17"> </text:span><text:span text:style-name="T13">returned</text:span><text:span text:style-name="T22"> </text:span><text:span text:style-name="T13">by</text:span><text:span text:style-name="T22"> </text:span><text:span text:style-name="T13">the</text:span></text:p>
            <text:p text:style-name="P93"><text:span text:style-name="T13">amplifier</text:span></text:p>
          </table:table-cell>
        </table:table-row>
        <table:table-row table:style-name="Table1.2">
          <table:table-cell table:style-name="Table1.A2" office:value-type="string">
            <text:p text:style-name="P97"><text:span text:style-name="T2">P/T</text:span></text:p>
          </table:table-cell>
          <table:table-cell table:style-name="Table1.A2" office:value-type="string">
            <text:p text:style-name="P99"><text:span text:style-name="T2">Name</text:span></text:p>
          </table:table-cell>
          <table:table-cell table:style-name="Table1.A2" office:value-type="string">
            <text:p text:style-name="P99"><text:span text:style-name="T2">Arguments</text:span></text:p>
          </table:table-cell>
          <table:table-cell table:style-name="Table1.A1" office:value-type="string">
            <text:p text:style-name="P99"><text:span text:style-name="T2">Description</text:span></text:p>
          </table:table-cell>
          <table:table-cell table:style-name="Table1.E1" office:value-type="string">
            <text:p text:style-name="P100"><text:span text:style-name="T2">Arguments</text:span></text:p>
          </table:table-cell>
        </table:table-row>
        <table:table-row table:style-name="Table1.2">
          <table:table-cell table:style-name="Table1.A2" office:value-type="string">
            <text:p text:style-name="P98"><text:span text:style-name="T14">P</text:span></text:p>
          </table:table-cell>
          <table:table-cell table:style-name="Table1.A2" office:value-type="string">
            <text:p text:style-name="P99"><text:span text:style-name="T13">CLREE</text:span></text:p>
          </table:table-cell>
          <table:table-cell table:style-name="Table1.A2" office:value-type="string">
            <text:p text:style-name="P99"><text:span text:style-name="T13">None</text:span><text:span text:style-name="T15"> </text:span><text:span text:style-name="T13">or</text:span><text:span text:style-name="T23"> </text:span><text:span text:style-name="T13">1:[0]</text:span></text:p>
          </table:table-cell>
          <table:table-cell table:style-name="Table1.A1" office:value-type="string">
            <text:p text:style-name="P101"><text:span text:style-name="T13">Restore</text:span><text:span text:style-name="T15"> </text:span><text:span text:style-name="T13">Default</text:span><text:span text:style-name="T17"> </text:span><text:span text:style-name="T13">Settings</text:span></text:p>
            <text:p text:style-name="P104"><text:span text:style-name="T13">in</text:span><text:span text:style-name="T24"> </text:span><text:span text:style-name="T13">non-volatile</text:span><text:span text:style-name="T26"> </text:span><text:span text:style-name="T13">memory</text:span></text:p>
          </table:table-cell>
          <table:table-cell table:style-name="Table1.E1" office:value-type="string">
            <text:p text:style-name="P100"><text:span text:style-name="T13">None</text:span></text:p>
          </table:table-cell>
        </table:table-row>
        <table:table-row table:style-name="Table1.4">
          <table:table-cell table:style-name="Table1.A2" office:value-type="string">
            <text:p text:style-name="P108"><text:span text:style-name="T14">P</text:span></text:p>
          </table:table-cell>
          <table:table-cell table:style-name="Table1.A2" office:value-type="string">
            <text:p text:style-name="P114"><text:span text:style-name="T13">FWRESET</text:span></text:p>
          </table:table-cell>
          <table:table-cell table:style-name="Table1.A2" office:value-type="string">
            <text:p text:style-name="P114"><text:span text:style-name="T13">None</text:span></text:p>
          </table:table-cell>
          <table:table-cell table:style-name="Table1.A1" office:value-type="string">
            <text:p text:style-name="P115"><text:span text:style-name="T13">Firmware</text:span><text:span text:style-name="T17"> </text:span><text:span text:style-name="T13">reset</text:span></text:p>
          </table:table-cell>
          <table:table-cell table:style-name="Table1.E1" office:value-type="string">
            <text:p text:style-name="P116"><text:span text:style-name="T13">None</text:span></text:p>
          </table:table-cell>
        </table:table-row>
        <table:table-row table:style-name="Table1.5">
          <table:table-cell table:style-name="Table1.A2" office:value-type="string">
            <text:p text:style-name="P98"><text:span text:style-name="T14">P</text:span></text:p>
          </table:table-cell>
          <table:table-cell table:style-name="Table1.A2" office:value-type="string">
            <text:p text:style-name="P99"><text:span text:style-name="T13">GETACCCURMAX</text:span></text:p>
          </table:table-cell>
          <table:table-cell table:style-name="Table1.A2" office:value-type="string">
            <text:p text:style-name="P99"><text:span text:style-name="T13">None</text:span></text:p>
          </table:table-cell>
          <table:table-cell table:style-name="Table1.A1" office:value-type="string">
            <text:p text:style-name="P13"><text:span text:style-name="T13">Get the maximum current</text:span><text:span text:style-name="T28"> </text:span><text:span text:style-name="T13">setpoint in ACC mode. A</text:span><text:span text:style-name="T21"> </text:span><text:span text:style-name="T13">zero value indicates</text:span><text:span text:style-name="T21"> </text:span><text:span text:style-name="T13">no</text:span><text:span text:style-name="T21"> </text:span><text:span text:style-name="T13">special limit in ACC mode</text:span><text:span text:style-name="T28"> </text:span><text:span text:style-name="T13">than</text:span><text:span text:style-name="T15"> </text:span><text:span text:style-name="T13">the</text:span><text:span text:style-name="T17"> </text:span><text:span text:style-name="T13">one</text:span><text:span text:style-name="T21"> </text:span><text:span text:style-name="T13">returned</text:span><text:span text:style-name="T17"> </text:span><text:span text:style-name="T13">by</text:span></text:p>
            <text:p text:style-name="P119"><text:span text:style-name="T13">GETLDLIM</text:span></text:p>
          </table:table-cell>
          <table:table-cell table:style-name="Table1.E1" office:value-type="string">
            <text:p text:style-name="P123"><text:span text:style-name="T13">1: : Maximum Current in</text:span><text:span text:style-name="T21"> </text:span><text:span text:style-name="T13">ACC</text:span><text:span text:style-name="T22"> </text:span><text:span text:style-name="T13">mode,</text:span><text:span text:style-name="T17"> </text:span><text:span text:style-name="T13">integer,</text:span><text:span text:style-name="T29"> </text:span><text:span text:style-name="T13">mA</text:span></text:p>
          </table:table-cell>
        </table:table-row>
        <table:table-row table:style-name="Table1.6">
          <table:table-cell table:style-name="Table1.A2" office:value-type="string">
            <text:p text:style-name="P98"><text:span text:style-name="T14">P</text:span></text:p>
          </table:table-cell>
          <table:table-cell table:style-name="Table1.A2" office:value-type="string">
            <text:p text:style-name="P99"><text:span text:style-name="T13">GETACTEFF</text:span></text:p>
            <text:p text:style-name="P132"/>
            <text:p text:style-name="P144"><text:span text:style-name="T30">(For Laser with OutPwr</text:span><text:span text:style-name="T28"> </text:span><text:span text:style-name="T30">Efficiency</text:span><text:span text:style-name="T27"> </text:span><text:span text:style-name="T30">Protection.)</text:span></text:p>
          </table:table-cell>
          <table:table-cell table:style-name="Table1.A2" office:value-type="string">
            <text:p text:style-name="P99"><text:span text:style-name="T13">None</text:span></text:p>
          </table:table-cell>
          <table:table-cell table:style-name="Table1.A1" office:value-type="string">
            <text:p text:style-name="P14"><text:span text:style-name="T39">Get Actual Laser Efficiency</text:span><text:span text:style-name="T41"> </text:span><text:span text:style-name="T39">values.</text:span></text:p>
          </table:table-cell>
          <table:table-cell table:style-name="Table1.E1" office:value-type="string">
            <text:p text:style-name="P15"><text:span text:style-name="T39">1: Actual Current, float, mA</text:span><text:span text:style-name="T42"> </text:span><text:span text:style-name="T39">2:</text:span><text:span text:style-name="T43"> </text:span><text:span text:style-name="T39">Actual</text:span><text:span text:style-name="T43"> </text:span><text:span text:style-name="T39">Power,</text:span><text:span text:style-name="T43"> </text:span><text:span text:style-name="T39">float,</text:span><text:span text:style-name="T44"> </text:span><text:span text:style-name="T39">mW</text:span></text:p>
            <text:p text:style-name="P151"><text:span text:style-name="T39">3:</text:span><text:span text:style-name="T45"> </text:span><text:span text:style-name="T39">Actual</text:span><text:span text:style-name="T45"> </text:span><text:span text:style-name="T39">Efficiency,</text:span><text:span text:style-name="T46"> </text:span><text:span text:style-name="T39">float,</text:span><text:span text:style-name="T41"> </text:span><text:span text:style-name="T39">W/A</text:span></text:p>
          </table:table-cell>
        </table:table-row>
        <table:table-row table:style-name="Table1.7">
          <table:table-cell table:style-name="Table1.A2" office:value-type="string">
            <text:p text:style-name="P159"><text:span text:style-name="T14">P</text:span></text:p>
          </table:table-cell>
          <table:table-cell table:style-name="Table1.A2" office:value-type="string">
            <text:p text:style-name="P160"><text:span text:style-name="T13">GETACTNOM</text:span></text:p>
            <text:p text:style-name="P132"/>
            <text:p text:style-name="P144"><text:span text:style-name="T30">(For Laser with OutPwr</text:span><text:span text:style-name="T28"> </text:span><text:span text:style-name="T30">Efficiency</text:span><text:span text:style-name="T27"> </text:span><text:span text:style-name="T30">Protection.)</text:span></text:p>
          </table:table-cell>
          <table:table-cell table:style-name="Table1.A2" office:value-type="string">
            <text:p text:style-name="P160"><text:span text:style-name="T13">None</text:span></text:p>
          </table:table-cell>
          <table:table-cell table:style-name="Table1.A1" office:value-type="string">
            <text:p text:style-name="P163"><text:span text:style-name="T39">Get</text:span><text:span text:style-name="T47"> </text:span><text:span text:style-name="T39">actual</text:span><text:span text:style-name="T48"> </text:span><text:span text:style-name="T39">Nominal</text:span><text:span text:style-name="T49"> </text:span><text:span text:style-name="T39">Laser</text:span></text:p>
            <text:p text:style-name="P16"><text:span text:style-name="T39">Current and Power used to</text:span><text:span text:style-name="T41"> </text:span><text:span text:style-name="T39">calculate</text:span><text:span text:style-name="T48"> </text:span><text:span text:style-name="T39">laser</text:span><text:span text:style-name="T48"> </text:span><text:span text:style-name="T39">efficiency.</text:span></text:p>
          </table:table-cell>
          <table:table-cell table:style-name="Table1.E1" office:value-type="string">
            <text:p text:style-name="P164"><text:span text:style-name="T39">1:</text:span><text:span text:style-name="T46"> </text:span><text:span text:style-name="T39">Current, float,</text:span><text:span text:style-name="T43"> </text:span><text:span text:style-name="T39">mA</text:span></text:p>
            <text:p text:style-name="P17"><text:span text:style-name="T39">2:</text:span><text:span text:style-name="T46"> </text:span><text:span text:style-name="T39">Power,</text:span><text:span text:style-name="T44"> </text:span><text:span text:style-name="T39">float,</text:span><text:span text:style-name="T44"> </text:span><text:span text:style-name="T39">mW</text:span></text:p>
          </table:table-cell>
        </table:table-row>
        <table:table-row table:style-name="Table1.8">
          <table:table-cell table:style-name="Table1.A2" office:value-type="string">
            <text:p text:style-name="P98"><text:span text:style-name="T14">P</text:span></text:p>
          </table:table-cell>
          <table:table-cell table:style-name="Table1.A2" office:value-type="string">
            <text:p text:style-name="P99"><text:span text:style-name="T13">GETAINUM</text:span></text:p>
          </table:table-cell>
          <table:table-cell table:style-name="Table1.A2" office:value-type="string">
            <text:p text:style-name="P99"><text:span text:style-name="T13">None</text:span></text:p>
          </table:table-cell>
          <table:table-cell table:style-name="Table1.A1" office:value-type="string">
            <text:p text:style-name="P101"><text:span text:style-name="T13">Get</text:span><text:span text:style-name="T21"> </text:span><text:span text:style-name="T13">the</text:span><text:span text:style-name="T26"> </text:span><text:span text:style-name="T13">number</text:span><text:span text:style-name="T24"> </text:span><text:span text:style-name="T13">of</text:span><text:span text:style-name="T21"> </text:span><text:span text:style-name="T13">analog</text:span></text:p>
            <text:p text:style-name="P119"><text:span text:style-name="T13">input</text:span><text:span text:style-name="T15"> </text:span><text:span text:style-name="T13">signals</text:span></text:p>
          </table:table-cell>
          <table:table-cell table:style-name="Table1.E1" office:value-type="string">
            <text:p text:style-name="P100"><text:span text:style-name="T13">1: Number,</text:span><text:span text:style-name="T15"> </text:span><text:span text:style-name="T13">integer</text:span></text:p>
          </table:table-cell>
        </table:table-row>
        <table:table-row table:style-name="Table1.9">
          <table:table-cell table:style-name="Table1.A2" office:value-type="string">
            <text:p text:style-name="P98"><text:span text:style-name="T14">P</text:span></text:p>
          </table:table-cell>
          <table:table-cell table:style-name="Table1.A2" office:value-type="string">
            <text:p text:style-name="P99"><text:span text:style-name="T13">GETAISYM</text:span></text:p>
          </table:table-cell>
          <table:table-cell table:style-name="Table1.A2" office:value-type="string">
            <text:p text:style-name="P99"><text:span text:style-name="T13">1: Index,</text:span><text:span text:style-name="T21"> </text:span><text:span text:style-name="T13">integer</text:span></text:p>
          </table:table-cell>
          <table:table-cell table:style-name="Table1.A1" office:value-type="string">
            <text:p text:style-name="P19"><text:span text:style-name="T13">Get the analog input</text:span><text:span text:style-name="T21"> </text:span><text:span text:style-name="T13">symbol</text:span><text:span text:style-name="T15"> </text:span><text:span text:style-name="T13">name</text:span><text:span text:style-name="T15"> </text:span><text:span text:style-name="T13">that has</text:span><text:span text:style-name="T17"> </text:span><text:span text:style-name="T13">the</text:span></text:p>
            <text:p text:style-name="P94"><text:span text:style-name="T13">given index</text:span></text:p>
          </table:table-cell>
          <table:table-cell table:style-name="Table1.E1" office:value-type="string">
            <text:p text:style-name="P100"><text:span text:style-name="T13">1: Symbol,</text:span><text:span text:style-name="T15"> </text:span><text:span text:style-name="T13">string</text:span></text:p>
          </table:table-cell>
        </table:table-row>
        <table:table-row table:style-name="Table1.10">
          <table:table-cell table:style-name="Table1.A2" office:value-type="string">
            <text:p text:style-name="P169"><text:span text:style-name="T14">P</text:span></text:p>
          </table:table-cell>
          <table:table-cell table:style-name="Table1.A2" office:value-type="string">
            <text:p text:style-name="P172"><text:span text:style-name="T13">GETAIVAL</text:span></text:p>
          </table:table-cell>
          <table:table-cell table:style-name="Table1.A2" office:value-type="string">
            <text:p text:style-name="P176"><text:span text:style-name="T13">1:</text:span><text:span text:style-name="T21"> </text:span><text:span text:style-name="T13">Analog</text:span><text:span text:style-name="T17"> </text:span><text:span text:style-name="T13">input</text:span></text:p>
            <text:p text:style-name="P122"><text:span text:style-name="T13">signal</text:span><text:span text:style-name="T15"> </text:span><text:span text:style-name="T13">[0..6]</text:span></text:p>
          </table:table-cell>
          <table:table-cell table:style-name="Table1.A1" office:value-type="string">
            <text:p text:style-name="P177"><text:span text:style-name="T13">Get</text:span><text:span text:style-name="T24"> </text:span><text:span text:style-name="T13">specified</text:span><text:span text:style-name="T24"> </text:span><text:span text:style-name="T13">analog</text:span><text:span text:style-name="T17"> </text:span><text:span text:style-name="T13">input</text:span></text:p>
            <text:p text:style-name="P119"><text:span text:style-name="T13">value</text:span></text:p>
          </table:table-cell>
          <table:table-cell table:style-name="Table1.E1" office:value-type="string">
            <text:p text:style-name="P173"><text:span text:style-name="T13">1:</text:span><text:span text:style-name="T21"> </text:span><text:span text:style-name="T13">Value,</text:span><text:span text:style-name="T15"> </text:span><text:span text:style-name="T13">float</text:span></text:p>
          </table:table-cell>
        </table:table-row>
        <table:table-row table:style-name="Table1.8">
          <table:table-cell table:style-name="Table1.A2" office:value-type="string">
            <text:p text:style-name="P98"><text:span text:style-name="T14">P</text:span></text:p>
          </table:table-cell>
          <table:table-cell table:style-name="Table1.A2" office:value-type="string">
            <text:p text:style-name="P99"><text:span text:style-name="T13">GETALARM</text:span></text:p>
          </table:table-cell>
          <table:table-cell table:style-name="Table1.A2" office:value-type="string">
            <text:p text:style-name="P99"><text:span text:style-name="T13">1:</text:span><text:span text:style-name="T24"> </text:span><text:span text:style-name="T13">Alarm</text:span><text:span text:style-name="T24"> </text:span><text:span text:style-name="T13">case</text:span><text:span text:style-name="T19"> </text:span><text:span text:style-name="T13">[0..4]</text:span></text:p>
          </table:table-cell>
          <table:table-cell table:style-name="Table1.A1" office:value-type="string">
            <text:p text:style-name="P99"><text:span text:style-name="T13">Get</text:span><text:span text:style-name="T17"> </text:span><text:span text:style-name="T13">specified</text:span><text:span text:style-name="T15"> </text:span><text:span text:style-name="T13">alarm</text:span><text:span text:style-name="T17"> </text:span><text:span text:style-name="T13">state</text:span></text:p>
          </table:table-cell>
          <table:table-cell table:style-name="Table1.E1" office:value-type="string">
            <text:p text:style-name="P100"><text:span text:style-name="T13">1:</text:span><text:span text:style-name="T21"> </text:span><text:span text:style-name="T13">Flag</text:span><text:span text:style-name="T26"> </text:span><text:span text:style-name="T13">[0,</text:span><text:span text:style-name="T31"> </text:span><text:span text:style-name="T13">1]</text:span></text:p>
          </table:table-cell>
        </table:table-row>
        <table:table-row table:style-name="Table1.12">
          <table:table-cell table:style-name="Table1.A2" office:value-type="string">
            <text:p text:style-name="P183"><text:span text:style-name="T14">P</text:span></text:p>
          </table:table-cell>
          <table:table-cell table:style-name="Table1.A2" office:value-type="string">
            <text:p text:style-name="P185"><text:span text:style-name="T13">GETALR</text:span></text:p>
          </table:table-cell>
          <table:table-cell table:style-name="Table1.A2" office:value-type="string">
            <text:p text:style-name="P185"><text:span text:style-name="T13">None</text:span></text:p>
          </table:table-cell>
          <table:table-cell table:style-name="Table1.A1" office:value-type="string">
            <text:p text:style-name="P186"><text:span text:style-name="T13">Get</text:span><text:span text:style-name="T21"> </text:span><text:span text:style-name="T13">alarms</text:span></text:p>
          </table:table-cell>
          <table:table-cell table:style-name="Table1.E1" office:value-type="string">
            <text:p text:style-name="P188"><text:span text:style-name="T13">1: SHG</text:span><text:span text:style-name="T17"> </text:span><text:span text:style-name="T13">Temperature,</text:span></text:p>
            <text:p text:style-name="P191"><text:span text:style-name="T13">flag [0,</text:span><text:span text:style-name="T24"> </text:span><text:span text:style-name="T13">1]</text:span></text:p>
            <text:p text:style-name="P18"><text:span text:style-name="T13">2:</text:span><text:span text:style-name="T24"> </text:span><text:span text:style-name="T13">TEC</text:span><text:span text:style-name="T15"> </text:span><text:span text:style-name="T13">Temperature,</text:span></text:p>
            <text:p text:style-name="P192"><text:span text:style-name="T13">flag [0,</text:span><text:span text:style-name="T24"> </text:span><text:span text:style-name="T13">1]</text:span></text:p>
            <text:p text:style-name="P20"><text:span text:style-name="T13">3: Pump Bias,</text:span><text:span text:style-name="T21"> </text:span><text:span text:style-name="T13">flag[0,1]</text:span><text:span text:style-name="T28"> </text:span><text:span text:style-name="T13">4:</text:span><text:span text:style-name="T21"> </text:span><text:span text:style-name="T13">Loss</text:span><text:span text:style-name="T15"> </text:span><text:span text:style-name="T13">Of</text:span><text:span text:style-name="T24"> </text:span><text:span text:style-name="T13">Output,</text:span></text:p>
            <text:p text:style-name="P192"><text:span text:style-name="T13">flag [0,</text:span><text:span text:style-name="T24"> </text:span><text:span text:style-name="T13">1]</text:span></text:p>
            <text:p text:style-name="P152"><text:span text:style-name="T13">5:Case Temperature,</text:span><text:span text:style-name="T28"> </text:span><text:span text:style-name="T13">flag[0,1]</text:span></text:p>
          </table:table-cell>
        </table:table-row>
        <table:table-row table:style-name="Table1.6">
          <table:table-cell table:style-name="Table1.A2" office:value-type="string">
            <text:p text:style-name="P169"><text:span text:style-name="T14">P</text:span></text:p>
          </table:table-cell>
          <table:table-cell table:style-name="Table1.A2" office:value-type="string">
            <text:p text:style-name="P172"><text:span text:style-name="T13">GETALRLOG</text:span></text:p>
            <text:p text:style-name="P136"/>
            <text:p text:style-name="P21"><text:span text:style-name="T30">Version</text:span><text:span text:style-name="T18"> </text:span><text:span text:style-name="T30">2.3.0.0 or</text:span><text:span text:style-name="T20"> </text:span><text:span text:style-name="T30">later</text:span></text:p>
          </table:table-cell>
          <table:table-cell table:style-name="Table1.A2" office:value-type="string">
            <text:p text:style-name="P172"><text:span text:style-name="T13">1:</text:span><text:span text:style-name="T24"> </text:span><text:span text:style-name="T13">Alarm</text:span><text:span text:style-name="T15"> </text:span><text:span text:style-name="T13">case</text:span><text:span text:style-name="T19"> </text:span><text:span text:style-name="T13">[0..4]</text:span></text:p>
          </table:table-cell>
          <table:table-cell table:style-name="Table1.A1" office:value-type="string">
            <text:p text:style-name="P22"><text:span text:style-name="T13">Get specified alarm</text:span><text:span text:style-name="T21"> </text:span><text:span text:style-name="T13">accumulated</text:span><text:span text:style-name="T19"> </text:span><text:span text:style-name="T13">elapsed</text:span><text:span text:style-name="T32"> </text:span><text:span text:style-name="T13">time</text:span></text:p>
          </table:table-cell>
          <table:table-cell table:style-name="Table1.E1" office:value-type="string">
            <text:p text:style-name="P23"><text:span text:style-name="T13">1: # of Hours, integer</text:span><text:span text:style-name="T28"> </text:span><text:span text:style-name="T13">[0..11930046]</text:span></text:p>
            <text:p text:style-name="P153"><text:span text:style-name="T13">2: # of seconds, integer</text:span><text:span text:style-name="T28"> </text:span><text:span text:style-name="T13">[0..3599]</text:span></text:p>
          </table:table-cell>
        </table:table-row>
        <table:table-row table:style-name="Table1.14">
          <table:table-cell table:style-name="Table1.A2" office:value-type="string">
            <text:p text:style-name="P8"><text:span text:style-name="T14">P</text:span></text:p>
          </table:table-cell>
          <table:table-cell table:style-name="Table1.A2" office:value-type="string">
            <text:p text:style-name="P6"><text:span text:style-name="T13">GETCASELIM</text:span></text:p>
          </table:table-cell>
          <table:table-cell table:style-name="Table1.A2" office:value-type="string">
            <text:p text:style-name="P6"><text:span text:style-name="T13">1: LDD</text:span><text:span text:style-name="T17"> </text:span><text:span text:style-name="T13">Board [1-3]</text:span></text:p>
          </table:table-cell>
          <table:table-cell table:style-name="Table1.A1" office:value-type="string">
            <text:p text:style-name="P124"><text:span text:style-name="T13">Get laser diode Case</text:span><text:span text:style-name="T28"> </text:span><text:span text:style-name="T13">Temperature</text:span><text:span text:style-name="T15"> </text:span><text:span text:style-name="T13">limit</text:span></text:p>
            <text:p text:style-name="P24"><text:span text:style-name="T13">parameters for the</text:span><text:span text:style-name="T28"> </text:span><text:span text:style-name="T13">specified</text:span><text:span text:style-name="T15"> </text:span><text:span text:style-name="T13">pump</text:span></text:p>
          </table:table-cell>
          <table:table-cell table:style-name="Table1.E1" office:value-type="string">
            <text:p text:style-name="P125"><text:span text:style-name="T13">1: Minimum Temperature,</text:span><text:span text:style-name="T28"> </text:span><text:span text:style-name="T13">float</text:span><text:span text:style-name="T33"> </text:span><text:span text:style-name="T13">°Celsius</text:span></text:p>
            <text:p text:style-name="P25"><text:span text:style-name="T13">2:</text:span><text:span text:style-name="T21"> </text:span><text:span text:style-name="T13">Maximum</text:span><text:span text:style-name="T21"> </text:span><text:span text:style-name="T13">Temperature,</text:span><text:span text:style-name="T29"> </text:span><text:span text:style-name="T13">float</text:span></text:p>
            <text:p text:style-name="P191"><text:span text:style-name="T13">°Celsius</text:span></text:p>
          </table:table-cell>
        </table:table-row>
        <table:table-row table:style-name="Table1.5">
          <table:table-cell table:style-name="Table1.A2" office:value-type="string">
            <text:p text:style-name="P169"><text:span text:style-name="T14">P</text:span></text:p>
          </table:table-cell>
          <table:table-cell table:style-name="Table1.A2" office:value-type="string">
            <text:p text:style-name="P172"><text:span text:style-name="T13">GETCASETHR</text:span></text:p>
          </table:table-cell>
          <table:table-cell table:style-name="Table1.A2" office:value-type="string">
            <text:p text:style-name="P172"><text:span text:style-name="T13">None</text:span></text:p>
          </table:table-cell>
          <table:table-cell table:style-name="Table1.A1" office:value-type="string">
            <text:p text:style-name="P26"><text:span text:style-name="T13">Get</text:span><text:span text:style-name="T21"> </text:span><text:span text:style-name="T13">laser</text:span><text:span text:style-name="T24"> </text:span><text:span text:style-name="T13">diode Case</text:span><text:span text:style-name="T21"> </text:span><text:span text:style-name="T13">Index and Case</text:span><text:span text:style-name="T21"> </text:span><text:span text:style-name="T13">Temperature thresholds</text:span><text:span text:style-name="T28"> </text:span><text:span text:style-name="T13">to generate</text:span><text:span text:style-name="T21"> </text:span><text:span text:style-name="T13">alarm</text:span></text:p>
          </table:table-cell>
          <table:table-cell table:style-name="Table1.E1" office:value-type="string">
            <text:p text:style-name="P173"><text:span text:style-name="T13">1:</text:span><text:span text:style-name="T21"> </text:span><text:span text:style-name="T13">LDD</text:span><text:span text:style-name="T17"> </text:span><text:span text:style-name="T13">Board</text:span><text:span text:style-name="T24"> </text:span><text:span text:style-name="T13">[1-3]</text:span></text:p>
            <text:p text:style-name="P192"><text:span text:style-name="T13">2: Low</text:span><text:span text:style-name="T26"> </text:span><text:span text:style-name="T13">Temperature,</text:span><text:span text:style-name="T34"> </text:span><text:span text:style-name="T13">float</text:span></text:p>
            <text:p text:style-name="P191"><text:span text:style-name="T13">°Celsius</text:span></text:p>
            <text:p text:style-name="P12"><text:span text:style-name="T13">3: High</text:span><text:span text:style-name="T21"> </text:span><text:span text:style-name="T13">Temperature,</text:span><text:span text:style-name="T28"> </text:span><text:span text:style-name="T13">float</text:span><text:span text:style-name="T33"> </text:span><text:span text:style-name="T13">°Celsius</text:span></text:p>
          </table:table-cell>
        </table:table-row>
        <table:table-row table:style-name="Table1.6">
          <table:table-cell table:style-name="Table1.A2" office:value-type="string">
            <text:p text:style-name="P169"><text:span text:style-name="T14">P</text:span></text:p>
          </table:table-cell>
          <table:table-cell table:style-name="Table1.A2" office:value-type="string">
            <text:p text:style-name="P172"><text:span text:style-name="T13">GETCHKEFF</text:span></text:p>
            <text:p text:style-name="P133"/>
            <text:p text:style-name="P202"><text:span text:style-name="T30">(For Laser with OutPwr</text:span><text:span text:style-name="T28"> </text:span><text:span text:style-name="T30">Efficiency</text:span><text:span text:style-name="T27"> </text:span><text:span text:style-name="T30">Protection.)</text:span></text:p>
          </table:table-cell>
          <table:table-cell table:style-name="Table1.A2" office:value-type="string">
            <text:p text:style-name="P27"><text:span text:style-name="T13">1: Check Index: [0: Last</text:span><text:span text:style-name="T21"> </text:span><text:span text:style-name="T13">Check,</text:span><text:span text:style-name="T26"> </text:span><text:span text:style-name="T13">1:</text:span><text:span text:style-name="T17"> </text:span><text:span text:style-name="T13">Min</text:span><text:span text:style-name="T17"> </text:span><text:span text:style-name="T13">Eff. Check]</text:span></text:p>
          </table:table-cell>
          <table:table-cell table:style-name="Table1.A1" office:value-type="string">
            <text:p text:style-name="P28"><text:span text:style-name="T39">Get</text:span><text:span text:style-name="T47"> </text:span><text:span text:style-name="T39">Laser</text:span><text:span text:style-name="T45"> </text:span><text:span text:style-name="T39">Efficiency</text:span><text:span text:style-name="T49"> </text:span><text:span text:style-name="T39">values</text:span><text:span text:style-name="T41"> </text:span><text:span text:style-name="T39">for the specified Check</text:span><text:span text:style-name="T50"> </text:span><text:span text:style-name="T39">Index.</text:span></text:p>
          </table:table-cell>
          <table:table-cell table:style-name="Table1.E1" office:value-type="string">
            <text:p text:style-name="P29"><text:span text:style-name="T39">1: Current, float, mA</text:span><text:span text:style-name="T41"> </text:span><text:span text:style-name="T39">2:</text:span><text:span text:style-name="T46"> </text:span><text:span text:style-name="T39">Power,</text:span><text:span text:style-name="T44"> </text:span><text:span text:style-name="T39">float,</text:span><text:span text:style-name="T44"> </text:span><text:span text:style-name="T39">mW</text:span></text:p>
            <text:p text:style-name="P18"><text:span text:style-name="T39">3:</text:span><text:span text:style-name="T48"> </text:span><text:span text:style-name="T39">Efficiency,</text:span><text:span text:style-name="T43"> </text:span><text:span text:style-name="T39">float,</text:span><text:span text:style-name="T43"> </text:span><text:span text:style-name="T39">W/A</text:span></text:p>
          </table:table-cell>
        </table:table-row>
      </table:table>
      <text:p text:style-name="P237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 table:style-name="Table2.1">
          <table:table-cell table:style-name="Table2.A1" table:number-columns-spanned="4" office:value-type="string">
            <text:p text:style-name="P6"><text:span text:style-name="T2">Command</text:span></text:p>
            <text:p text:style-name="P10"><text:span text:style-name="T13">Outgoing</text:span><text:span text:style-name="T15"> </text:span><text:span text:style-name="T13">request</text:span><text:span text:style-name="T17"> </text:span><text:span text:style-name="T13">submitted</text:span><text:span text:style-name="T19"> </text:span><text:span text:style-name="T13">from</text:span><text:span text:style-name="T17"> </text:span><text:span text:style-name="T13">HyperTerminal</text:span></text:p>
          </table:table-cell>
          <table:covered-table-cell/>
          <table:covered-table-cell/>
          <table:covered-table-cell/>
          <table:table-cell table:style-name="Table2.E1" office:value-type="string">
            <text:p text:style-name="P7"><text:span text:style-name="T2">Reply</text:span></text:p>
            <text:p text:style-name="P11"><text:span text:style-name="T13">Incoming positive</text:span><text:span text:style-name="T21"> </text:span><text:span text:style-name="T13">response</text:span><text:span text:style-name="T17"> </text:span><text:span text:style-name="T13">returned</text:span><text:span text:style-name="T22"> </text:span><text:span text:style-name="T13">by</text:span><text:span text:style-name="T22"> </text:span><text:span text:style-name="T13">the</text:span></text:p>
            <text:p text:style-name="P120"><text:span text:style-name="T13">amplifier</text:span></text:p>
          </table:table-cell>
        </table:table-row>
        <table:table-row table:style-name="Table2.2">
          <table:table-cell table:style-name="Table2.A2" office:value-type="string">
            <text:p text:style-name="P9"><text:span text:style-name="T2">P/T</text:span></text:p>
          </table:table-cell>
          <table:table-cell table:style-name="Table2.A2" office:value-type="string">
            <text:p text:style-name="P6"><text:span text:style-name="T2">Name</text:span></text:p>
          </table:table-cell>
          <table:table-cell table:style-name="Table2.A2" office:value-type="string">
            <text:p text:style-name="P6"><text:span text:style-name="T2">Arguments</text:span></text:p>
          </table:table-cell>
          <table:table-cell table:style-name="Table2.A1" office:value-type="string">
            <text:p text:style-name="P6"><text:span text:style-name="T2">Description</text:span></text:p>
          </table:table-cell>
          <table:table-cell table:style-name="Table2.E1" office:value-type="string">
            <text:p text:style-name="P7"><text:span text:style-name="T2">Arguments</text:span></text:p>
          </table:table-cell>
        </table:table-row>
        <table:table-row table:style-name="Table2.3">
          <table:table-cell table:style-name="Table2.A2" office:value-type="string">
            <text:p text:style-name="P98"><text:span text:style-name="T14">P</text:span></text:p>
          </table:table-cell>
          <table:table-cell table:style-name="Table2.A2" office:value-type="string">
            <text:p text:style-name="P99"><text:span text:style-name="T13">GETCHKSTATE</text:span></text:p>
            <text:p text:style-name="P141"/>
            <text:p text:style-name="P30"><text:span text:style-name="T30">(For Laser with OutPwr</text:span><text:span text:style-name="T28"> </text:span><text:span text:style-name="T30">Efficiency</text:span><text:span text:style-name="T27"> </text:span><text:span text:style-name="T30">Protection.)</text:span></text:p>
          </table:table-cell>
          <table:table-cell table:style-name="Table2.A2" office:value-type="string">
            <text:p text:style-name="P99"><text:span text:style-name="T13">None</text:span></text:p>
          </table:table-cell>
          <table:table-cell table:style-name="Table2.A1" office:value-type="string">
            <text:p text:style-name="P31"><text:span text:style-name="T39">Get Laser Efficiency</text:span><text:span text:style-name="T50"> </text:span><text:span text:style-name="T39">ACTUAL</text:span><text:span text:style-name="T48"> </text:span><text:span text:style-name="T39">Check</text:span><text:span text:style-name="T48"> </text:span><text:span text:style-name="T39">State.</text:span></text:p>
            <text:p text:style-name="P137"/>
            <text:p text:style-name="P32"><text:span text:style-name="T39">The State is OFF if the laser</text:span><text:span text:style-name="T42"> </text:span><text:span text:style-name="T39">not</text:span><text:span text:style-name="T50"> </text:span><text:span text:style-name="T39">running</text:span><text:span text:style-name="T43"> </text:span><text:span text:style-name="T39">in APC.</text:span></text:p>
            <text:p text:style-name="P142"/>
            <text:p text:style-name="P33"><text:span text:style-name="T39">The State is Low if actual</text:span><text:span text:style-name="T50"> </text:span><text:span text:style-name="T39">current is below the Nominal</text:span><text:span text:style-name="T41"> </text:span><text:span text:style-name="T39">Current.</text:span></text:p>
            <text:p text:style-name="P141"/>
            <text:p text:style-name="P34"><text:span text:style-name="T39">The State is High if actual</text:span><text:span text:style-name="T50"> </text:span><text:span text:style-name="T39">current is above the Nominal</text:span><text:span text:style-name="T41"> </text:span><text:span text:style-name="T39">Current and laser Efficiency</text:span><text:span text:style-name="T50"> </text:span><text:span text:style-name="T39">is</text:span><text:span text:style-name="T43"> </text:span><text:span text:style-name="T39">being checked.</text:span></text:p>
            <text:p text:style-name="P136"/>
            <text:p text:style-name="P35"><text:span text:style-name="T39">The</text:span><text:span text:style-name="T43"> </text:span><text:span text:style-name="T39">State</text:span><text:span text:style-name="T46"> </text:span><text:span text:style-name="T39">is</text:span><text:span text:style-name="T43"> </text:span><text:span text:style-name="T39">Fault if</text:span><text:span text:style-name="T43"> </text:span><text:span text:style-name="T39">the</text:span><text:span text:style-name="T46"> </text:span><text:span text:style-name="T39">laser</text:span><text:span text:style-name="T41"> </text:span><text:span text:style-name="T39">Efficiency has been below</text:span><text:span text:style-name="T50"> </text:span><text:span text:style-name="T39">OutPwr Fault Threshold for</text:span><text:span text:style-name="T50"> </text:span><text:span text:style-name="T39">a</text:span><text:span text:style-name="T44"> </text:span><text:span text:style-name="T39">significant</text:span><text:span text:style-name="T43"> </text:span><text:span text:style-name="T39">time</text:span><text:span text:style-name="T46"> </text:span><text:span text:style-name="T39">and</text:span><text:span text:style-name="T44"> </text:span><text:span text:style-name="T39">laser</text:span></text:p>
            <text:p text:style-name="P210"><text:span text:style-name="T39">has</text:span><text:span text:style-name="T48"> </text:span><text:span text:style-name="T39">automatically</text:span><text:span text:style-name="T45"> </text:span><text:span text:style-name="T39">shutdown.</text:span></text:p>
          </table:table-cell>
          <table:table-cell table:style-name="Table2.E1" office:value-type="string">
            <text:p text:style-name="P36"><text:span text:style-name="T39">1: State, integer [0:Off,</text:span><text:span text:style-name="T50"> </text:span><text:span text:style-name="T39">1:Low,</text:span><text:span text:style-name="T47"> </text:span><text:span text:style-name="T39">2:</text:span><text:span text:style-name="T46"> </text:span><text:span text:style-name="T39">High,</text:span><text:span text:style-name="T43"> </text:span><text:span text:style-name="T39">3:</text:span><text:span text:style-name="T47"> </text:span><text:span text:style-name="T39">Fault]</text:span></text:p>
          </table:table-cell>
        </table:table-row>
        <table:table-row table:style-name="Table2.4">
          <table:table-cell table:style-name="Table2.A2" office:value-type="string">
            <text:p text:style-name="P98"><text:span text:style-name="T14">P</text:span></text:p>
          </table:table-cell>
          <table:table-cell table:style-name="Table2.A2" office:value-type="string">
            <text:p text:style-name="P99"><text:span text:style-name="T13">GETFAULT</text:span></text:p>
          </table:table-cell>
          <table:table-cell table:style-name="Table2.A2" office:value-type="string">
            <text:p text:style-name="P37"><text:span text:style-name="T13">1:</text:span><text:span text:style-name="T24"> </text:span><text:span text:style-name="T13">Fault</text:span><text:span text:style-name="T26"> </text:span><text:span text:style-name="T13">case</text:span><text:span text:style-name="T19"> </text:span><text:span text:style-name="T13">[0..4]</text:span><text:span text:style-name="T35"> </text:span><text:span text:style-name="T13">or</text:span></text:p>
            <text:p text:style-name="P154"><text:span text:style-name="T13">[0..5] </text:span><text:span text:style-name="T30">(For Laser with</text:span><text:span text:style-name="T28"> </text:span><text:span text:style-name="T30">OutPwr Efficiency</text:span><text:span text:style-name="T21"> </text:span><text:span text:style-name="T30">Protection.)</text:span></text:p>
          </table:table-cell>
          <table:table-cell table:style-name="Table2.A1" office:value-type="string">
            <text:p text:style-name="P99"><text:span text:style-name="T13">Get</text:span><text:span text:style-name="T15"> </text:span><text:span text:style-name="T13">specified</text:span><text:span text:style-name="T17"> </text:span><text:span text:style-name="T13">fault</text:span></text:p>
          </table:table-cell>
          <table:table-cell table:style-name="Table2.E1" office:value-type="string">
            <text:p text:style-name="P100"><text:span text:style-name="T13">1:</text:span><text:span text:style-name="T21"> </text:span><text:span text:style-name="T13">Flag</text:span><text:span text:style-name="T26"> </text:span><text:span text:style-name="T13">[0,</text:span><text:span text:style-name="T31"> </text:span><text:span text:style-name="T13">1]</text:span></text:p>
          </table:table-cell>
        </table:table-row>
        <table:table-row table:style-name="Table2.5">
          <table:table-cell table:style-name="Table2.A2" office:value-type="string">
            <text:p text:style-name="P166"><text:span text:style-name="T14">P</text:span></text:p>
          </table:table-cell>
          <table:table-cell table:style-name="Table2.A2" office:value-type="string">
            <text:p text:style-name="P163"><text:span text:style-name="T13">GETFLT</text:span></text:p>
          </table:table-cell>
          <table:table-cell table:style-name="Table2.A2" office:value-type="string">
            <text:p text:style-name="P163"><text:span text:style-name="T13">None</text:span></text:p>
          </table:table-cell>
          <table:table-cell table:style-name="Table2.A1" office:value-type="string">
            <text:p text:style-name="P165"><text:span text:style-name="T13">Get faults</text:span></text:p>
          </table:table-cell>
          <table:table-cell table:style-name="Table2.E1" office:value-type="string">
            <text:p text:style-name="P167"><text:span text:style-name="T13">1: SHG</text:span><text:span text:style-name="T17"> </text:span><text:span text:style-name="T13">temperature,</text:span></text:p>
            <text:p text:style-name="P211"><text:span text:style-name="T13">flag</text:span><text:span text:style-name="T17"> </text:span><text:span text:style-name="T13">[0,</text:span><text:span text:style-name="T24"> </text:span><text:span text:style-name="T13">1]</text:span></text:p>
            <text:p text:style-name="P196"><text:span text:style-name="T13">2: Tec</text:span><text:span text:style-name="T17"> </text:span><text:span text:style-name="T13">temperature,</text:span></text:p>
            <text:p text:style-name="P197"><text:span text:style-name="T13">flag</text:span><text:span text:style-name="T26"> </text:span><text:span text:style-name="T13">[0,</text:span><text:span text:style-name="T24"> </text:span><text:span text:style-name="T13">1]</text:span></text:p>
            <text:p text:style-name="P214"><text:span text:style-name="T13">3:</text:span><text:span text:style-name="T17"> </text:span><text:span text:style-name="T13">Laser</text:span><text:span text:style-name="T32"> </text:span><text:span text:style-name="T13">diode</text:span><text:span text:style-name="T32"> </text:span><text:span text:style-name="T13">current,</text:span><text:span text:style-name="T35"> </text:span><text:span text:style-name="T13">flag</text:span><text:span text:style-name="T26"> </text:span><text:span text:style-name="T13">[0, 1]</text:span></text:p>
            <text:p text:style-name="P181"><text:span text:style-name="T13">4:</text:span><text:span text:style-name="T17"> </text:span><text:span text:style-name="T13">Watchdog</text:span><text:span text:style-name="T24"> </text:span><text:span text:style-name="T13">timeout,</text:span></text:p>
            <text:p text:style-name="P212"><text:span text:style-name="T13">flag</text:span><text:span text:style-name="T26"> </text:span><text:span text:style-name="T13">[0, 1]</text:span></text:p>
            <text:p text:style-name="P198"><text:span text:style-name="T13">5:</text:span><text:span text:style-name="T24"> </text:span><text:span text:style-name="T13">Case</text:span><text:span text:style-name="T19"> </text:span><text:span text:style-name="T13">temperature,</text:span></text:p>
            <text:p text:style-name="P199"><text:span text:style-name="T13">flag</text:span><text:span text:style-name="T17"> </text:span><text:span text:style-name="T13">[0,</text:span><text:span text:style-name="T24"> </text:span><text:span text:style-name="T13">1]</text:span></text:p>
            <text:p text:style-name="P141"/>
            <text:p text:style-name="P200"><text:span text:style-name="T13">6:</text:span><text:span text:style-name="T24"> </text:span><text:span text:style-name="T13">OutPwr</text:span><text:span text:style-name="T15"> </text:span><text:span text:style-name="T13">Efficiency,</text:span></text:p>
            <text:p text:style-name="P199"><text:span text:style-name="T13">flag</text:span><text:span text:style-name="T17"> </text:span><text:span text:style-name="T13">[0,</text:span><text:span text:style-name="T24"> </text:span><text:span text:style-name="T13">1]</text:span></text:p>
            <text:p text:style-name="P146"><text:span text:style-name="T30">(For Laser with OutPwr</text:span><text:span text:style-name="T28"> </text:span><text:span text:style-name="T30">Efficiency</text:span><text:span text:style-name="T27"> </text:span><text:span text:style-name="T30">Protection.)</text:span></text:p>
          </table:table-cell>
        </table:table-row>
        <table:table-row table:style-name="Table2.6">
          <table:table-cell table:style-name="Table2.A2" office:value-type="string">
            <text:p text:style-name="P190"><text:span text:style-name="T40">P</text:span></text:p>
          </table:table-cell>
          <table:table-cell table:style-name="Table2.A2" office:value-type="string">
            <text:p text:style-name="P185"><text:span text:style-name="T13">GETFLTLOG</text:span></text:p>
            <text:p text:style-name="P136"/>
            <text:p text:style-name="P21"><text:span text:style-name="T30">Version</text:span><text:span text:style-name="T18"> </text:span><text:span text:style-name="T30">2.3.0.0 or</text:span><text:span text:style-name="T20"> </text:span><text:span text:style-name="T30">later</text:span></text:p>
          </table:table-cell>
          <table:table-cell table:style-name="Table2.A2" office:value-type="string">
            <text:p text:style-name="P126"><text:span text:style-name="T13">1:</text:span><text:span text:style-name="T24"> </text:span><text:span text:style-name="T13">Fault</text:span><text:span text:style-name="T17"> </text:span><text:span text:style-name="T13">case</text:span><text:span text:style-name="T19"> </text:span><text:span text:style-name="T13">[0..4]</text:span><text:span text:style-name="T35"> </text:span><text:span text:style-name="T13">or</text:span></text:p>
            <text:p text:style-name="P38"><text:span text:style-name="T13">[0..5] </text:span><text:span text:style-name="T30">(For Laser with</text:span><text:span text:style-name="T28"> </text:span><text:span text:style-name="T30">OutPwr Efficiency</text:span><text:span text:style-name="T21"> </text:span><text:span text:style-name="T30">Protection.)</text:span></text:p>
          </table:table-cell>
          <table:table-cell table:style-name="Table2.A1" office:value-type="string">
            <text:p text:style-name="P39"><text:span text:style-name="T13">Get specified fault</text:span><text:span text:style-name="T21"> </text:span><text:span text:style-name="T13">accumulated latched</text:span><text:span text:style-name="T28"> </text:span><text:span text:style-name="T13">counts</text:span></text:p>
          </table:table-cell>
          <table:table-cell table:style-name="Table2.E1" office:value-type="string">
            <text:p text:style-name="P127"><text:span text:style-name="T13">1: Fault Count, integer</text:span><text:span text:style-name="T28"> </text:span><text:span text:style-name="T13">[0..65535]</text:span></text:p>
          </table:table-cell>
        </table:table-row>
        <table:table-row table:style-name="Table2.2">
          <table:table-cell table:style-name="Table2.A2" office:value-type="string">
            <text:p text:style-name="P169"><text:span text:style-name="T14">P</text:span></text:p>
          </table:table-cell>
          <table:table-cell table:style-name="Table2.A2" office:value-type="string">
            <text:p text:style-name="P172"><text:span text:style-name="T13">GETFWREV</text:span></text:p>
          </table:table-cell>
          <table:table-cell table:style-name="Table2.A2" office:value-type="string">
            <text:p text:style-name="P172"><text:span text:style-name="T13">None</text:span></text:p>
          </table:table-cell>
          <table:table-cell table:style-name="Table2.A1" office:value-type="string">
            <text:p text:style-name="P178"><text:span text:style-name="T13">Get laser</text:span><text:span text:style-name="T17"> </text:span><text:span text:style-name="T13">controller</text:span></text:p>
            <text:p text:style-name="P94"><text:span text:style-name="T13">firmware</text:span><text:span text:style-name="T15"> </text:span><text:span text:style-name="T13">revision</text:span></text:p>
          </table:table-cell>
          <table:table-cell table:style-name="Table2.E1" office:value-type="string">
            <text:p text:style-name="P173"><text:span text:style-name="T13">1:</text:span><text:span text:style-name="T21"> </text:span><text:span text:style-name="T13">Version,</text:span><text:span text:style-name="T15"> </text:span><text:span text:style-name="T13">string</text:span></text:p>
          </table:table-cell>
        </table:table-row>
        <table:table-row table:style-name="Table2.8">
          <table:table-cell table:style-name="Table2.A2" office:value-type="string">
            <text:p text:style-name="P169"><text:span text:style-name="T14">P</text:span></text:p>
          </table:table-cell>
          <table:table-cell table:style-name="Table2.A2" office:value-type="string">
            <text:p text:style-name="P172"><text:span text:style-name="T13">GETINPUT</text:span></text:p>
          </table:table-cell>
          <table:table-cell table:style-name="Table2.A2" office:value-type="string">
            <text:p text:style-name="P40"><text:span text:style-name="T13">11: Input index: [0:</text:span><text:span text:style-name="T28"> </text:span><text:span text:style-name="T13">Interlock</text:span><text:span text:style-name="T17"> </text:span><text:span text:style-name="T13">input,</text:span></text:p>
            <text:p text:style-name="P41"><text:span text:style-name="T13">1: Hardware Bootload</text:span><text:span text:style-name="T28"> </text:span><text:span text:style-name="T13">input,</text:span></text:p>
            <text:p text:style-name="P216"><text:span text:style-name="T30">Only for Key version </text:span><text:span text:style-name="T13">:</text:span><text:span text:style-name="T28"> </text:span><text:span text:style-name="T13">2:</text:span><text:span text:style-name="T31"> </text:span><text:span text:style-name="T13">Key</text:span><text:span text:style-name="T17"> </text:span><text:span text:style-name="T13">OFF</text:span><text:span text:style-name="T15"> </text:span><text:span text:style-name="T13">input</text:span></text:p>
          </table:table-cell>
          <table:table-cell table:style-name="Table2.A1" office:value-type="string">
            <text:p text:style-name="P42"><text:span text:style-name="T13">Get specified physical</text:span><text:span text:style-name="T28"> </text:span><text:span text:style-name="T13">input</text:span><text:span text:style-name="T21"> </text:span><text:span text:style-name="T13">actual</text:span><text:span text:style-name="T15"> </text:span><text:span text:style-name="T13">state</text:span></text:p>
          </table:table-cell>
          <table:table-cell table:style-name="Table2.E1" office:value-type="string">
            <text:p text:style-name="P173"><text:span text:style-name="T13">1:</text:span><text:span text:style-name="T21"> </text:span><text:span text:style-name="T13">Flag</text:span><text:span text:style-name="T26"> </text:span><text:span text:style-name="T13">[0:Off,</text:span><text:span text:style-name="T24"> </text:span><text:span text:style-name="T13">1:</text:span><text:span text:style-name="T15"> </text:span><text:span text:style-name="T13">On]</text:span></text:p>
          </table:table-cell>
        </table:table-row>
        <table:table-row table:style-name="Table2.9">
          <table:table-cell table:style-name="Table2.A2" office:value-type="string">
            <text:p text:style-name="P183"><text:span text:style-name="T14">P</text:span></text:p>
          </table:table-cell>
          <table:table-cell table:style-name="Table2.A2" office:value-type="string">
            <text:p text:style-name="P185"><text:span text:style-name="T13">GETLASERSTATE</text:span></text:p>
          </table:table-cell>
          <table:table-cell table:style-name="Table2.A2" office:value-type="string">
            <text:p text:style-name="P185"><text:span text:style-name="T13">None</text:span></text:p>
          </table:table-cell>
          <table:table-cell table:style-name="Table2.A1" office:value-type="string">
            <text:p text:style-name="P186"><text:span text:style-name="T13">Get</text:span><text:span text:style-name="T21"> </text:span><text:span text:style-name="T13">laser</text:span><text:span text:style-name="T24"> </text:span><text:span text:style-name="T13">actual</text:span><text:span text:style-name="T22"> </text:span><text:span text:style-name="T13">state</text:span></text:p>
          </table:table-cell>
          <table:table-cell table:style-name="Table2.E1" office:value-type="string">
            <text:p text:style-name="P203"><text:span text:style-name="T13">1: Laser State Code,</text:span><text:span text:style-name="T28"> </text:span><text:span text:style-name="T13">integer</text:span></text:p>
          </table:table-cell>
        </table:table-row>
        <table:table-row table:style-name="Table2.10">
          <table:table-cell table:style-name="Table2.A2" office:value-type="string">
            <text:p text:style-name="P169"><text:span text:style-name="T14">P</text:span></text:p>
          </table:table-cell>
          <table:table-cell table:style-name="Table2.A2" office:value-type="string">
            <text:p text:style-name="P172"><text:span text:style-name="T13">GETLASERSTATENUM</text:span></text:p>
          </table:table-cell>
          <table:table-cell table:style-name="Table2.A2" office:value-type="string">
            <text:p text:style-name="P172"><text:span text:style-name="T13">None</text:span></text:p>
          </table:table-cell>
          <table:table-cell table:style-name="Table2.A1" office:value-type="string">
            <text:p text:style-name="P174"><text:span text:style-name="T13">Get the</text:span><text:span text:style-name="T26"> </text:span><text:span text:style-name="T13">number</text:span><text:span text:style-name="T15"> </text:span><text:span text:style-name="T13">of</text:span><text:span text:style-name="T21"> </text:span><text:span text:style-name="T13">laser</text:span></text:p>
            <text:p text:style-name="P95"><text:span text:style-name="T13">different</text:span><text:span text:style-name="T17"> </text:span><text:span text:style-name="T13">states</text:span></text:p>
          </table:table-cell>
          <table:table-cell table:style-name="Table2.E1" office:value-type="string">
            <text:p text:style-name="P173"><text:span text:style-name="T13">1: Number,</text:span><text:span text:style-name="T15"> </text:span><text:span text:style-name="T13">integer</text:span></text:p>
          </table:table-cell>
        </table:table-row>
      </table:table>
      <text:p text:style-name="P238"/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 table:style-name="Table3.1">
          <table:table-cell table:style-name="Table3.A1" table:number-columns-spanned="4" office:value-type="string">
            <text:p text:style-name="P6"><text:span text:style-name="T2">Command</text:span></text:p>
            <text:p text:style-name="P10"><text:span text:style-name="T13">Outgoing</text:span><text:span text:style-name="T15"> </text:span><text:span text:style-name="T13">request</text:span><text:span text:style-name="T17"> </text:span><text:span text:style-name="T13">submitted</text:span><text:span text:style-name="T19"> </text:span><text:span text:style-name="T13">from</text:span><text:span text:style-name="T17"> </text:span><text:span text:style-name="T13">HyperTerminal</text:span></text:p>
          </table:table-cell>
          <table:covered-table-cell/>
          <table:covered-table-cell/>
          <table:covered-table-cell/>
          <table:table-cell table:style-name="Table3.E1" office:value-type="string">
            <text:p text:style-name="P7"><text:span text:style-name="T2">Reply</text:span></text:p>
            <text:p text:style-name="P11"><text:span text:style-name="T13">Incoming positive</text:span><text:span text:style-name="T21"> </text:span><text:span text:style-name="T13">response</text:span><text:span text:style-name="T17"> </text:span><text:span text:style-name="T13">returned</text:span><text:span text:style-name="T22"> </text:span><text:span text:style-name="T13">by</text:span><text:span text:style-name="T22"> </text:span><text:span text:style-name="T13">the</text:span></text:p>
            <text:p text:style-name="P120"><text:span text:style-name="T13">amplifier</text:span></text:p>
          </table:table-cell>
        </table:table-row>
        <table:table-row table:style-name="Table3.2">
          <table:table-cell table:style-name="Table3.A2" office:value-type="string">
            <text:p text:style-name="P9"><text:span text:style-name="T2">P/T</text:span></text:p>
          </table:table-cell>
          <table:table-cell table:style-name="Table3.A2" office:value-type="string">
            <text:p text:style-name="P6"><text:span text:style-name="T2">Name</text:span></text:p>
          </table:table-cell>
          <table:table-cell table:style-name="Table3.A2" office:value-type="string">
            <text:p text:style-name="P6"><text:span text:style-name="T2">Arguments</text:span></text:p>
          </table:table-cell>
          <table:table-cell table:style-name="Table3.A1" office:value-type="string">
            <text:p text:style-name="P6"><text:span text:style-name="T2">Description</text:span></text:p>
          </table:table-cell>
          <table:table-cell table:style-name="Table3.E1" office:value-type="string">
            <text:p text:style-name="P7"><text:span text:style-name="T2">Arguments</text:span></text:p>
          </table:table-cell>
        </table:table-row>
        <table:table-row table:style-name="Table3.1">
          <table:table-cell table:style-name="Table3.A2" office:value-type="string">
            <text:p text:style-name="P98"><text:span text:style-name="T14">P</text:span></text:p>
          </table:table-cell>
          <table:table-cell table:style-name="Table3.A2" office:value-type="string">
            <text:p text:style-name="P99"><text:span text:style-name="T13">GETLASERSTATESYM</text:span></text:p>
          </table:table-cell>
          <table:table-cell table:style-name="Table3.A2" office:value-type="string">
            <text:p text:style-name="P99"><text:span text:style-name="T13">1:Index,</text:span><text:span text:style-name="T24"> </text:span><text:span text:style-name="T13">integer</text:span></text:p>
          </table:table-cell>
          <table:table-cell table:style-name="Table3.A1" office:value-type="string">
            <text:p text:style-name="P43"><text:span text:style-name="T13">Get the laser state code</text:span><text:span text:style-name="T21"> </text:span><text:span text:style-name="T13">and symbol name for the</text:span><text:span text:style-name="T28"> </text:span><text:span text:style-name="T13">specified</text:span><text:span text:style-name="T17"> </text:span><text:span text:style-name="T13">index</text:span></text:p>
          </table:table-cell>
          <table:table-cell table:style-name="Table3.E1" office:value-type="string">
            <text:p text:style-name="P44"><text:span text:style-name="T13">1; Laser State Code,</text:span><text:span text:style-name="T28"> </text:span><text:span text:style-name="T13">integer</text:span></text:p>
            <text:p text:style-name="P204"><text:span text:style-name="T13">2: Laser State Symbol,</text:span><text:span text:style-name="T28"> </text:span><text:span text:style-name="T13">string</text:span></text:p>
          </table:table-cell>
        </table:table-row>
        <table:table-row table:style-name="Table3.4">
          <table:table-cell table:style-name="Table3.A2" office:value-type="string">
            <text:p text:style-name="P98"><text:span text:style-name="T14">P</text:span></text:p>
          </table:table-cell>
          <table:table-cell table:style-name="Table3.A2" office:value-type="string">
            <text:p text:style-name="P99"><text:span text:style-name="T13">GETLDCUR</text:span></text:p>
          </table:table-cell>
          <table:table-cell table:style-name="Table3.A2" office:value-type="string">
            <text:p text:style-name="P99"><text:span text:style-name="T13">1:</text:span><text:span text:style-name="T21"> </text:span><text:span text:style-name="T13">LD pump</text:span><text:span text:style-name="T26"> </text:span><text:span text:style-name="T13">[1-3]</text:span></text:p>
          </table:table-cell>
          <table:table-cell table:style-name="Table3.A1" office:value-type="string">
            <text:p text:style-name="P101"><text:span text:style-name="T13">Get</text:span><text:span text:style-name="T24"> </text:span><text:span text:style-name="T13">specified</text:span><text:span text:style-name="T15"> </text:span><text:span text:style-name="T13">laser diode</text:span></text:p>
            <text:p text:style-name="P147"><text:span text:style-name="T13">current</text:span><text:span text:style-name="T26"> </text:span><text:span text:style-name="T13">set</text:span><text:span text:style-name="T17"> </text:span><text:span text:style-name="T13">point</text:span><text:span text:style-name="T15"> </text:span><text:span text:style-name="T13">when</text:span><text:span text:style-name="T35"> </text:span><text:span text:style-name="T13">laser in</text:span><text:span text:style-name="T17"> </text:span><text:span text:style-name="T13">manual</text:span><text:span text:style-name="T24"> </text:span><text:span text:style-name="T13">mode</text:span></text:p>
          </table:table-cell>
          <table:table-cell table:style-name="Table3.E1" office:value-type="string">
            <text:p text:style-name="P45"><text:span text:style-name="T13">1: Current, integer,</text:span><text:span text:style-name="T28"> </text:span><text:span text:style-name="T13">mA</text:span></text:p>
          </table:table-cell>
        </table:table-row>
        <table:table-row table:style-name="Table3.5">
          <table:table-cell table:style-name="Table3.A2" office:value-type="string">
            <text:p text:style-name="P169"><text:span text:style-name="T14">P</text:span></text:p>
          </table:table-cell>
          <table:table-cell table:style-name="Table3.A2" office:value-type="string">
            <text:p text:style-name="P172"><text:span text:style-name="T13">GETLDENABLE</text:span></text:p>
          </table:table-cell>
          <table:table-cell table:style-name="Table3.A2" office:value-type="string">
            <text:p text:style-name="P172"><text:span text:style-name="T13">None</text:span></text:p>
          </table:table-cell>
          <table:table-cell table:style-name="Table3.A1" office:value-type="string">
            <text:p text:style-name="P178"><text:span text:style-name="T13">Get</text:span><text:span text:style-name="T24"> </text:span><text:span text:style-name="T13">laser</text:span><text:span text:style-name="T26"> </text:span><text:span text:style-name="T13">software</text:span><text:span text:style-name="T15"> </text:span><text:span text:style-name="T13">enable</text:span></text:p>
            <text:p text:style-name="P119"><text:span text:style-name="T13">flag value</text:span></text:p>
          </table:table-cell>
          <table:table-cell table:style-name="Table3.E1" office:value-type="string">
            <text:p text:style-name="P179"><text:span text:style-name="T13">1:</text:span><text:span text:style-name="T21"> </text:span><text:span text:style-name="T13">Flag</text:span><text:span text:style-name="T26"> </text:span><text:span text:style-name="T13">[0:</text:span><text:span text:style-name="T21"> </text:span><text:span text:style-name="T13">Disable,</text:span><text:span text:style-name="T15"> </text:span><text:span text:style-name="T13">1:</text:span></text:p>
            <text:p text:style-name="P120"><text:span text:style-name="T13">Enable]</text:span></text:p>
          </table:table-cell>
        </table:table-row>
        <table:table-row table:style-name="Table3.6">
          <table:table-cell table:style-name="Table3.A2" office:value-type="string">
            <text:p text:style-name="P98"><text:span text:style-name="T14">P</text:span></text:p>
          </table:table-cell>
          <table:table-cell table:style-name="Table3.A2" office:value-type="string">
            <text:p text:style-name="P99"><text:span text:style-name="T13">GETLDLIM</text:span></text:p>
          </table:table-cell>
          <table:table-cell table:style-name="Table3.A2" office:value-type="string">
            <text:p text:style-name="P99"><text:span text:style-name="T13">1:</text:span><text:span text:style-name="T21"> </text:span><text:span text:style-name="T13">LD pump</text:span><text:span text:style-name="T26"> </text:span><text:span text:style-name="T13">[1-3]</text:span></text:p>
          </table:table-cell>
          <table:table-cell table:style-name="Table3.A1" office:value-type="string">
            <text:p text:style-name="P46"><text:span text:style-name="T13">Get laser diode limit</text:span><text:span text:style-name="T28"> </text:span><text:span text:style-name="T13">parameters for the</text:span><text:span text:style-name="T21"> </text:span><text:span text:style-name="T13">specified</text:span><text:span text:style-name="T15"> </text:span><text:span text:style-name="T13">pump</text:span></text:p>
          </table:table-cell>
          <table:table-cell table:style-name="Table3.E1" office:value-type="string">
            <text:p text:style-name="P47"><text:span text:style-name="T13">1: Minimum Current,</text:span><text:span text:style-name="T28"> </text:span><text:span text:style-name="T13">integer,</text:span><text:span text:style-name="T23"> </text:span><text:span text:style-name="T13">mA</text:span></text:p>
            <text:p text:style-name="P23"><text:span text:style-name="T13">2: Maximum Current,</text:span><text:span text:style-name="T36"> </text:span><text:span text:style-name="T13">integer,</text:span><text:span text:style-name="T23"> </text:span><text:span text:style-name="T13">mA</text:span></text:p>
            <text:p text:style-name="P48"><text:span text:style-name="T13">3: Current Protection</text:span><text:span text:style-name="T28"> </text:span><text:span text:style-name="T13">Threshold,</text:span><text:span text:style-name="T15"> </text:span><text:span text:style-name="T13">integer,</text:span></text:p>
            <text:p text:style-name="P143"/>
            <text:p text:style-name="P217"><draw:frame draw:style-name="fr1" draw:name="image2.png" text:anchor-type="as-char" svg:width="0.4083in" svg:height="0.102in" draw:z-index="7"><draw:image xlink:href="Pictures/100000010000004E00000014DF886ED1A2A269BB.png" xlink:type="simple" xlink:show="embed" xlink:actuate="onLoad" draw:mime-type="image/png"/></draw:frame></text:p>
          </table:table-cell>
        </table:table-row>
        <table:table-row table:style-name="Table3.1">
          <table:table-cell table:style-name="Table3.A2" office:value-type="string">
            <text:p text:style-name="P98"><text:span text:style-name="T14">P</text:span></text:p>
          </table:table-cell>
          <table:table-cell table:style-name="Table3.A2" office:value-type="string">
            <text:p text:style-name="P99"><text:span text:style-name="T13">GETLDMODE</text:span></text:p>
            <text:p text:style-name="P136"/>
            <text:p text:style-name="P21"><text:span text:style-name="T30">Only</text:span><text:span text:style-name="T25"> </text:span><text:span text:style-name="T30">for</text:span><text:span text:style-name="T18"> </text:span><text:span text:style-name="T30">VFL MOPA</text:span></text:p>
          </table:table-cell>
          <table:table-cell table:style-name="Table3.A2" office:value-type="string">
            <text:p text:style-name="P49"><text:span text:style-name="T13">1: LD pump [1: Seed,</text:span><text:span text:style-name="T28"> </text:span><text:span text:style-name="T24">2:PreAmp,</text:span><text:span text:style-name="T22"> </text:span><text:span text:style-name="T13">3:Booster]</text:span></text:p>
          </table:table-cell>
          <table:table-cell table:style-name="Table3.A1" office:value-type="string">
            <text:p text:style-name="P50"><text:span text:style-name="T13">Get laser diode control</text:span><text:span text:style-name="T28"> </text:span><text:span text:style-name="T13">mode when laser in</text:span><text:span text:style-name="T21"> </text:span><text:span text:style-name="T13">automatic</text:span><text:span text:style-name="T24"> </text:span><text:span text:style-name="T13">mode</text:span></text:p>
          </table:table-cell>
          <table:table-cell table:style-name="Table3.E1" office:value-type="string">
            <text:p text:style-name="P51"><text:span text:style-name="T13">1:Mode, integer,[ 0: ACC,</text:span><text:span text:style-name="T28"> </text:span><text:span text:style-name="T13">1:</text:span><text:span text:style-name="T21"> </text:span><text:span text:style-name="T13">APC]</text:span></text:p>
          </table:table-cell>
        </table:table-row>
        <table:table-row table:style-name="Table3.8">
          <table:table-cell table:style-name="Table3.A2" office:value-type="string">
            <text:p text:style-name="P98"><text:span text:style-name="T14">P</text:span></text:p>
          </table:table-cell>
          <table:table-cell table:style-name="Table3.A2" office:value-type="string">
            <text:p text:style-name="P99"><text:span text:style-name="T13">GETLDSTATE</text:span></text:p>
          </table:table-cell>
          <table:table-cell table:style-name="Table3.A2" office:value-type="string">
            <text:p text:style-name="P99"><text:span text:style-name="T13">1:</text:span><text:span text:style-name="T21"> </text:span><text:span text:style-name="T13">LD pump</text:span><text:span text:style-name="T26"> </text:span><text:span text:style-name="T13">[1-3]</text:span></text:p>
          </table:table-cell>
          <table:table-cell table:style-name="Table3.A1" office:value-type="string">
            <text:p text:style-name="P102"><text:span text:style-name="T13">Get</text:span><text:span text:style-name="T31"> </text:span><text:span text:style-name="T13">the</text:span><text:span text:style-name="T17"> </text:span><text:span text:style-name="T13">State</text:span><text:span text:style-name="T17"> </text:span><text:span text:style-name="T13">for</text:span><text:span text:style-name="T24"> </text:span><text:span text:style-name="T13">the</text:span></text:p>
            <text:p text:style-name="P205"><text:span text:style-name="T13">specified laser diode</text:span><text:span text:style-name="T28"> </text:span><text:span text:style-name="T13">driver</text:span></text:p>
          </table:table-cell>
          <table:table-cell table:style-name="Table3.E1" office:value-type="string">
            <text:p text:style-name="P100"><text:span text:style-name="T13">1:</text:span><text:span text:style-name="T24"> </text:span><text:span text:style-name="T13">State</text:span><text:span text:style-name="T19"> </text:span><text:span text:style-name="T13">[0:</text:span><text:span text:style-name="T15"> </text:span><text:span text:style-name="T13">Off,</text:span><text:span text:style-name="T15"> </text:span><text:span text:style-name="T13">1:On,</text:span><text:span text:style-name="T15"> </text:span><text:span text:style-name="T13">2:</text:span></text:p>
            <text:p text:style-name="P206"><text:span text:style-name="T13">Turning Off, 3:Turning On,</text:span><text:span text:style-name="T28"> </text:span><text:span text:style-name="T13">4:</text:span><text:span text:style-name="T21"> </text:span><text:span text:style-name="T13">Fault]</text:span></text:p>
          </table:table-cell>
        </table:table-row>
        <table:table-row table:style-name="Table3.9">
          <table:table-cell table:style-name="Table3.A2" office:value-type="string">
            <text:p text:style-name="P98"><text:span text:style-name="T14">P</text:span></text:p>
          </table:table-cell>
          <table:table-cell table:style-name="Table3.A2" office:value-type="string">
            <text:p text:style-name="P99"><text:span text:style-name="T13">GETLOOLIM</text:span></text:p>
          </table:table-cell>
          <table:table-cell table:style-name="Table3.A2" office:value-type="string">
            <text:p text:style-name="P99"><text:span text:style-name="T13">None</text:span></text:p>
          </table:table-cell>
          <table:table-cell table:style-name="Table3.A1" office:value-type="string">
            <text:p text:style-name="P52"><text:span text:style-name="T13">Get the Low and High</text:span><text:span text:style-name="T21"> </text:span><text:span text:style-name="T13">power difference relative</text:span><text:span text:style-name="T36"> </text:span><text:span text:style-name="T13">to the output power set</text:span><text:span text:style-name="T21"> </text:span><text:span text:style-name="T13">point</text:span><text:span text:style-name="T31"> </text:span><text:span text:style-name="T13">(In</text:span><text:span text:style-name="T17"> </text:span><text:span text:style-name="T13">APC</text:span><text:span text:style-name="T15"> </text:span><text:span text:style-name="T13">mode</text:span><text:span text:style-name="T17"> </text:span><text:span text:style-name="T13">to</text:span></text:p>
            <text:p text:style-name="P207"><text:span text:style-name="T13">declare the LOS output</text:span><text:span text:style-name="T28"> </text:span><text:span text:style-name="T13">Alarm</text:span></text:p>
          </table:table-cell>
          <table:table-cell table:style-name="Table3.E1" office:value-type="string">
            <text:p text:style-name="P53"><text:span text:style-name="T13">1: Low power, Float, dB</text:span><text:span text:style-name="T28"> </text:span><text:span text:style-name="T13">2: High</text:span><text:span text:style-name="T26"> </text:span><text:span text:style-name="T13">Power</text:span><text:span text:style-name="T24"> </text:span><text:span text:style-name="T13">Float,</text:span><text:span text:style-name="T15"> </text:span><text:span text:style-name="T13">dB</text:span></text:p>
          </table:table-cell>
        </table:table-row>
        <table:table-row table:style-name="Table3.10">
          <table:table-cell table:style-name="Table3.A2" office:value-type="string">
            <text:p text:style-name="P218"><text:span text:style-name="T14">P</text:span></text:p>
          </table:table-cell>
          <table:table-cell table:style-name="Table3.A2" office:value-type="string">
            <text:p text:style-name="P220"><text:span text:style-name="T13">GETLOOLIMPC</text:span></text:p>
          </table:table-cell>
          <table:table-cell table:style-name="Table3.A2" office:value-type="string">
            <text:p text:style-name="P220"><text:span text:style-name="T13">None</text:span></text:p>
          </table:table-cell>
          <table:table-cell table:style-name="Table3.A1" office:value-type="string">
            <text:p text:style-name="P52"><text:span text:style-name="T13">Get the Low and High</text:span><text:span text:style-name="T21"> </text:span><text:span text:style-name="T13">power difference relative</text:span><text:span text:style-name="T36"> </text:span><text:span text:style-name="T13">to the output power set</text:span><text:span text:style-name="T21"> </text:span><text:span text:style-name="T13">point</text:span><text:span text:style-name="T31"> </text:span><text:span text:style-name="T13">(In</text:span><text:span text:style-name="T17"> </text:span><text:span text:style-name="T13">APC</text:span><text:span text:style-name="T15"> </text:span><text:span text:style-name="T13">mode</text:span><text:span text:style-name="T17"> </text:span><text:span text:style-name="T13">to</text:span></text:p>
            <text:p text:style-name="P148"><text:span text:style-name="T13">declare the LOS output</text:span><text:span text:style-name="T28"> </text:span><text:span text:style-name="T13">Alarm</text:span></text:p>
          </table:table-cell>
          <table:table-cell table:style-name="Table3.E1" office:value-type="string">
            <text:p text:style-name="P215"><text:span text:style-name="T13">1: Low power, Float, %</text:span><text:span text:style-name="T28"> </text:span><text:span text:style-name="T13">2:</text:span><text:span text:style-name="T15"> </text:span><text:span text:style-name="T13">High</text:span><text:span text:style-name="T19"> </text:span><text:span text:style-name="T13">Power</text:span><text:span text:style-name="T17"> </text:span><text:span text:style-name="T13">Float,</text:span><text:span text:style-name="T26"> </text:span><text:span text:style-name="T13">%</text:span></text:p>
          </table:table-cell>
        </table:table-row>
        <table:table-row table:style-name="Table3.11">
          <table:table-cell table:style-name="Table3.A2" office:value-type="string">
            <text:p text:style-name="P8"><text:span text:style-name="T14">P</text:span></text:p>
          </table:table-cell>
          <table:table-cell table:style-name="Table3.A2" office:value-type="string">
            <text:p text:style-name="P6"><text:span text:style-name="T13">GETMINEFFPC</text:span></text:p>
            <text:p text:style-name="P134"/>
            <text:p text:style-name="P145"><text:span text:style-name="T30">(For Laser with OutPwr</text:span><text:span text:style-name="T28"> </text:span><text:span text:style-name="T30">Efficiency</text:span><text:span text:style-name="T27"> </text:span><text:span text:style-name="T30">Protection.)</text:span></text:p>
          </table:table-cell>
          <table:table-cell table:style-name="Table3.A2" office:value-type="string">
            <text:p text:style-name="P6"><text:span text:style-name="T13">None</text:span></text:p>
          </table:table-cell>
          <table:table-cell table:style-name="Table3.A1" office:value-type="string">
            <text:p text:style-name="P160"><text:span text:style-name="T39">Get</text:span><text:span text:style-name="T44"> </text:span><text:span text:style-name="T39">Percent</text:span><text:span text:style-name="T44"> </text:span><text:span text:style-name="T39">of</text:span><text:span text:style-name="T46"> </text:span><text:span text:style-name="T39">Nominal</text:span></text:p>
            <text:p text:style-name="P155"><text:span text:style-name="T39">Laser Efficiency Minimum</text:span><text:span text:style-name="T41"> </text:span><text:span text:style-name="T39">Threshold to generate</text:span><text:span text:style-name="T50"> </text:span><text:span text:style-name="T39">OutPwr</text:span><text:span text:style-name="T43"> </text:span><text:span text:style-name="T39">Efficiency</text:span><text:span text:style-name="T45"> </text:span><text:span text:style-name="T39">Fault.</text:span></text:p>
          </table:table-cell>
          <table:table-cell table:style-name="Table3.E1" office:value-type="string">
            <text:p text:style-name="P161"><text:span text:style-name="T39">1:</text:span><text:span text:style-name="T46"> </text:span><text:span text:style-name="T39">Percent of</text:span><text:span text:style-name="T47"> </text:span><text:span text:style-name="T39">Nominal</text:span></text:p>
            <text:p text:style-name="P54"><text:span text:style-name="T39">Efficiency, integer, %</text:span><text:span text:style-name="T41"> </text:span><text:span text:style-name="T39">[0..100]</text:span></text:p>
          </table:table-cell>
        </table:table-row>
        <table:table-row table:style-name="Table3.12">
          <table:table-cell table:style-name="Table3.A2" office:value-type="string">
            <text:p text:style-name="P108"><text:span text:style-name="T14">P</text:span></text:p>
          </table:table-cell>
          <table:table-cell table:style-name="Table3.A2" office:value-type="string">
            <text:p text:style-name="P114"><text:span text:style-name="T13">GETMODEL</text:span></text:p>
          </table:table-cell>
          <table:table-cell table:style-name="Table3.A2" office:value-type="string">
            <text:p text:style-name="P114"><text:span text:style-name="T13">None</text:span></text:p>
          </table:table-cell>
          <table:table-cell table:style-name="Table3.A1" office:value-type="string">
            <text:p text:style-name="P115"><text:span text:style-name="T13">Get</text:span><text:span text:style-name="T21"> </text:span><text:span text:style-name="T13">laser</text:span><text:span text:style-name="T15"> </text:span><text:span text:style-name="T13">model</text:span><text:span text:style-name="T15"> </text:span><text:span text:style-name="T13">number</text:span></text:p>
          </table:table-cell>
          <table:table-cell table:style-name="Table3.E1" office:value-type="string">
            <text:p text:style-name="P116"><text:span text:style-name="T13">1:</text:span><text:span text:style-name="T21"> </text:span><text:span text:style-name="T13">Model,</text:span><text:span text:style-name="T15"> </text:span><text:span text:style-name="T13">string</text:span></text:p>
          </table:table-cell>
        </table:table-row>
        <table:table-row table:style-name="Table3.1">
          <table:table-cell table:style-name="Table3.A2" office:value-type="string">
            <text:p text:style-name="P169"><text:span text:style-name="T14">P</text:span></text:p>
          </table:table-cell>
          <table:table-cell table:style-name="Table3.A2" office:value-type="string">
            <text:p text:style-name="P172"><text:span text:style-name="T13">GETNOMCUR</text:span></text:p>
            <text:p text:style-name="P133"/>
            <text:p text:style-name="P202"><text:span text:style-name="T30">(For Laser with OutPwr</text:span><text:span text:style-name="T28"> </text:span><text:span text:style-name="T30">Efficiency</text:span><text:span text:style-name="T27"> </text:span><text:span text:style-name="T30">Protection.)</text:span></text:p>
          </table:table-cell>
          <table:table-cell table:style-name="Table3.A2" office:value-type="string">
            <text:p text:style-name="P172"><text:span text:style-name="T13">None</text:span></text:p>
          </table:table-cell>
          <table:table-cell table:style-name="Table3.A1" office:value-type="string">
            <text:p text:style-name="P55"><text:span text:style-name="T39">Get BOL Nominal Laser</text:span><text:span text:style-name="T50"> </text:span><text:span text:style-name="T39">Current used as a target to</text:span><text:span text:style-name="T41"> </text:span><text:span text:style-name="T39">calculate</text:span><text:span text:style-name="T45"> </text:span><text:span text:style-name="T39">laser</text:span><text:span text:style-name="T45"> </text:span><text:span text:style-name="T39">efficiency.</text:span></text:p>
          </table:table-cell>
          <table:table-cell table:style-name="Table3.E1" office:value-type="string">
            <text:p text:style-name="P222"><text:span text:style-name="T39">1:</text:span><text:span text:style-name="T46"> </text:span><text:span text:style-name="T39">Current, float,</text:span><text:span text:style-name="T43"> </text:span><text:span text:style-name="T39">mA</text:span></text:p>
          </table:table-cell>
        </table:table-row>
        <table:table-row table:style-name="Table3.1">
          <table:table-cell table:style-name="Table3.A2" office:value-type="string">
            <text:p text:style-name="P169"><text:span text:style-name="T14">P</text:span></text:p>
          </table:table-cell>
          <table:table-cell table:style-name="Table3.A2" office:value-type="string">
            <text:p text:style-name="P172"><text:span text:style-name="T13">GETNOMEFF</text:span></text:p>
            <text:p text:style-name="P133"/>
            <text:p text:style-name="P202"><text:span text:style-name="T30">(For Laser with OutPwr</text:span><text:span text:style-name="T28"> </text:span><text:span text:style-name="T30">Efficiency</text:span><text:span text:style-name="T27"> </text:span><text:span text:style-name="T30">Protection.)</text:span></text:p>
          </table:table-cell>
          <table:table-cell table:style-name="Table3.A2" office:value-type="string">
            <text:p text:style-name="P172"><text:span text:style-name="T13">None</text:span></text:p>
          </table:table-cell>
          <table:table-cell table:style-name="Table3.A1" office:value-type="string">
            <text:p text:style-name="P21"><text:span text:style-name="T39">Get BOL Nominal Laser</text:span><text:span text:style-name="T50"> </text:span><text:span text:style-name="T39">Efficiency</text:span><text:span text:style-name="T48"> </text:span><text:span text:style-name="T39">used</text:span><text:span text:style-name="T50"> </text:span><text:span text:style-name="T39">as</text:span><text:span text:style-name="T48"> </text:span><text:span text:style-name="T39">a</text:span></text:p>
            <text:p text:style-name="P208"><text:span text:style-name="T39">Reference value to generate</text:span><text:span text:style-name="T42"> </text:span><text:span text:style-name="T39">OutPwr</text:span><text:span text:style-name="T43"> </text:span><text:span text:style-name="T39">Efficiency</text:span><text:span text:style-name="T45"> </text:span><text:span text:style-name="T39">Fault.</text:span></text:p>
          </table:table-cell>
          <table:table-cell table:style-name="Table3.E1" office:value-type="string">
            <text:p text:style-name="P222"><text:span text:style-name="T39">1:</text:span><text:span text:style-name="T48"> </text:span><text:span text:style-name="T39">Efficiency,</text:span><text:span text:style-name="T47"> </text:span><text:span text:style-name="T39">float,</text:span><text:span text:style-name="T47"> </text:span><text:span text:style-name="T39">W/A</text:span></text:p>
          </table:table-cell>
        </table:table-row>
        <table:table-row table:style-name="Table3.15">
          <table:table-cell table:style-name="Table3.A2" office:value-type="string">
            <text:p text:style-name="P182"><text:span text:style-name="T14">P</text:span></text:p>
          </table:table-cell>
          <table:table-cell table:style-name="Table3.A2" office:value-type="string">
            <text:p text:style-name="P177"><text:span text:style-name="T13">GETOUT</text:span></text:p>
          </table:table-cell>
          <table:table-cell table:style-name="Table3.A2" office:value-type="string">
            <text:p text:style-name="P177"><text:span text:style-name="T13">None</text:span></text:p>
          </table:table-cell>
          <table:table-cell table:style-name="Table3.A1" office:value-type="string">
            <text:p text:style-name="P178"><text:span text:style-name="T13">Get</text:span><text:span text:style-name="T21"> </text:span><text:span text:style-name="T13">outputs</text:span></text:p>
          </table:table-cell>
          <table:table-cell table:style-name="Table3.E1" office:value-type="string">
            <text:p text:style-name="P180"><text:span text:style-name="T13">1: Fault</text:span></text:p>
            <text:p text:style-name="P193"><text:span text:style-name="T13">flag</text:span><text:span text:style-name="T17"> </text:span><text:span text:style-name="T13">[0,</text:span><text:span text:style-name="T24"> </text:span><text:span text:style-name="T13">1]</text:span></text:p>
            <text:p text:style-name="P191"><text:span text:style-name="T13">2:</text:span><text:span text:style-name="T21"> </text:span><text:span text:style-name="T13">Laser</text:span><text:span text:style-name="T15"> </text:span><text:span text:style-name="T13">ON,</text:span></text:p>
            <text:p text:style-name="P56"><text:span text:style-name="T13">flag</text:span><text:span text:style-name="T17"> </text:span><text:span text:style-name="T13">[0,</text:span><text:span text:style-name="T24"> </text:span><text:span text:style-name="T13">1]</text:span></text:p>
            <text:p text:style-name="P57"><text:span text:style-name="T13">3: Laser Warming up and</text:span><text:span text:style-name="T36"> </text:span><text:span text:style-name="T13">not</text:span><text:span text:style-name="T21"> </text:span><text:span text:style-name="T13">ready</text:span><text:span text:style-name="T15"> </text:span><text:span text:style-name="T13">to</text:span><text:span text:style-name="T15"> </text:span><text:span text:style-name="T13">operate.</text:span></text:p>
            <text:p text:style-name="P199"><text:span text:style-name="T13">flag</text:span><text:span text:style-name="T17"> </text:span><text:span text:style-name="T13">[0,</text:span><text:span text:style-name="T24"> </text:span><text:span text:style-name="T13">1]</text:span></text:p>
            <text:p text:style-name="P201"><text:span text:style-name="T13">4: Service</text:span><text:span text:style-name="T26"> </text:span><text:span text:style-name="T13">Affected,</text:span></text:p>
            <text:p text:style-name="P199"><text:span text:style-name="T13">flag</text:span><text:span text:style-name="T17"> </text:span><text:span text:style-name="T13">[0,</text:span><text:span text:style-name="T24"> </text:span><text:span text:style-name="T13">1]</text:span></text:p>
          </table:table-cell>
        </table:table-row>
        <table:table-row table:style-name="Table3.5">
          <table:table-cell table:style-name="Table3.A2" office:value-type="string">
            <text:p text:style-name="P169"><text:span text:style-name="T14">P</text:span></text:p>
          </table:table-cell>
          <table:table-cell table:style-name="Table3.A2" office:value-type="string">
            <text:p text:style-name="P172"><text:span text:style-name="T13">GETPOWER</text:span></text:p>
          </table:table-cell>
          <table:table-cell table:style-name="Table3.A2" office:value-type="string">
            <text:p text:style-name="P172"><text:span text:style-name="T13">1:</text:span><text:span text:style-name="T31"> </text:span><text:span text:style-name="T13">0</text:span></text:p>
          </table:table-cell>
          <table:table-cell table:style-name="Table3.A1" office:value-type="string">
            <text:p text:style-name="P172"><text:span text:style-name="T13">Get</text:span><text:span text:style-name="T24"> </text:span><text:span text:style-name="T13">laser</text:span><text:span text:style-name="T15"> </text:span><text:span text:style-name="T13">output</text:span><text:span text:style-name="T15"> </text:span><text:span text:style-name="T13">power</text:span></text:p>
            <text:p text:style-name="P95"><text:span text:style-name="T13">set</text:span><text:span text:style-name="T24"> </text:span><text:span text:style-name="T13">point in</text:span><text:span text:style-name="T15"> </text:span><text:span text:style-name="T13">APC</text:span><text:span text:style-name="T24"> </text:span><text:span text:style-name="T13">mode</text:span></text:p>
          </table:table-cell>
          <table:table-cell table:style-name="Table3.E1" office:value-type="string">
            <text:p text:style-name="P173"><text:span text:style-name="T13">1: Power,</text:span><text:span text:style-name="T15"> </text:span><text:span text:style-name="T13">float,</text:span></text:p>
            <text:p text:style-name="P96"><text:span text:style-name="T13">mW</text:span></text:p>
          </table:table-cell>
        </table:table-row>
      </table:table>
      <text:p text:style-name="P239"/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row table:style-name="Table4.1">
          <table:table-cell table:style-name="Table4.A1" table:number-columns-spanned="4" office:value-type="string">
            <text:p text:style-name="P6"><text:span text:style-name="T2">Command</text:span></text:p>
            <text:p text:style-name="P10"><text:span text:style-name="T13">Outgoing</text:span><text:span text:style-name="T15"> </text:span><text:span text:style-name="T13">request</text:span><text:span text:style-name="T17"> </text:span><text:span text:style-name="T13">submitted</text:span><text:span text:style-name="T19"> </text:span><text:span text:style-name="T13">from</text:span><text:span text:style-name="T17"> </text:span><text:span text:style-name="T13">HyperTerminal</text:span></text:p>
          </table:table-cell>
          <table:covered-table-cell/>
          <table:covered-table-cell/>
          <table:covered-table-cell/>
          <table:table-cell table:style-name="Table4.E1" office:value-type="string">
            <text:p text:style-name="P7"><text:span text:style-name="T2">Reply</text:span></text:p>
            <text:p text:style-name="P11"><text:span text:style-name="T13">Incoming positive</text:span><text:span text:style-name="T21"> </text:span><text:span text:style-name="T13">response</text:span><text:span text:style-name="T17"> </text:span><text:span text:style-name="T13">returned</text:span><text:span text:style-name="T22"> </text:span><text:span text:style-name="T13">by</text:span><text:span text:style-name="T22"> </text:span><text:span text:style-name="T13">the</text:span></text:p>
            <text:p text:style-name="P120"><text:span text:style-name="T13">amplifier</text:span></text:p>
          </table:table-cell>
        </table:table-row>
        <table:table-row table:style-name="Table4.2">
          <table:table-cell table:style-name="Table4.A2" office:value-type="string">
            <text:p text:style-name="P9"><text:span text:style-name="T2">P/T</text:span></text:p>
          </table:table-cell>
          <table:table-cell table:style-name="Table4.A2" office:value-type="string">
            <text:p text:style-name="P6"><text:span text:style-name="T2">Name</text:span></text:p>
          </table:table-cell>
          <table:table-cell table:style-name="Table4.A2" office:value-type="string">
            <text:p text:style-name="P6"><text:span text:style-name="T2">Arguments</text:span></text:p>
          </table:table-cell>
          <table:table-cell table:style-name="Table4.A1" office:value-type="string">
            <text:p text:style-name="P6"><text:span text:style-name="T2">Description</text:span></text:p>
          </table:table-cell>
          <table:table-cell table:style-name="Table4.E1" office:value-type="string">
            <text:p text:style-name="P7"><text:span text:style-name="T2">Arguments</text:span></text:p>
          </table:table-cell>
        </table:table-row>
        <table:table-row table:style-name="Table4.3">
          <table:table-cell table:style-name="Table4.A2" office:value-type="string">
            <text:p text:style-name="P98"><text:span text:style-name="T14">P</text:span></text:p>
          </table:table-cell>
          <table:table-cell table:style-name="Table4.A2" office:value-type="string">
            <text:p text:style-name="P99"><text:span text:style-name="T13">GETPOWERENABLE</text:span></text:p>
          </table:table-cell>
          <table:table-cell table:style-name="Table4.A2" office:value-type="string">
            <text:p text:style-name="P99"><text:span text:style-name="T13">None</text:span></text:p>
          </table:table-cell>
          <table:table-cell table:style-name="Table4.A1" office:value-type="string">
            <text:p text:style-name="P101"><text:span text:style-name="T13">Get</text:span><text:span text:style-name="T31"> </text:span><text:span text:style-name="T13">laser</text:span><text:span text:style-name="T15"> </text:span><text:span text:style-name="T13">mode</text:span></text:p>
          </table:table-cell>
          <table:table-cell table:style-name="Table4.E1" office:value-type="string">
            <text:p text:style-name="P103"><text:span text:style-name="T13">1:Mode,</text:span><text:span text:style-name="T24"> </text:span><text:span text:style-name="T13">integer,[</text:span><text:span text:style-name="T24"> </text:span><text:span text:style-name="T13">0:</text:span><text:span text:style-name="T17"> </text:span><text:span text:style-name="T13">ACC,</text:span></text:p>
            <text:p text:style-name="P105"><text:span text:style-name="T13">1: APC]</text:span></text:p>
          </table:table-cell>
        </table:table-row>
        <table:table-row table:style-name="Table4.1">
          <table:table-cell table:style-name="Table4.A2" office:value-type="string">
            <text:p text:style-name="P98"><text:span text:style-name="T14">P</text:span></text:p>
          </table:table-cell>
          <table:table-cell table:style-name="Table4.A2" office:value-type="string">
            <text:p text:style-name="P99"><text:span text:style-name="T13">GETPOWERSETPTLIM</text:span></text:p>
          </table:table-cell>
          <table:table-cell table:style-name="Table4.A2" office:value-type="string">
            <text:p text:style-name="P99"><text:span text:style-name="T13">1:</text:span><text:span text:style-name="T31"> </text:span><text:span text:style-name="T13">0</text:span></text:p>
          </table:table-cell>
          <table:table-cell table:style-name="Table4.A1" office:value-type="string">
            <text:p text:style-name="P58"><text:span text:style-name="T13">Get limit parameters for</text:span><text:span text:style-name="T21"> </text:span><text:span text:style-name="T13">the</text:span><text:span text:style-name="T17"> </text:span><text:span text:style-name="T13">laser</text:span><text:span text:style-name="T15"> </text:span><text:span text:style-name="T13">output</text:span><text:span text:style-name="T15"> </text:span><text:span text:style-name="T13">power</text:span><text:span text:style-name="T15"> </text:span><text:span text:style-name="T13">set</text:span><text:span text:style-name="T35"> </text:span><text:span text:style-name="T13">point</text:span></text:p>
          </table:table-cell>
          <table:table-cell table:style-name="Table4.E1" office:value-type="string">
            <text:p text:style-name="P59"><text:span text:style-name="T13">1: Minimum Power, float,</text:span><text:span text:style-name="T36"> </text:span><text:span text:style-name="T13">mW</text:span></text:p>
            <text:p text:style-name="P156"><text:span text:style-name="T13">2: Maximum Power, float,</text:span><text:span text:style-name="T28"> </text:span><text:span text:style-name="T13">mW</text:span></text:p>
          </table:table-cell>
        </table:table-row>
        <table:table-row table:style-name="Table4.5">
          <table:table-cell table:style-name="Table4.A2" office:value-type="string">
            <text:p text:style-name="P168"><text:span text:style-name="T40">P</text:span></text:p>
          </table:table-cell>
          <table:table-cell table:style-name="Table4.A2" office:value-type="string">
            <text:p text:style-name="P160"><text:span text:style-name="T13">GETSHGCMD</text:span></text:p>
            <text:p text:style-name="P60"><text:span text:style-name="T30">Only for SHG Temp</text:span><text:span text:style-name="T28"> </text:span><text:span text:style-name="T30">Tuning version</text:span></text:p>
          </table:table-cell>
          <table:table-cell table:style-name="Table4.A2" office:value-type="string">
            <text:p text:style-name="P160"><text:span text:style-name="T13">None</text:span></text:p>
          </table:table-cell>
          <table:table-cell table:style-name="Table4.A1" office:value-type="string">
            <text:p text:style-name="P162"><text:span text:style-name="T13">Get</text:span><text:span text:style-name="T15"> </text:span><text:span text:style-name="T13">SHG</text:span><text:span text:style-name="T24"> </text:span><text:span text:style-name="T13">actual</text:span></text:p>
            <text:p text:style-name="P21"><text:span text:style-name="T13">command</text:span></text:p>
          </table:table-cell>
          <table:table-cell table:style-name="Table4.E1" office:value-type="string">
            <text:p text:style-name="P161"><text:span text:style-name="T13">1:</text:span><text:span text:style-name="T21"> </text:span><text:span text:style-name="T13">SHG</text:span><text:span text:style-name="T17"> </text:span><text:span text:style-name="T13">Command</text:span><text:span text:style-name="T26"> </text:span><text:span text:style-name="T13">[0:</text:span><text:span text:style-name="T24"> </text:span><text:span text:style-name="T13">No</text:span></text:p>
            <text:p text:style-name="P61"><text:span text:style-name="T13">command executing,</text:span><text:span text:style-name="T21"> </text:span><text:span text:style-name="T13">1:SHG Tuning</text:span><text:span text:style-name="T21"> </text:span><text:span text:style-name="T13">w/prerequisites initiated,</text:span><text:span text:style-name="T28"> </text:span><text:span text:style-name="T13">2: SHG Tuning aborting,</text:span><text:span text:style-name="T28"> </text:span><text:span text:style-name="T13">99:</text:span><text:span text:style-name="T21"> </text:span><text:span text:style-name="T13">SHG</text:span><text:span text:style-name="T17"> </text:span><text:span text:style-name="T13">Tuning</text:span><text:span text:style-name="T15"> </text:span><text:span text:style-name="T13">w/out</text:span></text:p>
            <text:p text:style-name="P120"><text:span text:style-name="T13">prerequisites</text:span><text:span text:style-name="T19"> </text:span><text:span text:style-name="T13">initiated</text:span><text:span text:style-name="T19"> </text:span><text:span text:style-name="T13">]</text:span></text:p>
          </table:table-cell>
        </table:table-row>
        <table:table-row table:style-name="Table4.2">
          <table:table-cell table:style-name="Table4.A2" office:value-type="string">
            <text:p text:style-name="P98"><text:span text:style-name="T14">P</text:span></text:p>
          </table:table-cell>
          <table:table-cell table:style-name="Table4.A2" office:value-type="string">
            <text:p text:style-name="P99"><text:span text:style-name="T13">GETSHGTEMP</text:span></text:p>
          </table:table-cell>
          <table:table-cell table:style-name="Table4.A2" office:value-type="string">
            <text:p text:style-name="P99"><text:span text:style-name="T13">None</text:span></text:p>
          </table:table-cell>
          <table:table-cell table:style-name="Table4.A1" office:value-type="string">
            <text:p text:style-name="P101"><text:span text:style-name="T13">Get SHG sensor</text:span></text:p>
            <text:p text:style-name="P119"><text:span text:style-name="T13">temperature</text:span><text:span text:style-name="T26"> </text:span><text:span text:style-name="T13">set</text:span><text:span text:style-name="T15"> </text:span><text:span text:style-name="T13">point</text:span></text:p>
          </table:table-cell>
          <table:table-cell table:style-name="Table4.E1" office:value-type="string">
            <text:p text:style-name="P100"><text:span text:style-name="T13">1: Float,</text:span><text:span text:style-name="T17"> </text:span><text:span text:style-name="T13">°Celsius</text:span></text:p>
          </table:table-cell>
        </table:table-row>
        <table:table-row table:style-name="Table4.7">
          <table:table-cell table:style-name="Table4.A2" office:value-type="string">
            <text:p text:style-name="P219"><text:span text:style-name="T40">P</text:span></text:p>
          </table:table-cell>
          <table:table-cell table:style-name="Table4.A2" office:value-type="string">
            <text:p text:style-name="P99"><text:span text:style-name="T13">GETSHGTUNERDY</text:span></text:p>
          </table:table-cell>
          <table:table-cell table:style-name="Table4.A2" office:value-type="string">
            <text:p text:style-name="P99"><text:span text:style-name="T13">None</text:span></text:p>
          </table:table-cell>
          <table:table-cell table:style-name="Table4.A1" office:value-type="string">
            <text:p text:style-name="P62"><text:span text:style-name="T13">Get SHG Ready for</text:span><text:span text:style-name="T21"> </text:span><text:span text:style-name="T13">Tuning state</text:span><text:span text:style-name="T17"> </text:span><text:span text:style-name="T13">and</text:span><text:span text:style-name="T24"> </text:span><text:span text:style-name="T13">left</text:span><text:span text:style-name="T24"> </text:span><text:span text:style-name="T13">time</text:span></text:p>
          </table:table-cell>
          <table:table-cell table:style-name="Table4.E1" office:value-type="string">
            <text:p text:style-name="P63"><text:span text:style-name="T13">1: State [0: SHG Tuning</text:span><text:span text:style-name="T28"> </text:span><text:span text:style-name="T13">w/prerequisites Not</text:span><text:span text:style-name="T21"> </text:span><text:span text:style-name="T13">Ready, 1:SHG Tuning</text:span><text:span text:style-name="T21"> </text:span><text:span text:style-name="T13">w/prerequisites</text:span><text:span text:style-name="T15"> </text:span><text:span text:style-name="T13">Ready]</text:span></text:p>
            <text:p text:style-name="P138"/>
            <text:p text:style-name="P64"><text:span text:style-name="T13">2: # of Hours of laser</text:span><text:span text:style-name="T21"> </text:span><text:span text:style-name="T13">operation left before next</text:span><text:span text:style-name="T28"> </text:span><text:span text:style-name="T13">scheduled</text:span><text:span text:style-name="T26"> </text:span><text:span text:style-name="T13">SHG</text:span><text:span text:style-name="T17"> </text:span><text:span text:style-name="T13">Tuning,</text:span></text:p>
            <text:p text:style-name="P224"><draw:frame draw:style-name="fr1" draw:name="image3.png" text:anchor-type="as-char" svg:width="0.8772in" svg:height="0.1043in" draw:z-index="8"><draw:image xlink:href="Pictures/10000001000000A700000014CABA67853E33177C.png" xlink:type="simple" xlink:show="embed" xlink:actuate="onLoad" draw:mime-type="image/png"/></draw:frame><text:span text:style-name="T69"><text:s/></text:span><draw:g text:anchor-type="as-char" draw:z-index="3" draw:style-name="gr2"><draw:polygon draw:style-name="gr3" draw:text-style-name="P249" svg:width="0.0209in" svg:height="0.1012in" svg:x="0in" svg:y="0in" svg:viewBox="0 0 54 258" draw:points="54,0 0,0 0,25 30,25 30,233 0,233 0,258 54,258 54,233 54,25"><text:p/></draw:polygon></draw:g></text:p>
            <text:p text:style-name="P139"/>
            <text:p text:style-name="P65"><text:span text:style-name="T13">3: # of Seconds of laser</text:span><text:span text:style-name="T21"> </text:span><text:span text:style-name="T13">operation left before end</text:span><text:span text:style-name="T28"> </text:span><text:span text:style-name="T13">of</text:span><text:span text:style-name="T21"> </text:span><text:span text:style-name="T13">warm-up</text:span><text:span text:style-name="T21"> </text:span><text:span text:style-name="T13">at</text:span><text:span text:style-name="T15"> </text:span><text:span text:style-name="T13">actual</text:span><text:span text:style-name="T21"> </text:span><text:span text:style-name="T13">output</text:span><text:span text:style-name="T21"> </text:span><text:span text:style-name="T13">power,</text:span><text:span text:style-name="T24"> </text:span><text:span text:style-name="T13">integer,</text:span></text:p>
            <text:p text:style-name="P93"><text:span text:style-name="T13">[0..65535]</text:span></text:p>
          </table:table-cell>
        </table:table-row>
        <table:table-row table:style-name="Table4.8">
          <table:table-cell table:style-name="Table4.A2" office:value-type="string">
            <text:p text:style-name="P223"><text:span text:style-name="T40">P</text:span></text:p>
          </table:table-cell>
          <table:table-cell table:style-name="Table4.A2" office:value-type="string">
            <text:p text:style-name="P172"><text:span text:style-name="T13">GETSHGTUNESTATE</text:span></text:p>
          </table:table-cell>
          <table:table-cell table:style-name="Table4.A2" office:value-type="string">
            <text:p text:style-name="P172"><text:span text:style-name="T13">None</text:span></text:p>
          </table:table-cell>
          <table:table-cell table:style-name="Table4.A1" office:value-type="string">
            <text:p text:style-name="P66"><text:span text:style-name="T13">Get SHG Tuning state</text:span><text:span text:style-name="T28"> </text:span><text:span text:style-name="T13">and error status</text:span></text:p>
          </table:table-cell>
          <table:table-cell table:style-name="Table4.E1" office:value-type="string">
            <text:p text:style-name="P67"><text:span text:style-name="T13">1: State [0: Tuning OFF,</text:span><text:span text:style-name="T28"> </text:span><text:span text:style-name="T13">1:Tuning Completed,</text:span><text:span text:style-name="T21"> </text:span><text:span text:style-name="T13">2:Tuning Aborted, 3:</text:span><text:span text:style-name="T21"> </text:span><text:span text:style-name="T13">Tuning In</text:span><text:span text:style-name="T17"> </text:span><text:span text:style-name="T13">Progress]</text:span></text:p>
            <text:p text:style-name="P140"/>
            <text:p text:style-name="P68"><text:span text:style-name="T13">2:Error Status Bitmap</text:span><text:span text:style-name="T28"> </text:span><text:span text:style-name="T13">[0..31]</text:span><text:span text:style-name="T23"> </text:span><text:span text:style-name="T13">where:</text:span></text:p>
            <text:p text:style-name="P194"><text:span text:style-name="T13">0:</text:span><text:span text:style-name="T24"> </text:span><text:span text:style-name="T13">No</text:span><text:span text:style-name="T17"> </text:span><text:span text:style-name="T13">Error,</text:span></text:p>
            <text:p text:style-name="P69"><text:span text:style-name="T13">1: Laser not running in</text:span><text:span text:style-name="T36"> </text:span><text:span text:style-name="T13">espected</text:span><text:span text:style-name="T17"> </text:span><text:span text:style-name="T13">state,</text:span></text:p>
            <text:p text:style-name="P70"><text:span text:style-name="T13">2: SHG Temp not set,</text:span><text:span text:style-name="T36"> </text:span><text:span text:style-name="T13">4: SHG Temp not</text:span><text:span text:style-name="T21"> </text:span><text:span text:style-name="T13">stabilized,</text:span></text:p>
            <text:p text:style-name="P71"><text:span text:style-name="T13">8: Output Power not</text:span><text:span text:style-name="T21"> </text:span><text:span text:style-name="T13">stabilized in APC mode</text:span><text:span text:style-name="T28"> </text:span><text:span text:style-name="T13">16: SHG Temp out of</text:span><text:span text:style-name="T21"> </text:span><text:span text:style-name="T13">limits]</text:span></text:p>
            <text:p text:style-name="P72"><text:span text:style-name="T13">32:</text:span><text:span text:style-name="T21"> </text:span><text:span text:style-name="T13">LD</text:span><text:span text:style-name="T24"> </text:span><text:span text:style-name="T13">Current</text:span><text:span text:style-name="T31"> </text:span><text:span text:style-name="T13">not</text:span><text:span text:style-name="T21"> </text:span><text:span text:style-name="T13">stabilized in ACC mode,</text:span><text:span text:style-name="T28"> </text:span><text:span text:style-name="T13">64:</text:span><text:span text:style-name="T21"> </text:span><text:span text:style-name="T13">No</text:span><text:span text:style-name="T17"> </text:span><text:span text:style-name="T13">Power</text:span><text:span text:style-name="T24"> </text:span><text:span text:style-name="T13">Peak</text:span></text:p>
            <text:p text:style-name="P225"><text:span text:style-name="T13">detected</text:span><text:span text:style-name="T15"> </text:span><text:span text:style-name="T13">in</text:span><text:span text:style-name="T15"> </text:span><text:span text:style-name="T13">ACC</text:span><text:span text:style-name="T24"> </text:span><text:span text:style-name="T13">mode</text:span></text:p>
          </table:table-cell>
        </table:table-row>
        <table:table-row table:style-name="Table4.9">
          <table:table-cell table:style-name="Table4.A2" office:value-type="string">
            <text:p text:style-name="P108"><text:span text:style-name="T14">P</text:span></text:p>
          </table:table-cell>
          <table:table-cell table:style-name="Table4.A2" office:value-type="string">
            <text:p text:style-name="P114"><text:span text:style-name="T13">GETSN</text:span></text:p>
          </table:table-cell>
          <table:table-cell table:style-name="Table4.A2" office:value-type="string">
            <text:p text:style-name="P114"><text:span text:style-name="T13">None</text:span></text:p>
          </table:table-cell>
          <table:table-cell table:style-name="Table4.A1" office:value-type="string">
            <text:p text:style-name="P115"><text:span text:style-name="T13">Get laser</text:span><text:span text:style-name="T17"> </text:span><text:span text:style-name="T13">serial</text:span><text:span text:style-name="T24"> </text:span><text:span text:style-name="T13">number</text:span></text:p>
          </table:table-cell>
          <table:table-cell table:style-name="Table4.E1" office:value-type="string">
            <text:p text:style-name="P116"><text:span text:style-name="T13">1: Serial</text:span><text:span text:style-name="T24"> </text:span><text:span text:style-name="T13">#,</text:span><text:span text:style-name="T15"> </text:span><text:span text:style-name="T13">string</text:span></text:p>
          </table:table-cell>
        </table:table-row>
        <table:table-row table:style-name="Table4.10">
          <table:table-cell table:style-name="Table4.A2" office:value-type="string">
            <text:p text:style-name="P183"><text:span text:style-name="T14">P</text:span></text:p>
          </table:table-cell>
          <table:table-cell table:style-name="Table4.A2" office:value-type="string">
            <text:p text:style-name="P185"><text:span text:style-name="T13">GETSTATE</text:span></text:p>
          </table:table-cell>
          <table:table-cell table:style-name="Table4.A2" office:value-type="string">
            <text:p text:style-name="P185"><text:span text:style-name="T13">None</text:span></text:p>
          </table:table-cell>
          <table:table-cell table:style-name="Table4.A1" office:value-type="string">
            <text:p text:style-name="P186"><text:span text:style-name="T13">Get laser</text:span><text:span text:style-name="T17"> </text:span><text:span text:style-name="T13">controller</text:span><text:span text:style-name="T26"> </text:span><text:span text:style-name="T13">state</text:span></text:p>
          </table:table-cell>
          <table:table-cell table:style-name="Table4.E1" office:value-type="string">
            <text:p text:style-name="P188"><text:span text:style-name="T13">1:</text:span><text:span text:style-name="T24"> </text:span><text:span text:style-name="T13">State,</text:span><text:span text:style-name="T24"> </text:span><text:span text:style-name="T13">integer</text:span><text:span text:style-name="T17"> </text:span><text:span text:style-name="T13">[0:Init,</text:span><text:span text:style-name="T17"> </text:span><text:span text:style-name="T13">1:</text:span></text:p>
            <text:p text:style-name="P191"><text:span text:style-name="T13">Normal,</text:span><text:span text:style-name="T21"> </text:span><text:span text:style-name="T13">2:</text:span><text:span text:style-name="T15"> </text:span><text:span text:style-name="T13">ALS]</text:span></text:p>
          </table:table-cell>
        </table:table-row>
        <table:table-row table:style-name="Table4.1">
          <table:table-cell table:style-name="Table4.A2" office:value-type="string">
            <text:p text:style-name="P169"><text:span text:style-name="T14">P</text:span></text:p>
          </table:table-cell>
          <table:table-cell table:style-name="Table4.A2" office:value-type="string">
            <text:p text:style-name="P172"><text:span text:style-name="T13">GETSTATUS</text:span></text:p>
          </table:table-cell>
          <table:table-cell table:style-name="Table4.A2" office:value-type="string">
            <text:p text:style-name="P172"><text:span text:style-name="T13">1: LDD</text:span><text:span text:style-name="T17"> </text:span><text:span text:style-name="T13">Board [1-3]</text:span></text:p>
          </table:table-cell>
          <table:table-cell table:style-name="Table4.A1" office:value-type="string">
            <text:p text:style-name="P228"><text:span text:style-name="T13">Get the State for the</text:span><text:span text:style-name="T28"> </text:span><text:span text:style-name="T13">specified laser diode</text:span><text:span text:style-name="T28"> </text:span><text:span text:style-name="T13">driver</text:span><text:span text:style-name="T24"> </text:span><text:span text:style-name="T13">board</text:span></text:p>
          </table:table-cell>
          <table:table-cell table:style-name="Table4.E1" office:value-type="string">
            <text:p text:style-name="P179"><text:span text:style-name="T13">1: LDD</text:span><text:span text:style-name="T19"> </text:span><text:span text:style-name="T13">Alarms [0..511]</text:span></text:p>
            <text:p text:style-name="P191"><text:span text:style-name="T13">2: LDD</text:span><text:span text:style-name="T15"> </text:span><text:span text:style-name="T13">Faults</text:span><text:span text:style-name="T26"> </text:span><text:span text:style-name="T13">[0..1023]</text:span></text:p>
            <text:p text:style-name="P149"><text:span text:style-name="T13">3: LDD state [0:Init,</text:span><text:span text:style-name="T36"> </text:span><text:span text:style-name="T13">1:Normal, 2:ALS]</text:span></text:p>
          </table:table-cell>
        </table:table-row>
      </table:table>
      <text:p text:style-name="P240"/>
      <table:table table:name="Table5" table:style-name="Table5">
        <table:table-column table:style-name="Table5.A"/>
        <table:table-column table:style-name="Table5.B" table:number-columns-repeated="3"/>
        <table:table-column table:style-name="Table5.E"/>
        <table:table-row table:style-name="Table5.1">
          <table:table-cell table:style-name="Table5.A1" table:number-columns-spanned="4" office:value-type="string">
            <text:p text:style-name="P6"><text:span text:style-name="T2">Command</text:span></text:p>
            <text:p text:style-name="P10"><text:span text:style-name="T13">Outgoing</text:span><text:span text:style-name="T15"> </text:span><text:span text:style-name="T13">request</text:span><text:span text:style-name="T17"> </text:span><text:span text:style-name="T13">submitted</text:span><text:span text:style-name="T19"> </text:span><text:span text:style-name="T13">from</text:span><text:span text:style-name="T17"> </text:span><text:span text:style-name="T13">HyperTerminal</text:span></text:p>
          </table:table-cell>
          <table:covered-table-cell/>
          <table:covered-table-cell/>
          <table:covered-table-cell/>
          <table:table-cell table:style-name="Table5.E1" office:value-type="string">
            <text:p text:style-name="P7"><text:span text:style-name="T2">Reply</text:span></text:p>
            <text:p text:style-name="P11"><text:span text:style-name="T13">Incoming positive</text:span><text:span text:style-name="T21"> </text:span><text:span text:style-name="T13">response</text:span><text:span text:style-name="T17"> </text:span><text:span text:style-name="T13">returned</text:span><text:span text:style-name="T22"> </text:span><text:span text:style-name="T13">by</text:span><text:span text:style-name="T22"> </text:span><text:span text:style-name="T13">the</text:span></text:p>
            <text:p text:style-name="P120"><text:span text:style-name="T13">amplifier</text:span></text:p>
          </table:table-cell>
        </table:table-row>
        <table:table-row table:style-name="Table5.2">
          <table:table-cell table:style-name="Table5.A2" office:value-type="string">
            <text:p text:style-name="P9"><text:span text:style-name="T2">P/T</text:span></text:p>
          </table:table-cell>
          <table:table-cell table:style-name="Table5.A2" office:value-type="string">
            <text:p text:style-name="P6"><text:span text:style-name="T2">Name</text:span></text:p>
          </table:table-cell>
          <table:table-cell table:style-name="Table5.A2" office:value-type="string">
            <text:p text:style-name="P6"><text:span text:style-name="T2">Arguments</text:span></text:p>
          </table:table-cell>
          <table:table-cell table:style-name="Table5.A1" office:value-type="string">
            <text:p text:style-name="P6"><text:span text:style-name="T2">Description</text:span></text:p>
          </table:table-cell>
          <table:table-cell table:style-name="Table5.E1" office:value-type="string">
            <text:p text:style-name="P7"><text:span text:style-name="T2">Arguments</text:span></text:p>
          </table:table-cell>
        </table:table-row>
        <table:table-row table:style-name="Table5.3">
          <table:table-cell table:style-name="Table5.A2" office:value-type="string">
            <text:p text:style-name="P98"><text:span text:style-name="T14">P</text:span></text:p>
          </table:table-cell>
          <table:table-cell table:style-name="Table5.A2" office:value-type="string">
            <text:p text:style-name="P99"><text:span text:style-name="T13">GETTECSETPT</text:span></text:p>
          </table:table-cell>
          <table:table-cell table:style-name="Table5.A2" office:value-type="string">
            <text:p text:style-name="P99"><text:span text:style-name="T13">1: TEC</text:span><text:span text:style-name="T15"> </text:span><text:span text:style-name="T13">driver</text:span><text:span text:style-name="T24"> </text:span><text:span text:style-name="T13">[1-3:</text:span><text:span text:style-name="T15"> </text:span><text:span text:style-name="T13">TEC1-</text:span></text:p>
            <text:p text:style-name="P104"><text:span text:style-name="T13">3, 4:SHG,</text:span><text:span text:style-name="T15"> </text:span><text:span text:style-name="T13">5:TEC5]</text:span></text:p>
          </table:table-cell>
          <table:table-cell table:style-name="Table5.A1" office:value-type="string">
            <text:p text:style-name="P99"><text:span text:style-name="T13">Get</text:span><text:span text:style-name="T15"> </text:span><text:span text:style-name="T13">specified</text:span><text:span text:style-name="T17"> </text:span><text:span text:style-name="T13">TEC driver</text:span></text:p>
            <text:p text:style-name="P104"><text:span text:style-name="T13">temperature</text:span><text:span text:style-name="T17"> </text:span><text:span text:style-name="T13">set</text:span><text:span text:style-name="T24"> </text:span><text:span text:style-name="T13">point</text:span></text:p>
          </table:table-cell>
          <table:table-cell table:style-name="Table5.E1" office:value-type="string">
            <text:p text:style-name="P100"><text:span text:style-name="T13">1:</text:span><text:span text:style-name="T24"> </text:span><text:span text:style-name="T13">Temperature,</text:span><text:span text:style-name="T15"> </text:span><text:span text:style-name="T13">Float,</text:span></text:p>
            <text:p text:style-name="P105"><text:span text:style-name="T13">°Celsius</text:span></text:p>
          </table:table-cell>
        </table:table-row>
        <table:table-row table:style-name="Table5.4">
          <table:table-cell table:style-name="Table5.A2" office:value-type="string">
            <text:p text:style-name="P98"><text:span text:style-name="T14">P</text:span></text:p>
          </table:table-cell>
          <table:table-cell table:style-name="Table5.A2" office:value-type="string">
            <text:p text:style-name="P99"><text:span text:style-name="T13">GETTECSTATE</text:span></text:p>
          </table:table-cell>
          <table:table-cell table:style-name="Table5.A2" office:value-type="string">
            <text:p text:style-name="P99"><text:span text:style-name="T13">1: TEC</text:span><text:span text:style-name="T15"> </text:span><text:span text:style-name="T13">driver</text:span><text:span text:style-name="T24"> </text:span><text:span text:style-name="T13">[1-3:</text:span><text:span text:style-name="T15"> </text:span><text:span text:style-name="T13">TEC1-</text:span></text:p>
            <text:p text:style-name="P73"><text:span text:style-name="T13">3, 4:SHG,</text:span><text:span text:style-name="T15"> </text:span><text:span text:style-name="T13">5:TEC5]</text:span></text:p>
          </table:table-cell>
          <table:table-cell table:style-name="Table5.A1" office:value-type="string">
            <text:p text:style-name="P74"><text:span text:style-name="T13">Get the State for the</text:span><text:span text:style-name="T28"> </text:span><text:span text:style-name="T13">specified</text:span><text:span text:style-name="T37"> </text:span><text:span text:style-name="T13">TEC</text:span><text:span text:style-name="T26"> </text:span><text:span text:style-name="T13">driver</text:span></text:p>
          </table:table-cell>
          <table:table-cell table:style-name="Table5.E1" office:value-type="string">
            <text:p text:style-name="P100"><text:span text:style-name="T13">1:</text:span><text:span text:style-name="T24"> </text:span><text:span text:style-name="T13">State</text:span><text:span text:style-name="T19"> </text:span><text:span text:style-name="T13">[0:</text:span><text:span text:style-name="T15"> </text:span><text:span text:style-name="T13">Off,</text:span><text:span text:style-name="T15"> </text:span><text:span text:style-name="T13">1:On,</text:span><text:span text:style-name="T15"> </text:span><text:span text:style-name="T13">2:</text:span></text:p>
            <text:p text:style-name="P206"><text:span text:style-name="T13">Turning Off, 3:Turning On,</text:span><text:span text:style-name="T28"> </text:span><text:span text:style-name="T13">4:</text:span><text:span text:style-name="T21"> </text:span><text:span text:style-name="T13">Fault]</text:span></text:p>
          </table:table-cell>
        </table:table-row>
        <table:table-row table:style-name="Table5.5">
          <table:table-cell table:style-name="Table5.A2" office:value-type="string">
            <text:p text:style-name="P98"><text:span text:style-name="T14">P</text:span></text:p>
          </table:table-cell>
          <table:table-cell table:style-name="Table5.A2" office:value-type="string">
            <text:p text:style-name="P99"><text:span text:style-name="T13">GETTIMEOP</text:span></text:p>
          </table:table-cell>
          <table:table-cell table:style-name="Table5.A2" office:value-type="string">
            <text:p text:style-name="P99"><text:span text:style-name="T13">None</text:span></text:p>
          </table:table-cell>
          <table:table-cell table:style-name="Table5.A1" office:value-type="string">
            <text:p text:style-name="P21"><text:span text:style-name="T13">Get Time of Operation</text:span><text:span text:style-name="T21"> </text:span><text:span text:style-name="T13">of</text:span><text:span text:style-name="T28"> </text:span><text:span text:style-name="T13">laser</text:span><text:span text:style-name="T24"> </text:span><text:span text:style-name="T13">head</text:span></text:p>
          </table:table-cell>
          <table:table-cell table:style-name="Table5.E1" office:value-type="string">
            <text:p text:style-name="P23"><text:span text:style-name="T13">1: # of Hours, integer</text:span><text:span text:style-name="T28"> </text:span><text:span text:style-name="T13">[0..11930046]</text:span></text:p>
            <text:p text:style-name="P75"><text:span text:style-name="T13">2: # of seconds, integer</text:span><text:span text:style-name="T28"> </text:span><text:span text:style-name="T13">[0..3599]</text:span></text:p>
            <text:p text:style-name="P157"><text:span text:style-name="T13">3: # of msec, integer</text:span><text:span text:style-name="T28"> </text:span><text:span text:style-name="T13">[0.999]</text:span></text:p>
          </table:table-cell>
        </table:table-row>
        <table:table-row table:style-name="Table5.6">
          <table:table-cell table:style-name="Table5.A2" office:value-type="string">
            <text:p text:style-name="P229"><text:span text:style-name="T14">P</text:span></text:p>
          </table:table-cell>
          <table:table-cell table:style-name="Table5.A2" office:value-type="string">
            <text:p text:style-name="P230"><text:span text:style-name="T13">GETTIMEOPCTRL</text:span></text:p>
          </table:table-cell>
          <table:table-cell table:style-name="Table5.A2" office:value-type="string">
            <text:p text:style-name="P230"><text:span text:style-name="T13">None</text:span></text:p>
          </table:table-cell>
          <table:table-cell table:style-name="Table5.A1" office:value-type="string">
            <text:p text:style-name="P230"><text:span text:style-name="T13">Get Time of</text:span><text:span text:style-name="T15"> </text:span><text:span text:style-name="T13">Operation</text:span><text:span text:style-name="T38"> </text:span><text:span text:style-name="T13">of</text:span></text:p>
            <text:p text:style-name="P73"><text:span text:style-name="T13">laser</text:span><text:span text:style-name="T26"> </text:span><text:span text:style-name="T13">controller</text:span></text:p>
          </table:table-cell>
          <table:table-cell table:style-name="Table5.E1" office:value-type="string">
            <text:p text:style-name="P231"><text:span text:style-name="T13">1:</text:span><text:span text:style-name="T24"> </text:span><text:span text:style-name="T13">#</text:span><text:span text:style-name="T24"> </text:span><text:span text:style-name="T13">of Hours, integer</text:span></text:p>
            <text:p text:style-name="P17"><text:span text:style-name="T13">[0..11930046]</text:span></text:p>
            <text:p text:style-name="P75"><text:span text:style-name="T13">2: # of seconds, integer</text:span><text:span text:style-name="T28"> </text:span><text:span text:style-name="T13">[0..3599]</text:span></text:p>
            <text:p text:style-name="P157"><text:span text:style-name="T13">3: # of msec, integer</text:span><text:span text:style-name="T28"> </text:span><text:span text:style-name="T13">[0.999]</text:span></text:p>
          </table:table-cell>
        </table:table-row>
        <table:table-row table:style-name="Table5.7">
          <table:table-cell table:style-name="Table5.A2" office:value-type="string">
            <text:p text:style-name="P169"><text:span text:style-name="T14">P</text:span></text:p>
          </table:table-cell>
          <table:table-cell table:style-name="Table5.A2" office:value-type="string">
            <text:p text:style-name="P172"><text:span text:style-name="T13">LASERSTATE</text:span></text:p>
            <text:p text:style-name="P136"/>
            <text:p text:style-name="P21"><text:span text:style-name="T30">Only</text:span><text:span text:style-name="T25"> </text:span><text:span text:style-name="T30">for</text:span><text:span text:style-name="T18"> </text:span><text:span text:style-name="T30">VFL MOPA</text:span></text:p>
          </table:table-cell>
          <table:table-cell table:style-name="Table5.A2" office:value-type="string">
            <text:p text:style-name="P128"><text:span text:style-name="T13">1: Laser Stage [1: Seed,</text:span><text:span text:style-name="T36"> </text:span><text:span text:style-name="T13">2:PreAmp,</text:span><text:span text:style-name="T15"> </text:span><text:span text:style-name="T13">3:Booster]</text:span></text:p>
          </table:table-cell>
          <table:table-cell table:style-name="Table5.A1" office:value-type="string">
            <text:p text:style-name="P129"><text:span text:style-name="T13">Get specified laser stage</text:span><text:span text:style-name="T28"> </text:span><text:span text:style-name="T13">actual</text:span><text:span text:style-name="T15"> </text:span><text:span text:style-name="T13">state</text:span><text:span text:style-name="T17"> </text:span><text:span text:style-name="T13">flag</text:span></text:p>
          </table:table-cell>
          <table:table-cell table:style-name="Table5.E1" office:value-type="string">
            <text:p text:style-name="P179"><text:span text:style-name="T13">1:</text:span><text:span text:style-name="T31"> </text:span><text:span text:style-name="T13">Flag</text:span><text:span text:style-name="T17"> </text:span><text:span text:style-name="T13">[0</text:span><text:span text:style-name="T15"> </text:span><text:span text:style-name="T13">:</text:span><text:span text:style-name="T24"> </text:span><text:span text:style-name="T13">Output</text:span><text:span text:style-name="T24"> </text:span><text:span text:style-name="T13">not</text:span><text:span text:style-name="T24"> </text:span><text:span text:style-name="T13">OK</text:span></text:p>
            <text:p text:style-name="P191"><text:span text:style-name="T13">, 1</text:span><text:span text:style-name="T26"> </text:span><text:span text:style-name="T13">:</text:span><text:span text:style-name="T21"> </text:span><text:span text:style-name="T13">Output</text:span><text:span text:style-name="T15"> </text:span><text:span text:style-name="T13">OK]</text:span></text:p>
          </table:table-cell>
        </table:table-row>
        <table:table-row table:style-name="Table5.8">
          <table:table-cell table:style-name="Table5.A2" office:value-type="string">
            <text:p text:style-name="P98"><text:span text:style-name="T14">P</text:span></text:p>
          </table:table-cell>
          <table:table-cell table:style-name="Table5.A2" office:value-type="string">
            <text:p text:style-name="P99"><text:span text:style-name="T13">LDCURRENT</text:span></text:p>
          </table:table-cell>
          <table:table-cell table:style-name="Table5.A2" office:value-type="string">
            <text:p text:style-name="P99"><text:span text:style-name="T13">1:</text:span><text:span text:style-name="T21"> </text:span><text:span text:style-name="T13">LD pump</text:span><text:span text:style-name="T26"> </text:span><text:span text:style-name="T13">[1-3]</text:span></text:p>
          </table:table-cell>
          <table:table-cell table:style-name="Table5.A1" office:value-type="string">
            <text:p text:style-name="P101"><text:span text:style-name="T13">Get</text:span><text:span text:style-name="T24"> </text:span><text:span text:style-name="T13">specified</text:span><text:span text:style-name="T15"> </text:span><text:span text:style-name="T13">laser diode</text:span></text:p>
            <text:p text:style-name="P106"><text:span text:style-name="T13">actual</text:span><text:span text:style-name="T17"> </text:span><text:span text:style-name="T13">current</text:span></text:p>
          </table:table-cell>
          <table:table-cell table:style-name="Table5.E1" office:value-type="string">
            <text:p text:style-name="P100"><text:span text:style-name="T13">1: Current,</text:span><text:span text:style-name="T15"> </text:span><text:span text:style-name="T13">integer,</text:span></text:p>
            <text:p text:style-name="P107"><text:span text:style-name="T13">mA</text:span></text:p>
          </table:table-cell>
        </table:table-row>
        <table:table-row table:style-name="Table5.2">
          <table:table-cell table:style-name="Table5.A2" office:value-type="string">
            <text:p text:style-name="P98"><text:span text:style-name="T14">P</text:span></text:p>
          </table:table-cell>
          <table:table-cell table:style-name="Table5.A2" office:value-type="string">
            <text:p text:style-name="P99"><text:span text:style-name="T13">LDTEMP</text:span></text:p>
          </table:table-cell>
          <table:table-cell table:style-name="Table5.A2" office:value-type="string">
            <text:p text:style-name="P99"><text:span text:style-name="T13">1: LD</text:span><text:span text:style-name="T24"> </text:span><text:span text:style-name="T13">pump</text:span><text:span text:style-name="T26"> </text:span><text:span text:style-name="T13">[1: LD1]</text:span></text:p>
          </table:table-cell>
          <table:table-cell table:style-name="Table5.A1" office:value-type="string">
            <text:p text:style-name="P101"><text:span text:style-name="T13">Get</text:span><text:span text:style-name="T24"> </text:span><text:span text:style-name="T13">specified</text:span><text:span text:style-name="T15"> </text:span><text:span text:style-name="T13">laser diode</text:span></text:p>
            <text:p text:style-name="P119"><text:span text:style-name="T13">actual</text:span><text:span text:style-name="T26"> </text:span><text:span text:style-name="T13">case</text:span><text:span text:style-name="T26"> </text:span><text:span text:style-name="T13">temperature</text:span></text:p>
          </table:table-cell>
          <table:table-cell table:style-name="Table5.E1" office:value-type="string">
            <text:p text:style-name="P100"><text:span text:style-name="T13">1:</text:span><text:span text:style-name="T24"> </text:span><text:span text:style-name="T13">Temperature,</text:span><text:span text:style-name="T15"> </text:span><text:span text:style-name="T13">Float,</text:span></text:p>
            <text:p text:style-name="P120"><text:span text:style-name="T13">°Celsius</text:span></text:p>
          </table:table-cell>
        </table:table-row>
        <table:table-row table:style-name="Table5.10">
          <table:table-cell table:style-name="Table5.A2" office:value-type="string">
            <text:p text:style-name="P108"><text:span text:style-name="T14">P</text:span></text:p>
          </table:table-cell>
          <table:table-cell table:style-name="Table5.A2" office:value-type="string">
            <text:p text:style-name="P114"><text:span text:style-name="T13">NOOPERATION</text:span></text:p>
          </table:table-cell>
          <table:table-cell table:style-name="Table5.A2" office:value-type="string">
            <text:p text:style-name="P114"><text:span text:style-name="T13">None</text:span></text:p>
          </table:table-cell>
          <table:table-cell table:style-name="Table5.A1" office:value-type="string">
            <text:p text:style-name="P115"><text:span text:style-name="T13">Do nothing</text:span><text:span text:style-name="T21"> </text:span><text:span text:style-name="T13">.</text:span></text:p>
          </table:table-cell>
          <table:table-cell table:style-name="Table5.E1" office:value-type="string">
            <text:p text:style-name="P116"><text:span text:style-name="T13">None</text:span></text:p>
          </table:table-cell>
        </table:table-row>
        <table:table-row table:style-name="Table5.4">
          <table:table-cell table:style-name="Table5.A2" office:value-type="string">
            <text:p text:style-name="P98"><text:span text:style-name="T14">P</text:span></text:p>
          </table:table-cell>
          <table:table-cell table:style-name="Table5.A2" office:value-type="string">
            <text:p text:style-name="P99"><text:span text:style-name="T13">POWER</text:span></text:p>
          </table:table-cell>
          <table:table-cell table:style-name="Table5.A2" office:value-type="string">
            <text:p text:style-name="P99"><text:span text:style-name="T13">1: Power INDEX</text:span></text:p>
            <text:p text:style-name="P21"><text:span text:style-name="T13">[0:Output,</text:span><text:span text:style-name="T15"> </text:span><text:span text:style-name="T13">1-3: LD1-3]</text:span></text:p>
          </table:table-cell>
          <table:table-cell table:style-name="Table5.A1" office:value-type="string">
            <text:p text:style-name="P76"><text:span text:style-name="T13">Get laser monitored</text:span><text:span text:style-name="T28"> </text:span><text:span text:style-name="T13">powers</text:span></text:p>
          </table:table-cell>
          <table:table-cell table:style-name="Table5.E1" office:value-type="string">
            <text:p text:style-name="P77"><text:span text:style-name="T13">1: Power, float,</text:span><text:span text:style-name="T28"> </text:span><text:span text:style-name="T13">mW</text:span></text:p>
          </table:table-cell>
        </table:table-row>
        <table:table-row table:style-name="Table5.8">
          <table:table-cell table:style-name="Table5.A2" office:value-type="string">
            <text:p text:style-name="P169"><text:span text:style-name="T14">P</text:span></text:p>
          </table:table-cell>
          <table:table-cell table:style-name="Table5.A2" office:value-type="string">
            <text:p text:style-name="P172"><text:span text:style-name="T13">POWERENABLE</text:span></text:p>
          </table:table-cell>
          <table:table-cell table:style-name="Table5.A2" office:value-type="string">
            <text:p text:style-name="P172"><text:span text:style-name="T13">1:Mode,</text:span><text:span text:style-name="T24"> </text:span><text:span text:style-name="T13">integer,[</text:span><text:span text:style-name="T24"> </text:span><text:span text:style-name="T13">0:</text:span><text:span text:style-name="T17"> </text:span><text:span text:style-name="T13">ACC,</text:span></text:p>
            <text:p text:style-name="P95"><text:span text:style-name="T13">1: APC]</text:span></text:p>
          </table:table-cell>
          <table:table-cell table:style-name="Table5.A1" office:value-type="string">
            <text:p text:style-name="P172"><text:span text:style-name="T13">Set</text:span><text:span text:style-name="T24"> </text:span><text:span text:style-name="T13">laser</text:span><text:span text:style-name="T15"> </text:span><text:span text:style-name="T13">mode</text:span></text:p>
          </table:table-cell>
          <table:table-cell table:style-name="Table5.E1" office:value-type="string">
            <text:p text:style-name="P173"><text:span text:style-name="T13">None</text:span></text:p>
          </table:table-cell>
        </table:table-row>
        <table:table-row table:style-name="Table5.1">
          <table:table-cell table:style-name="Table5.A2" office:value-type="string">
            <text:p text:style-name="P169"><text:span text:style-name="T14">P</text:span></text:p>
          </table:table-cell>
          <table:table-cell table:style-name="Table5.A2" office:value-type="string">
            <text:p text:style-name="P172"><text:span text:style-name="T13">RSTEFF</text:span></text:p>
            <text:p text:style-name="P135"/>
            <text:p text:style-name="P145"><text:span text:style-name="T30">(For Laser with OutPwr</text:span><text:span text:style-name="T28"> </text:span><text:span text:style-name="T30">Efficiency</text:span><text:span text:style-name="T27"> </text:span><text:span text:style-name="T30">Protection.)</text:span></text:p>
          </table:table-cell>
          <table:table-cell table:style-name="Table5.A2" office:value-type="string">
            <text:p text:style-name="P172"><text:span text:style-name="T13">None</text:span></text:p>
          </table:table-cell>
          <table:table-cell table:style-name="Table5.A1" office:value-type="string">
            <text:p text:style-name="P78"><text:span text:style-name="T39">Reset</text:span><text:span text:style-name="T51"> </text:span><text:span text:style-name="T39">Laser</text:span><text:span text:style-name="T48"> </text:span><text:span text:style-name="T39">Efficiency</text:span><text:span text:style-name="T46"> </text:span><text:span text:style-name="T39">Last</text:span><text:span text:style-name="T41"> </text:span><text:span text:style-name="T39">and</text:span><text:span text:style-name="T47"> </text:span><text:span text:style-name="T39">Min</text:span><text:span text:style-name="T44"> </text:span><text:span text:style-name="T39">Eff.</text:span><text:span text:style-name="T44"> </text:span><text:span text:style-name="T39">Check</text:span><text:span text:style-name="T46"> </text:span><text:span text:style-name="T39">stats.</text:span></text:p>
          </table:table-cell>
          <table:table-cell table:style-name="Table5.E1" office:value-type="string">
            <text:p text:style-name="P173"><text:span text:style-name="T13">None</text:span></text:p>
          </table:table-cell>
        </table:table-row>
        <table:table-row table:style-name="Table5.2">
          <table:table-cell table:style-name="Table5.A2" office:value-type="string">
            <text:p text:style-name="P169"><text:span text:style-name="T14">P</text:span></text:p>
          </table:table-cell>
          <table:table-cell table:style-name="Table5.A2" office:value-type="string">
            <text:p text:style-name="P172"><text:span text:style-name="T13">SAVEALL</text:span></text:p>
          </table:table-cell>
          <table:table-cell table:style-name="Table5.A2" office:value-type="string">
            <text:p text:style-name="P172"><text:span text:style-name="T13">None</text:span><text:span text:style-name="T17"> </text:span><text:span text:style-name="T13">or</text:span><text:span text:style-name="T24"> </text:span><text:span text:style-name="T13">1:[0]</text:span></text:p>
          </table:table-cell>
          <table:table-cell table:style-name="Table5.A1" office:value-type="string">
            <text:p text:style-name="P174"><text:span text:style-name="T13">Save actual</text:span><text:span text:style-name="T15"> </text:span><text:span text:style-name="T13">settings</text:span><text:span text:style-name="T24"> </text:span><text:span text:style-name="T13">in</text:span></text:p>
            <text:p text:style-name="P226"><text:span text:style-name="T13">non-volatile</text:span><text:span text:style-name="T26"> </text:span><text:span text:style-name="T13">memory</text:span></text:p>
          </table:table-cell>
          <table:table-cell table:style-name="Table5.E1" office:value-type="string">
            <text:p text:style-name="P173"><text:span text:style-name="T13">None</text:span></text:p>
          </table:table-cell>
        </table:table-row>
        <table:table-row table:style-name="Table5.5">
          <table:table-cell table:style-name="Table5.A2" office:value-type="string">
            <text:p text:style-name="P183"><text:span text:style-name="T14">P</text:span></text:p>
          </table:table-cell>
          <table:table-cell table:style-name="Table5.A2" office:value-type="string">
            <text:p text:style-name="P185"><text:span text:style-name="T13">SETCASETHR</text:span></text:p>
          </table:table-cell>
          <table:table-cell table:style-name="Table5.A2" office:value-type="string">
            <text:p text:style-name="P189"><text:span text:style-name="T13">1: LDD</text:span><text:span text:style-name="T17"> </text:span><text:span text:style-name="T13">Board [1-3]</text:span></text:p>
            <text:p text:style-name="P195"><text:span text:style-name="T13">2: Low</text:span><text:span text:style-name="T26"> </text:span><text:span text:style-name="T13">Temperature,</text:span><text:span text:style-name="T34"> </text:span><text:span text:style-name="T13">float</text:span></text:p>
            <text:p text:style-name="P73"><text:span text:style-name="T13">°Celsius</text:span></text:p>
            <text:p text:style-name="P30"><text:span text:style-name="T13">3: High</text:span><text:span text:style-name="T21"> </text:span><text:span text:style-name="T13">Temperature,</text:span><text:span text:style-name="T36"> </text:span><text:span text:style-name="T13">float</text:span><text:span text:style-name="T33"> </text:span><text:span text:style-name="T13">°Celsius</text:span></text:p>
          </table:table-cell>
          <table:table-cell table:style-name="Table5.A1" office:value-type="string">
            <text:p text:style-name="P79"><text:span text:style-name="T13">Set laser diode Case</text:span><text:span text:style-name="T21"> </text:span><text:span text:style-name="T13">Index and Case</text:span><text:span text:style-name="T21"> </text:span><text:span text:style-name="T13">Temperature thresholds</text:span><text:span text:style-name="T28"> </text:span><text:span text:style-name="T13">to generate</text:span><text:span text:style-name="T21"> </text:span><text:span text:style-name="T13">alarm</text:span></text:p>
          </table:table-cell>
          <table:table-cell table:style-name="Table5.E1" office:value-type="string">
            <text:p text:style-name="P187"><text:span text:style-name="T13">None</text:span></text:p>
          </table:table-cell>
        </table:table-row>
        <table:table-row table:style-name="Table5.16">
          <table:table-cell table:style-name="Table5.A2" office:value-type="string">
            <text:p text:style-name="P183"><text:span text:style-name="T14">P</text:span></text:p>
          </table:table-cell>
          <table:table-cell table:style-name="Table5.A2" office:value-type="string">
            <text:p text:style-name="P185"><text:span text:style-name="T13">SETLDCUR</text:span></text:p>
          </table:table-cell>
          <table:table-cell table:style-name="Table5.A2" office:value-type="string">
            <text:p text:style-name="P189"><text:span text:style-name="T13">1:</text:span><text:span text:style-name="T21"> </text:span><text:span text:style-name="T13">LD pump</text:span><text:span text:style-name="T26"> </text:span><text:span text:style-name="T13">[1-3]</text:span></text:p>
            <text:p text:style-name="P195"><text:span text:style-name="T13">2: Current,</text:span><text:span text:style-name="T17"> </text:span><text:span text:style-name="T13">integer,</text:span><text:span text:style-name="T26"> </text:span><text:span text:style-name="T13">mA</text:span></text:p>
          </table:table-cell>
          <table:table-cell table:style-name="Table5.A1" office:value-type="string">
            <text:p text:style-name="P130"><text:span text:style-name="T13">Set specified laser diode</text:span><text:span text:style-name="T36"> </text:span><text:span text:style-name="T13">current</text:span><text:span text:style-name="T15"> </text:span><text:span text:style-name="T13">set</text:span><text:span text:style-name="T15"> </text:span><text:span text:style-name="T13">point</text:span><text:span text:style-name="T24"> </text:span><text:span text:style-name="T13">when</text:span></text:p>
            <text:p text:style-name="P94"><text:span text:style-name="T13">laser</text:span><text:span text:style-name="T21"> </text:span><text:span text:style-name="T13">in</text:span><text:span text:style-name="T26"> </text:span><text:span text:style-name="T13">manual</text:span><text:span text:style-name="T24"> </text:span><text:span text:style-name="T13">mode</text:span></text:p>
          </table:table-cell>
          <table:table-cell table:style-name="Table5.E1" office:value-type="string">
            <text:p text:style-name="P187"><text:span text:style-name="T13">None</text:span></text:p>
          </table:table-cell>
        </table:table-row>
        <table:table-row table:style-name="Table5.4">
          <table:table-cell table:style-name="Table5.A2" office:value-type="string">
            <text:p text:style-name="P169"><text:span text:style-name="T14">P</text:span></text:p>
          </table:table-cell>
          <table:table-cell table:style-name="Table5.A2" office:value-type="string">
            <text:p text:style-name="P172"><text:span text:style-name="T13">SETLDENABLE</text:span></text:p>
          </table:table-cell>
          <table:table-cell table:style-name="Table5.A2" office:value-type="string">
            <text:p text:style-name="P80"><text:span text:style-name="T13">1: Flag [0: Disable, 1:</text:span><text:span text:style-name="T28"> </text:span><text:span text:style-name="T13">Enable]</text:span></text:p>
          </table:table-cell>
          <table:table-cell table:style-name="Table5.A1" office:value-type="string">
            <text:p text:style-name="P81"><text:span text:style-name="T13">Set</text:span><text:span text:style-name="T22"> </text:span><text:span text:style-name="T13">laser</text:span><text:span text:style-name="T32"> </text:span><text:span text:style-name="T13">software</text:span><text:span text:style-name="T26"> </text:span><text:span text:style-name="T13">enable</text:span><text:span text:style-name="T28"> </text:span><text:span text:style-name="T13">flag value</text:span></text:p>
          </table:table-cell>
          <table:table-cell table:style-name="Table5.E1" office:value-type="string">
            <text:p text:style-name="P173"><text:span text:style-name="T13">None</text:span></text:p>
          </table:table-cell>
        </table:table-row>
        <table:table-row table:style-name="Table5.5">
          <table:table-cell table:style-name="Table5.A2" office:value-type="string">
            <text:p text:style-name="P169"><text:span text:style-name="T14">P</text:span></text:p>
          </table:table-cell>
          <table:table-cell table:style-name="Table5.A2" office:value-type="string">
            <text:p text:style-name="P172"><text:span text:style-name="T13">SETLOOLIM</text:span></text:p>
          </table:table-cell>
          <table:table-cell table:style-name="Table5.A2" office:value-type="string">
            <text:p text:style-name="P82"><text:span text:style-name="T13">1: Low power, Float, dB</text:span><text:span text:style-name="T28"> </text:span><text:span text:style-name="T13">2: High</text:span><text:span text:style-name="T26"> </text:span><text:span text:style-name="T13">Power</text:span><text:span text:style-name="T24"> </text:span><text:span text:style-name="T13">Float,</text:span><text:span text:style-name="T15"> </text:span><text:span text:style-name="T13">dB</text:span></text:p>
          </table:table-cell>
          <table:table-cell table:style-name="Table5.A1" office:value-type="string">
            <text:p text:style-name="P83"><text:span text:style-name="T13">Set the Low and High</text:span><text:span text:style-name="T21"> </text:span><text:span text:style-name="T13">power difference relative</text:span><text:span text:style-name="T36"> </text:span><text:span text:style-name="T13">to the output power set</text:span><text:span text:style-name="T21"> </text:span><text:span text:style-name="T13">point (In APC mode to</text:span><text:span text:style-name="T21"> </text:span><text:span text:style-name="T13">declare</text:span><text:span text:style-name="T24"> </text:span><text:span text:style-name="T13">the</text:span><text:span text:style-name="T17"> </text:span><text:span text:style-name="T13">LOS</text:span><text:span text:style-name="T24"> </text:span><text:span text:style-name="T13">output</text:span></text:p>
            <text:p text:style-name="P227"><text:span text:style-name="T13">Alarm</text:span></text:p>
          </table:table-cell>
          <table:table-cell table:style-name="Table5.E1" office:value-type="string">
            <text:p text:style-name="P173"><text:span text:style-name="T13">None</text:span></text:p>
          </table:table-cell>
        </table:table-row>
      </table:table>
      <text:p text:style-name="P241"/>
      <table:table table:name="Table6" table:style-name="Table6">
        <table:table-column table:style-name="Table6.A"/>
        <table:table-column table:style-name="Table6.B" table:number-columns-repeated="3"/>
        <table:table-column table:style-name="Table6.E"/>
        <table:table-row table:style-name="Table6.1">
          <table:table-cell table:style-name="Table6.A1" table:number-columns-spanned="4" office:value-type="string">
            <text:p text:style-name="P6"><text:span text:style-name="T2">Command</text:span></text:p>
            <text:p text:style-name="P10"><text:span text:style-name="T13">Outgoing</text:span><text:span text:style-name="T15"> </text:span><text:span text:style-name="T13">request</text:span><text:span text:style-name="T17"> </text:span><text:span text:style-name="T13">submitted</text:span><text:span text:style-name="T19"> </text:span><text:span text:style-name="T13">from</text:span><text:span text:style-name="T17"> </text:span><text:span text:style-name="T13">HyperTerminal</text:span></text:p>
          </table:table-cell>
          <table:covered-table-cell/>
          <table:covered-table-cell/>
          <table:covered-table-cell/>
          <table:table-cell table:style-name="Table6.E1" office:value-type="string">
            <text:p text:style-name="P7"><text:span text:style-name="T2">Reply</text:span></text:p>
            <text:p text:style-name="P11"><text:span text:style-name="T13">Incoming positive</text:span><text:span text:style-name="T21"> </text:span><text:span text:style-name="T13">response</text:span><text:span text:style-name="T17"> </text:span><text:span text:style-name="T13">returned</text:span><text:span text:style-name="T22"> </text:span><text:span text:style-name="T13">by</text:span><text:span text:style-name="T22"> </text:span><text:span text:style-name="T13">the</text:span></text:p>
            <text:p text:style-name="P120"><text:span text:style-name="T13">amplifier</text:span></text:p>
          </table:table-cell>
        </table:table-row>
        <table:table-row table:style-name="Table6.2">
          <table:table-cell table:style-name="Table6.A2" office:value-type="string">
            <text:p text:style-name="P9"><text:span text:style-name="T2">P/T</text:span></text:p>
          </table:table-cell>
          <table:table-cell table:style-name="Table6.A2" office:value-type="string">
            <text:p text:style-name="P6"><text:span text:style-name="T2">Name</text:span></text:p>
          </table:table-cell>
          <table:table-cell table:style-name="Table6.A2" office:value-type="string">
            <text:p text:style-name="P6"><text:span text:style-name="T2">Arguments</text:span></text:p>
          </table:table-cell>
          <table:table-cell table:style-name="Table6.A1" office:value-type="string">
            <text:p text:style-name="P6"><text:span text:style-name="T2">Description</text:span></text:p>
          </table:table-cell>
          <table:table-cell table:style-name="Table6.E1" office:value-type="string">
            <text:p text:style-name="P7"><text:span text:style-name="T2">Arguments</text:span></text:p>
          </table:table-cell>
        </table:table-row>
        <table:table-row table:style-name="Table6.3">
          <table:table-cell table:style-name="Table6.A2" office:value-type="string">
            <text:p text:style-name="P98"><text:span text:style-name="T14">P</text:span></text:p>
          </table:table-cell>
          <table:table-cell table:style-name="Table6.A2" office:value-type="string">
            <text:p text:style-name="P99"><text:span text:style-name="T13">SETLOOLIMPC</text:span></text:p>
          </table:table-cell>
          <table:table-cell table:style-name="Table6.A2" office:value-type="string">
            <text:p text:style-name="P84"><text:span text:style-name="T13">1: Low power, Float, %</text:span><text:span text:style-name="T28"> </text:span><text:span text:style-name="T13">2:</text:span><text:span text:style-name="T15"> </text:span><text:span text:style-name="T13">High</text:span><text:span text:style-name="T19"> </text:span><text:span text:style-name="T13">Power</text:span><text:span text:style-name="T17"> </text:span><text:span text:style-name="T13">Float,</text:span><text:span text:style-name="T26"> </text:span><text:span text:style-name="T13">%</text:span></text:p>
          </table:table-cell>
          <table:table-cell table:style-name="Table6.A1" office:value-type="string">
            <text:p text:style-name="P83"><text:span text:style-name="T13">Set the Low and High</text:span><text:span text:style-name="T21"> </text:span><text:span text:style-name="T13">power difference relative</text:span><text:span text:style-name="T36"> </text:span><text:span text:style-name="T13">to the output power set</text:span><text:span text:style-name="T21"> </text:span><text:span text:style-name="T13">point (In APC mode to</text:span><text:span text:style-name="T21"> </text:span><text:span text:style-name="T13">declare</text:span><text:span text:style-name="T24"> </text:span><text:span text:style-name="T13">the</text:span><text:span text:style-name="T17"> </text:span><text:span text:style-name="T13">LOS</text:span><text:span text:style-name="T24"> </text:span><text:span text:style-name="T13">output</text:span></text:p>
            <text:p text:style-name="P94"><text:span text:style-name="T13">Alarm</text:span></text:p>
          </table:table-cell>
          <table:table-cell table:style-name="Table6.E1" office:value-type="string">
            <text:p text:style-name="P100"><text:span text:style-name="T13">None</text:span></text:p>
          </table:table-cell>
        </table:table-row>
        <table:table-row table:style-name="Table6.4">
          <table:table-cell table:style-name="Table6.A2" office:value-type="string">
            <text:p text:style-name="P169"><text:span text:style-name="T14">P</text:span></text:p>
          </table:table-cell>
          <table:table-cell table:style-name="Table6.A2" office:value-type="string">
            <text:p text:style-name="P172"><text:span text:style-name="T13">SETPOWER</text:span></text:p>
          </table:table-cell>
          <table:table-cell table:style-name="Table6.A2" office:value-type="string">
            <text:p text:style-name="P177"><text:span text:style-name="T13">1:</text:span><text:span text:style-name="T31"> </text:span><text:span text:style-name="T13">0</text:span></text:p>
            <text:p text:style-name="P158"><text:span text:style-name="T13">2: Power, float,</text:span><text:span text:style-name="T28"> </text:span><text:span text:style-name="T13">mW</text:span></text:p>
          </table:table-cell>
          <table:table-cell table:style-name="Table6.A1" office:value-type="string">
            <text:p text:style-name="P131"><text:span text:style-name="T13">Set laser output power set</text:span><text:span text:style-name="T36"> </text:span><text:span text:style-name="T13">point</text:span><text:span text:style-name="T31"> </text:span><text:span text:style-name="T13">in</text:span><text:span text:style-name="T17"> </text:span><text:span text:style-name="T13">APC</text:span><text:span text:style-name="T15"> </text:span><text:span text:style-name="T13">mode</text:span></text:p>
          </table:table-cell>
          <table:table-cell table:style-name="Table6.E1" office:value-type="string">
            <text:p text:style-name="P173"><text:span text:style-name="T13">None</text:span></text:p>
          </table:table-cell>
        </table:table-row>
        <table:table-row table:style-name="Table6.3">
          <table:table-cell table:style-name="Table6.A2" office:value-type="string">
            <text:p text:style-name="P219"><text:span text:style-name="T40">P</text:span></text:p>
          </table:table-cell>
          <table:table-cell table:style-name="Table6.A2" office:value-type="string">
            <text:p text:style-name="P99"><text:span text:style-name="T13">SETSHGCMD</text:span></text:p>
          </table:table-cell>
          <table:table-cell table:style-name="Table6.A2" office:value-type="string">
            <text:p text:style-name="P85"><text:span text:style-name="T13">1: SHG Command</text:span><text:span text:style-name="T21"> </text:span><text:span text:style-name="T13">[1:Initiate SHG Tuning</text:span><text:span text:style-name="T21"> </text:span><text:span text:style-name="T13">w/prerequisites, 2: Abort</text:span><text:span text:style-name="T36"> </text:span><text:span text:style-name="T13">SHG</text:span><text:span text:style-name="T15"> </text:span><text:span text:style-name="T13">Tuning,</text:span><text:span text:style-name="T24"> </text:span><text:span text:style-name="T13">99:</text:span><text:span text:style-name="T17"> </text:span><text:span text:style-name="T13">Initiate</text:span></text:p>
            <text:p text:style-name="P209"><text:span text:style-name="T13">SHG Tuning w/out</text:span><text:span text:style-name="T36"> </text:span><text:span text:style-name="T13">prerequisites]</text:span></text:p>
          </table:table-cell>
          <table:table-cell table:style-name="Table6.A1" office:value-type="string">
            <text:p text:style-name="P99"><text:span text:style-name="T13">Set</text:span><text:span text:style-name="T24"> </text:span><text:span text:style-name="T13">SHG</text:span><text:span text:style-name="T24"> </text:span><text:span text:style-name="T13">command</text:span></text:p>
          </table:table-cell>
          <table:table-cell table:style-name="Table6.E1" office:value-type="string">
            <text:p text:style-name="P100"><text:span text:style-name="T13">None</text:span></text:p>
          </table:table-cell>
        </table:table-row>
        <table:table-row table:style-name="Table6.6">
          <table:table-cell table:style-name="Table6.A2" office:value-type="string">
            <text:p text:style-name="P218"><text:span text:style-name="T14">P</text:span></text:p>
          </table:table-cell>
          <table:table-cell table:style-name="Table6.A2" office:value-type="string">
            <text:p text:style-name="P220"><text:span text:style-name="T13">SETSHGTEMP</text:span></text:p>
          </table:table-cell>
          <table:table-cell table:style-name="Table6.A2" office:value-type="string">
            <text:p text:style-name="P220"><text:span text:style-name="T13">1: Float,</text:span><text:span text:style-name="T17"> </text:span><text:span text:style-name="T13">°Celsius</text:span></text:p>
          </table:table-cell>
          <table:table-cell table:style-name="Table6.A1" office:value-type="string">
            <text:p text:style-name="P220"><text:span text:style-name="T13">Set</text:span><text:span text:style-name="T24"> </text:span><text:span text:style-name="T13">SHG</text:span><text:span text:style-name="T24"> </text:span><text:span text:style-name="T13">sensor</text:span></text:p>
            <text:p text:style-name="P95"><text:span text:style-name="T13">temperature</text:span><text:span text:style-name="T26"> </text:span><text:span text:style-name="T13">set</text:span><text:span text:style-name="T15"> </text:span><text:span text:style-name="T13">point</text:span></text:p>
          </table:table-cell>
          <table:table-cell table:style-name="Table6.E1" office:value-type="string">
            <text:p text:style-name="P221"><text:span text:style-name="T13">None</text:span></text:p>
          </table:table-cell>
        </table:table-row>
        <table:table-row table:style-name="Table6.7">
          <table:table-cell table:style-name="Table6.A2" office:value-type="string">
            <text:p text:style-name="P108"><text:span text:style-name="T14">P</text:span></text:p>
          </table:table-cell>
          <table:table-cell table:style-name="Table6.A2" office:value-type="string">
            <text:p text:style-name="P114"><text:span text:style-name="T13">SHAI</text:span></text:p>
          </table:table-cell>
          <table:table-cell table:style-name="Table6.A2" office:value-type="string">
            <text:p text:style-name="P114"><text:span text:style-name="T13">None</text:span></text:p>
          </table:table-cell>
          <table:table-cell table:style-name="Table6.A1" office:value-type="string">
            <text:p text:style-name="P114"><text:span text:style-name="T13">Show</text:span><text:span text:style-name="T26"> </text:span><text:span text:style-name="T13">analog input</text:span><text:span text:style-name="T24"> </text:span><text:span text:style-name="T13">signals</text:span></text:p>
          </table:table-cell>
          <table:table-cell table:style-name="Table6.E1" office:value-type="string">
            <text:p text:style-name="P232"/>
          </table:table-cell>
        </table:table-row>
        <table:table-row table:style-name="Table6.7">
          <table:table-cell table:style-name="Table6.A2" office:value-type="string">
            <text:p text:style-name="P108"><text:span text:style-name="T14">P</text:span></text:p>
          </table:table-cell>
          <table:table-cell table:style-name="Table6.A2" office:value-type="string">
            <text:p text:style-name="P114"><text:span text:style-name="T13">SHALR</text:span></text:p>
          </table:table-cell>
          <table:table-cell table:style-name="Table6.A2" office:value-type="string">
            <text:p text:style-name="P114"><text:span text:style-name="T13">None</text:span></text:p>
          </table:table-cell>
          <table:table-cell table:style-name="Table6.A1" office:value-type="string">
            <text:p text:style-name="P115"><text:span text:style-name="T13">Show</text:span><text:span text:style-name="T15"> </text:span><text:span text:style-name="T13">alarms</text:span></text:p>
          </table:table-cell>
          <table:table-cell table:style-name="Table6.E1" office:value-type="string">
            <text:p text:style-name="P232"/>
          </table:table-cell>
        </table:table-row>
        <table:table-row table:style-name="Table6.7">
          <table:table-cell table:style-name="Table6.A2" office:value-type="string">
            <text:p text:style-name="P108"><text:span text:style-name="T14">P</text:span></text:p>
          </table:table-cell>
          <table:table-cell table:style-name="Table6.A2" office:value-type="string">
            <text:p text:style-name="P114"><text:span text:style-name="T13">SHFAULT</text:span></text:p>
          </table:table-cell>
          <table:table-cell table:style-name="Table6.A2" office:value-type="string">
            <text:p text:style-name="P114"><text:span text:style-name="T13">None</text:span></text:p>
          </table:table-cell>
          <table:table-cell table:style-name="Table6.A1" office:value-type="string">
            <text:p text:style-name="P115"><text:span text:style-name="T13">Show</text:span><text:span text:style-name="T24"> </text:span><text:span text:style-name="T13">faults</text:span></text:p>
          </table:table-cell>
          <table:table-cell table:style-name="Table6.E1" office:value-type="string">
            <text:p text:style-name="P232"/>
          </table:table-cell>
        </table:table-row>
        <table:table-row table:style-name="Table6.10">
          <table:table-cell table:style-name="Table6.A2" office:value-type="string">
            <text:p text:style-name="P98"><text:span text:style-name="T14">P</text:span></text:p>
          </table:table-cell>
          <table:table-cell table:style-name="Table6.A2" office:value-type="string">
            <text:p text:style-name="P99"><text:span text:style-name="T13">SHGTEMP</text:span></text:p>
          </table:table-cell>
          <table:table-cell table:style-name="Table6.A2" office:value-type="string">
            <text:p text:style-name="P99"><text:span text:style-name="T13">None</text:span></text:p>
          </table:table-cell>
          <table:table-cell table:style-name="Table6.A1" office:value-type="string">
            <text:p text:style-name="P101"><text:span text:style-name="T13">Get</text:span><text:span text:style-name="T24"> </text:span><text:span text:style-name="T13">SHG sensor</text:span><text:span text:style-name="T21"> </text:span><text:span text:style-name="T13">actual</text:span></text:p>
            <text:p text:style-name="P106"><text:span text:style-name="T13">temperature</text:span></text:p>
          </table:table-cell>
          <table:table-cell table:style-name="Table6.E1" office:value-type="string">
            <text:p text:style-name="P100"><text:span text:style-name="T13">1: Float,</text:span><text:span text:style-name="T17"> </text:span><text:span text:style-name="T13">°Celsius</text:span></text:p>
          </table:table-cell>
        </table:table-row>
        <table:table-row table:style-name="Table6.2">
          <table:table-cell table:style-name="Table6.A2" office:value-type="string">
            <text:p text:style-name="P98"><text:span text:style-name="T14">P</text:span></text:p>
          </table:table-cell>
          <table:table-cell table:style-name="Table6.A2" office:value-type="string">
            <text:p text:style-name="P99"><text:span text:style-name="T13">SHLASER</text:span></text:p>
          </table:table-cell>
          <table:table-cell table:style-name="Table6.A2" office:value-type="string">
            <text:p text:style-name="P99"><text:span text:style-name="T13">None</text:span></text:p>
          </table:table-cell>
          <table:table-cell table:style-name="Table6.A1" office:value-type="string">
            <text:p text:style-name="P101"><text:span text:style-name="T13">Show</text:span><text:span text:style-name="T17"> </text:span><text:span text:style-name="T13">Laser</text:span><text:span text:style-name="T24"> </text:span><text:span text:style-name="T13">settings</text:span><text:span text:style-name="T21"> </text:span><text:span text:style-name="T13">and</text:span></text:p>
            <text:p text:style-name="P94"><text:span text:style-name="T13">measurements</text:span></text:p>
          </table:table-cell>
          <table:table-cell table:style-name="Table6.E1" office:value-type="string">
            <text:p text:style-name="P233"/>
          </table:table-cell>
        </table:table-row>
        <table:table-row table:style-name="Table6.12">
          <table:table-cell table:style-name="Table6.A2" office:value-type="string">
            <text:p text:style-name="P169"><text:span text:style-name="T14">P</text:span></text:p>
          </table:table-cell>
          <table:table-cell table:style-name="Table6.A2" office:value-type="string">
            <text:p text:style-name="P172"><text:span text:style-name="T13">TECCURRENT</text:span></text:p>
          </table:table-cell>
          <table:table-cell table:style-name="Table6.A2" office:value-type="string">
            <text:p text:style-name="P177"><text:span text:style-name="T13">1: TEC</text:span><text:span text:style-name="T15"> </text:span><text:span text:style-name="T13">driver</text:span><text:span text:style-name="T24"> </text:span><text:span text:style-name="T13">[1-3:</text:span><text:span text:style-name="T15"> </text:span><text:span text:style-name="T13">TEC1-</text:span></text:p>
            <text:p text:style-name="P119"><text:span text:style-name="T13">3, 4:SHG,</text:span><text:span text:style-name="T15"> </text:span><text:span text:style-name="T13">5:TEC5]</text:span></text:p>
          </table:table-cell>
          <table:table-cell table:style-name="Table6.A1" office:value-type="string">
            <text:p text:style-name="P177"><text:span text:style-name="T13">Get</text:span><text:span text:style-name="T15"> </text:span><text:span text:style-name="T13">specified</text:span><text:span text:style-name="T17"> </text:span><text:span text:style-name="T13">TEC driver</text:span></text:p>
            <text:p text:style-name="P119"><text:span text:style-name="T13">actual</text:span><text:span text:style-name="T17"> </text:span><text:span text:style-name="T13">current</text:span></text:p>
          </table:table-cell>
          <table:table-cell table:style-name="Table6.E1" office:value-type="string">
            <text:p text:style-name="P179"><text:span text:style-name="T13">1: Current,</text:span><text:span text:style-name="T15"> </text:span><text:span text:style-name="T13">integer,</text:span></text:p>
            <text:p text:style-name="P121"><text:span text:style-name="T13">mA</text:span></text:p>
          </table:table-cell>
        </table:table-row>
        <table:table-row table:style-name="Table6.2">
          <table:table-cell table:style-name="Table6.A2" office:value-type="string">
            <text:p text:style-name="P98"><text:span text:style-name="T14">P</text:span></text:p>
          </table:table-cell>
          <table:table-cell table:style-name="Table6.A2" office:value-type="string">
            <text:p text:style-name="P99"><text:span text:style-name="T13">TECTEMP</text:span></text:p>
          </table:table-cell>
          <table:table-cell table:style-name="Table6.A2" office:value-type="string">
            <text:p text:style-name="P99"><text:span text:style-name="T13">1: TEC</text:span><text:span text:style-name="T15"> </text:span><text:span text:style-name="T13">driver</text:span><text:span text:style-name="T24"> </text:span><text:span text:style-name="T13">[1-3:</text:span><text:span text:style-name="T15"> </text:span><text:span text:style-name="T13">TEC1-</text:span></text:p>
            <text:p text:style-name="P95"><text:span text:style-name="T13">3, 4:SHG,</text:span><text:span text:style-name="T15"> </text:span><text:span text:style-name="T13">5:TEC5]</text:span></text:p>
          </table:table-cell>
          <table:table-cell table:style-name="Table6.A1" office:value-type="string">
            <text:p text:style-name="P99"><text:span text:style-name="T13">Get</text:span><text:span text:style-name="T15"> </text:span><text:span text:style-name="T13">specified</text:span><text:span text:style-name="T17"> </text:span><text:span text:style-name="T13">TEC</text:span><text:span text:style-name="T17"> </text:span><text:span text:style-name="T13">sensor</text:span></text:p>
            <text:p text:style-name="P95"><text:span text:style-name="T13">actual</text:span><text:span text:style-name="T17"> </text:span><text:span text:style-name="T13">temperature</text:span></text:p>
          </table:table-cell>
          <table:table-cell table:style-name="Table6.E1" office:value-type="string">
            <text:p text:style-name="P100"><text:span text:style-name="T13">1: Float,</text:span><text:span text:style-name="T17"> </text:span><text:span text:style-name="T13">°Celsius</text:span></text:p>
          </table:table-cell>
        </table:table-row>
        <table:table-row table:style-name="Table6.4">
          <table:table-cell table:style-name="Table6.A2" office:value-type="string">
            <text:p text:style-name="P169"><text:span text:style-name="T14">P</text:span></text:p>
          </table:table-cell>
          <table:table-cell table:style-name="Table6.A2" office:value-type="string">
            <text:p text:style-name="P172"><text:span text:style-name="T13">VCCMON</text:span></text:p>
          </table:table-cell>
          <table:table-cell table:style-name="Table6.A2" office:value-type="string">
            <text:p text:style-name="P172"><text:span text:style-name="T13">1:</text:span><text:span text:style-name="T21"> </text:span><text:span text:style-name="T13">LD</text:span><text:span text:style-name="T24"> </text:span><text:span text:style-name="T13">pump</text:span><text:span text:style-name="T17"> </text:span><text:span text:style-name="T13">[1]</text:span></text:p>
            <text:p text:style-name="P150"><text:span text:style-name="T24">2:VCC </text:span><text:span text:style-name="T13">index[1:12Volt</text:span><text:span text:style-name="T28"> </text:span><text:span text:style-name="T13">VCC,</text:span><text:span text:style-name="T21"> </text:span><text:span text:style-name="T13">2:5Volt</text:span><text:span text:style-name="T15"> </text:span><text:span text:style-name="T13">VCC]</text:span></text:p>
          </table:table-cell>
          <table:table-cell table:style-name="Table6.A1" office:value-type="string">
            <text:p text:style-name="P86"><text:span text:style-name="T13">Get the specified VCC</text:span><text:span text:style-name="T36"> </text:span><text:span text:style-name="T13">voltage</text:span></text:p>
          </table:table-cell>
          <table:table-cell table:style-name="Table6.E1" office:value-type="string">
            <text:p text:style-name="P173"><text:span text:style-name="T13">1: Voltage,</text:span><text:span text:style-name="T17"> </text:span><text:span text:style-name="T13">float,</text:span><text:span text:style-name="T17"> </text:span><text:span text:style-name="T13">Volt</text:span></text:p>
          </table:table-cell>
        </table:table-row>
      </table:table>
      <text:p text:style-name="P234"/>
      <text:p text:style-name="P246"><text:span text:style-name="T55"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13"><text:span text:style-name="T2"/></text:p>
          </table:table-cell>
          <table:table-cell table:style-name="Table8.A1" office:value-type="string">
            <text:p text:style-name="P118"><text:span text:style-name="T2"/></text:p>
          </table:table-cell>
          <table:table-cell table:style-name="Table8.A1" office:value-type="string">
            <text:p text:style-name="P118"><text:span text:style-name="T2"/></text:p>
          </table:table-cell>
        </table:table-row>
        <table:table-row table:style-name="Table8.2">
          <table:table-cell table:style-name="Table8.A1" office:value-type="string">
            <text:p text:style-name="P170"><text:span text:style-name="T14"/></text:p>
          </table:table-cell>
          <table:table-cell table:style-name="Table8.A1" office:value-type="string">
            <text:p text:style-name="P87"><text:span text:style-name="T13"/></text:p>
          </table:table-cell>
          <table:table-cell table:style-name="Table8.A1" office:value-type="string">
            <text:p text:style-name="P90"><text:span text:style-name="T13"/></text:p>
          </table:table-cell>
        </table:table-row>
        <table:table-row table:style-name="Table8.3">
          <table:table-cell table:style-name="Table8.A1" office:value-type="string">
            <text:p text:style-name="P213"><text:span text:style-name="T14"/></text:p>
          </table:table-cell>
          <table:table-cell table:style-name="Table8.A1" office:value-type="string">
            <text:p text:style-name="P88"><text:span text:style-name="T13"/></text:p>
          </table:table-cell>
          <table:table-cell table:style-name="Table8.A1" office:value-type="string">
            <text:p text:style-name="P175"><text:span text:style-name="T30"/></text:p>
          </table:table-cell>
        </table:table-row>
        <table:table-row table:style-name="Table8.2">
          <table:table-cell table:style-name="Table8.A1" office:value-type="string">
            <text:p text:style-name="P170"><text:span text:style-name="T14"/></text:p>
          </table:table-cell>
          <table:table-cell table:style-name="Table8.A1" office:value-type="string">
            <text:p text:style-name="P89"><text:span text:style-name="T13"/></text:p>
          </table:table-cell>
          <table:table-cell table:style-name="Table8.A1" office:value-type="string">
            <text:p text:style-name="P91"><text:span text:style-name="T13"/></text:p>
          </table:table-cell>
        </table:table-row>
        <table:table-row table:style-name="Table8.5">
          <table:table-cell table:style-name="Table8.A1" office:value-type="string">
            <text:p text:style-name="P184"><text:span text:style-name="T14"/></text:p>
          </table:table-cell>
          <table:table-cell table:style-name="Table8.A1" office:value-type="string">
            <text:p text:style-name="P89"><text:span text:style-name="T13"/></text:p>
          </table:table-cell>
          <table:table-cell table:style-name="Table8.A1" office:value-type="string">
            <text:p text:style-name="P91"><text:span text:style-name="T13"/></text:p>
          </table:table-cell>
        </table:table-row>
        <table:table-row table:style-name="Table8.2">
          <table:table-cell table:style-name="Table8.A1" office:value-type="string">
            <text:p text:style-name="P171"><text:span text:style-name="T13"/></text:p>
          </table:table-cell>
          <table:table-cell table:style-name="Table8.A1" office:value-type="string">
            <text:p text:style-name="P87"><text:span text:style-name="T13"/></text:p>
          </table:table-cell>
          <table:table-cell table:style-name="Table8.A1" office:value-type="string">
            <text:p text:style-name="P90"><text:span text:style-name="T13"/></text:p>
          </table:table-cell>
        </table:table-row>
        <table:table-row table:style-name="Table8.2">
          <table:table-cell table:style-name="Table8.A1" office:value-type="string">
            <text:p text:style-name="P171"><text:span text:style-name="T13"/></text:p>
          </table:table-cell>
          <table:table-cell table:style-name="Table8.A1" office:value-type="string">
            <text:p text:style-name="P87"><text:span text:style-name="T13"/></text:p>
          </table:table-cell>
          <table:table-cell table:style-name="Table8.A1" office:value-type="string">
            <text:p text:style-name="P90"><text:span text:style-name="T13"/></text:p>
          </table:table-cell>
        </table:table-row>
        <table:table-row table:style-name="Table8.2">
          <table:table-cell table:style-name="Table8.A1" office:value-type="string">
            <text:p text:style-name="P171"><text:span text:style-name="T13"/></text:p>
          </table:table-cell>
          <table:table-cell table:style-name="Table8.A1" office:value-type="string">
            <text:p text:style-name="P87"><text:span text:style-name="T13"/></text:p>
          </table:table-cell>
          <table:table-cell table:style-name="Table8.A1" office:value-type="string">
            <text:p text:style-name="P90"><text:span text:style-name="T13"/></text:p>
          </table:table-cell>
        </table:table-row>
        <table:table-row table:style-name="Table8.2">
          <table:table-cell table:style-name="Table8.A1" office:value-type="string">
            <text:p text:style-name="P171"><text:span text:style-name="T13"/></text:p>
          </table:table-cell>
          <table:table-cell table:style-name="Table8.A1" office:value-type="string">
            <text:p text:style-name="P87"><text:span text:style-name="T13"/></text:p>
          </table:table-cell>
          <table:table-cell table:style-name="Table8.A1" office:value-type="string">
            <text:p text:style-name="P92"><text:span text:style-name="T30"/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writing-mode="lr-tb"/>
      <style:text-properties style:font-name="Arial MT" fo:font-family="'Arial MT'" style:font-family-generic="roman" style:font-pitch="variable" fo:language="en" fo:country="U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 MT" fo:font-family="'Arial MT'" style:font-family-generic="roman" style:font-pitch="variable" fo:font-size="10pt" fo:language="en" fo:country="US" style:font-name-asian="Arial MT1" style:font-family-asian="'Arial MT'" style:font-family-generic-asian="system" style:font-pitch-asian="variable" style:font-size-asian="10pt" style:language-asian="en" style:country-asian="US" style:font-name-complex="Arial MT1" style:font-family-complex="'Arial MT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4835in" fo:margin-right="0in" fo:margin-top="0.0638in" fo:margin-bottom="0in" style:contextual-spacing="false" fo:text-indent="-0.4008in" style:auto-text-indent="false"/>
      <style:text-properties style:font-name="Arial" fo:font-family="Arial" style:font-family-generic="roman" style:font-pitch="variable" fo:font-size="11pt" fo:language="en" fo:country="US" fo:font-weight="bold" style:font-name-asian="Arial1" style:font-family-asian="Arial" style:font-family-generic-asian="system" style:font-pitch-asian="variable" style:font-size-asian="11pt" style:language-asian="en" style:country-asian="US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5827in" fo:margin-right="0in" fo:text-indent="-0.5in" style:auto-text-indent="false"/>
      <style:text-properties style:font-name="Arial MT" fo:font-family="'Arial MT'" style:font-family-generic="roman" style:font-pitch="variable" fo:language="en" fo:country="U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048in" fo:margin-right="0in" fo:text-indent="0in" style:auto-text-indent="false"/>
      <style:text-properties style:font-name="Arial MT" fo:font-family="'Arial MT'" style:font-family-generic="roman" style:font-pitch="variable" fo:language="en" fo:country="U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language="en" fo:country="US" style:language-asian="en" style:country-asian="US" style:language-complex="ar" style:country-complex="SA"/>
    </style:style>
    <style:style style:name="ListLabel_20_2" style:display-name="ListLabel 2" style:family="text">
      <style:text-properties style:font-name="Arial" fo:font-family="Arial" style:font-family-generic="roman" style:font-pitch="variable" fo:font-size="12pt" fo:language="en" fo:country="US" fo:font-weight="bold" style:font-name-asian="Arial1" style:font-family-asian="Arial" style:font-family-generic-asian="system" style:font-pitch-asian="variable" style:font-size-asian="12pt" style:language-asian="en" style:country-asian="US" style:font-weight-asian="bold" style:font-name-complex="Arial1" style:font-family-complex="Arial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3" style:display-name="ListLabel 3" style:family="text">
      <style:text-properties style:font-name="Arial MT" fo:font-family="'Arial MT'" style:font-family-generic="roman" style:font-pitch="variable" fo:font-size="10pt" fo:letter-spacing="-0.0016in" fo:language="en" fo:country="US" style:font-name-asian="Arial MT1" style:font-family-asian="'Arial MT'" style:font-family-generic-asian="system" style:font-pitch-asian="variable" style:font-size-asian="10pt" style:language-asian="en" style:country-asian="US" style:font-name-complex="Arial MT1" style:font-family-complex="'Arial MT'" style:font-family-generic-complex="system" style:font-pitch-complex="variable" style:font-size-complex="10pt" style:language-complex="ar" style:country-complex="SA" style:text-scale="99%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1" text:start-value="6">
        <style:list-level-properties text:list-level-position-and-space-mode="label-alignment">
          <style:list-level-label-alignment text:label-followed-by="listtab" fo:text-indent="-0.4in" fo:margin-left="0.4835in"/>
        </style:list-level-properties>
      </text:list-level-style-number>
      <text:list-level-style-number text:level="2" text:style-name="ListLabel_20_2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4in" fo:margin-left="0.4835in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827in"/>
        </style:list-level-properties>
      </text:list-level-style-number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5in" fo:margin-left="1.8728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5in" fo:margin-left="2.5181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5in" fo:margin-left="3.1634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5in" fo:margin-left="3.8083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5in" fo:margin-left="4.4535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5in" fo:margin-left="5.098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</style:style>
    <style:style style:name="MP2" style:family="paragraph">
      <loext:graphic-properties draw:fill="solid" draw:fill-color="#000000"/>
      <style:paragraph-properties fo:text-align="center"/>
    </style:style>
    <style:style style:name="Mgr1" style:family="graphic">
      <style:graphic-properties draw:stroke="none" svg:stroke-width="0in" draw:fill="solid" draw:fill-color="#000000" draw:textarea-horizontal-align="center" draw:textarea-vertical-align="top" draw:auto-grow-height="false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4984in" fo:margin-bottom="0.7165in" fo:margin-left="0.9165in" fo:margin-right="1.194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272in" fo:margin-left="0in" fo:margin-right="0in" fo:margin-bottom="0.5874in" style:dynamic-spacing="true"/>
      </style:header-style>
      <style:footer-style>
        <style:header-footer-properties fo:min-height="0.1307in" fo:margin-left="0in" fo:margin-right="0in" fo:margin-top="0.0917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.1252in" fo:margin-bottom="0.8472in" fo:margin-left="0.9165in" fo:margin-right="1.194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4984in" fo:margin-bottom="0.7165in" fo:margin-left="0.9165in" fo:margin-right="1.1945in" style:writing-mode="lr-tb" style:layout-grid-color="#c0c0c0" style:layout-grid-lines="2271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272in" fo:margin-left="0in" fo:margin-right="0in" fo:margin-bottom="0.5874in" style:dynamic-spacing="true"/>
      </style:header-style>
      <style:footer-style>
        <style:header-footer-properties fo:min-height="0.2138in" fo:margin-left="0in" fo:margin-right="0in" fo:margin-top="0.1752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0.4984in" fo:margin-bottom="0.7165in" fo:margin-left="0.9165in" fo:margin-right="1.1945in" style:writing-mode="lr-tb" style:layout-grid-color="#c0c0c0" style:layout-grid-lines="229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272in" fo:margin-left="0in" fo:margin-right="0in" fo:margin-bottom="0.5874in" style:dynamic-spacing="true"/>
      </style:header-style>
      <style:footer-style>
        <style:header-footer-properties fo:min-height="0.1307in" fo:margin-left="0in" fo:margin-right="0in" fo:margin-top="0.0917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><draw:rect text:anchor-type="char" draw:z-index="0" draw:style-name="Mgr1" draw:text-style-name="MP2" svg:width="6.2921in" svg:height="0.0217in" svg:x="0.9799in" svg:y="10.0016in"><text:p/></draw:rect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1"/>
      </style:header>
      <style:footer>
        <text:p text:style-name="MP1"><draw:rect text:anchor-type="char" draw:z-index="1" draw:style-name="Mgr1" draw:text-style-name="MP2" svg:width="6.2921in" svg:height="0.0217in" svg:x="0.9799in" svg:y="10.0016in"><text:p/></draw:rect></text:p>
      </style:footer>
    </style:master-page>
    <style:master-page style:name="Converted2" style:page-layout-name="Mpm3" draw:style-name="Mdp1">
      <style:header>
        <text:p text:style-name="MP1"/>
      </style:header>
      <style:footer>
        <text:p text:style-name="MP1"><draw:rect text:anchor-type="char" draw:z-index="2" draw:style-name="Mgr1" draw:text-style-name="MP2" svg:width="6.2921in" svg:height="0.0217in" svg:x="0.9799in" svg:y="10.0016in"><text:p/></draw:rect></text:p>
      </style:footer>
    </style:master-page>
    <style:master-page style:name="Converted3" style:page-layout-name="Mpm3" draw:style-name="Mdp1">
      <style:header>
        <text:p text:style-name="MP1"/>
      </style:header>
      <style:footer>
        <text:p text:style-name="MP1"><draw:rect text:anchor-type="char" draw:z-index="4" draw:style-name="Mgr1" draw:text-style-name="MP2" svg:width="6.2921in" svg:height="0.0217in" svg:x="0.9799in" svg:y="10.0016in"><text:p/></draw:rect></text:p>
      </style:footer>
    </style:master-page>
    <style:master-page style:name="Converted4" style:page-layout-name="Mpm3" draw:style-name="Mdp1">
      <style:header>
        <text:p text:style-name="MP1"/>
      </style:header>
      <style:footer>
        <text:p text:style-name="MP1"><draw:rect text:anchor-type="char" draw:z-index="5" draw:style-name="Mgr1" draw:text-style-name="MP2" svg:width="6.2921in" svg:height="0.0217in" svg:x="0.9799in" svg:y="10.0016in"><text:p/></draw:rect></text:p>
      </style:footer>
    </style:master-page>
    <style:master-page style:name="Converted5" style:page-layout-name="Mpm4" draw:style-name="Mdp1">
      <style:header>
        <text:p text:style-name="MP1"/>
      </style:header>
      <style:footer>
        <text:p text:style-name="MP1"><draw:rect text:anchor-type="char" draw:z-index="6" draw:style-name="Mgr1" draw:text-style-name="MP2" svg:width="6.2921in" svg:height="0.0217in" svg:x="0.9799in" svg:y="10.0016in"><text:p/></draw:rec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abri</meta:initial-creator>
    <dc:title>DOC04384R6 VFL Firmware and Serial Interface.pdf</dc:title>
    <meta:creation-date>2023-03-16T02:17:34</meta:creation-date>
    <dc:date>2023-03-15T18:26:18.301000000</dc:date>
    <meta:editing-duration>PT2M42S</meta:editing-duration>
    <meta:generator>LibreOffice/7.4.2.3$Windows_X86_64 LibreOffice_project/382eef1f22670f7f4118c8c2dd222ec7ad009daf</meta:generator>
    <meta:editing-cycles>1</meta:editing-cycles>
    <meta:document-statistic meta:table-count="7" meta:image-count="2" meta:object-count="0" meta:page-count="6" meta:paragraph-count="559" meta:word-count="1859" meta:character-count="10614" meta:non-whitespace-character-count="9311"/>
    <meta:user-defined meta:name="AppVersion">12.0000</meta:user-defined>
    <meta:user-defined meta:name="Created" meta:value-type="date">2023-03-15T00:00:00</meta:user-defined>
    <meta:user-defined meta:name="LastSaved" meta:value-type="date">2023-03-16T00:00:00</meta:user-defined>
    <meta:template xlink:type="simple" xlink:actuate="onRequest" xlink:title="Normal" xlink:href=""/>
  </office:meta>
</office:document-meta>
</file>